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634in"/>
    </style:style>
    <style:style style:name="co3" style:family="table-column">
      <style:table-column-properties fo:break-before="auto" style:column-width="0.961in"/>
    </style:style>
    <style:style style:name="co4" style:family="table-column">
      <style:table-column-properties fo:break-before="auto" style:column-width="1.4307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1.1028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5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raw_dat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?s35 <text:s/>&lt;worksAt&gt; <text:s/>?o35 <text:s/>?s35 <text:s/>&lt;created&gt; <text:s/>?o35 <text:s text:c="2"/>=&gt; ?s35 <text:s/>&lt;isKnownFor&gt; <text:s/>?o35 <text:s/>Support: 7.494585162220296E-6 Confidence: 1.0 Improved confidence: 1.0 Head coverage: 7.494585162220296E-6 Predictiveness: 0.0 Improved Predictiveness: 0.0 Std. Improved Predictiveness: 0.0 Cardinality: 3 Counting on variable: ?o35 Body size: 3</text:p>
          </table:table-cell>
          <table:table-cell/>
        </table:table-row>
        <table:table-row table:style-name="ro1">
          <table:table-cell office:value-type="string">
            <text:p>?s28 <text:s/>&lt;isLeaderOf&gt; <text:s/>?o74 <text:s/>?o74 <text:s/>&lt;isPoliticianOf&gt; <text:s/>?o28 <text:s text:c="2"/>=&gt; ?s28 <text:s/>&lt;isPoliticianOf&gt; <text:s/>?o28 <text:s/>Support: 4.252351550407375E-6 Confidence: 1.0 Improved confidence: 1.0 Head coverage: 0.0013698630136986301 Predictiveness: 0.0 Improved Predictiveness: 0.0 Std. Improved Predictiveness: 0.0 Cardinality: 2 Counting on variable: ?s28 Body size: 2</text:p>
          </table:table-cell>
          <table:table-cell/>
        </table:table-row>
        <table:table-row table:style-name="ro1">
          <table:table-cell office:value-type="string">
            <text:p>?s62 <text:s/>&lt;dealsWith&gt; <text:s/>?o21 <text:s/>?s21 <text:s/>&lt;dealsWith&gt; <text:s/>?s62 <text:s text:c="2"/>=&gt; ?s21 <text:s/>&lt;dealsWith&gt; <text:s/>?o21 <text:s/>Support: 2.2962698372199826E-4 Confidence: 0.907563025210084 Improved confidence: 0.907563025210084 Head coverage: 0.8852459016393442 Predictiveness: 0.0 Improved Predictiveness: 0.0 Std. Improved Predictiveness: 0.0 Cardinality: 108 Counting on variable: ?s21 Body size: 119</text:p>
          </table:table-cell>
          <table:table-cell/>
        </table:table-row>
        <table:table-row table:style-name="ro1">
          <table:table-cell office:value-type="string">
            <text:p>?o21 <text:s/>&lt;dealsWith&gt; <text:s/>?o62 <text:s/>?s21 <text:s/>&lt;dealsWith&gt; <text:s/>?o62 <text:s text:c="2"/>=&gt; ?s21 <text:s/>&lt;dealsWith&gt; <text:s/>?o21 <text:s/>Support: 2.2962698372199826E-4 Confidence: 0.8852459016393442 Improved confidence: 0.8852459016393442 Head coverage: 0.8852459016393442 Predictiveness: 0.0 Improved Predictiveness: 0.0 Std. Improved Predictiveness: 0.0 Cardinality: 108 Counting on variable: ?s21 Body size: 122</text:p>
          </table:table-cell>
          <table:table-cell/>
        </table:table-row>
        <table:table-row table:style-name="ro1">
          <table:table-cell office:value-type="string">
            <text:p>?s737 <text:s/>&lt;diedIn&gt; <text:s/>?s18 <text:s/>?s737 <text:s/>&lt;isPoliticianOf&gt; <text:s/>?o18 <text:s text:c="2"/>=&gt; ?s18 <text:s/>&lt;isLocatedIn&gt; <text:s/>?o18 <text:s/>Support: 4.507492643431818E-4 Confidence: 0.7851851851851852 Improved confidence: 0.8548387096774194 Head coverage: 0.0010038924509181827 Predictiveness: 0.08148148148148149 Improved Predictiveness: 0.06965352449223418 Std. Improved Predictiveness: 0.06397805212620028 Cardinality: 212 Counting on variable: ?s18 Body size: 270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&lt;Everett,_Washington&gt;/&lt;isLocatedIn&gt;/&lt;Minnesot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s_Angeles&gt;/&lt;isLocatedIn&gt;/&lt;Califor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ng_Beach,_Californi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reenville,_Mississippi&gt;/&lt;isLocatedIn&gt;/&lt;Kentuck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ss_Christian,_Mississippi&gt;/&lt;isLocatedIn&gt;/&lt;Louis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uadalajara,_Jalisco&gt;/&lt;isLocatedIn&gt;/&lt;Califor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obile,_Alabama&gt;/&lt;isLocatedIn&gt;/&lt;Alabam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lbuquerque,_New_Mexico&gt;/&lt;isLocatedIn&gt;/&lt;New_Mexi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everly_Hills,_Californi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_City&gt;/&lt;isLocatedIn&gt;/&lt;Louis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oulan,_Georgia&gt;/&lt;isLocatedIn&gt;/&lt;Michig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Orange,_New_Jersey&gt;/&lt;isLocatedIn&gt;/&lt;New_Jerse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Michig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Uta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Minnesot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Illino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Alabam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Oklahom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South_Dakot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orth_Dakot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Louis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Rhode_Is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Ar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Kentuck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Tex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ew_Mexic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Tennesse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Ohi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ew_Jerse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Wisconsi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Wyomin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dison,_Wisconsin&gt;/&lt;isLocatedIn&gt;/&lt;Wisconsi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loucester,_Massachusetts&gt;/&lt;isLocatedIn&gt;/&lt;Ohi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issoula,_Montana&gt;/&lt;isLocatedIn&gt;/&lt;Monta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eno,_Nevada&gt;/&lt;isLocatedIn&gt;/&lt;Neva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owa_City,_Iowa&gt;/&lt;isLocatedIn&gt;/&lt;Ohi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polis&gt;/&lt;isLocatedIn&gt;/&lt;Kentuck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ndianapolis&gt;/&lt;isLocatedIn&gt;/&lt;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ulfport,_Mississippi&gt;/&lt;isLocatedIn&gt;/&lt;Missour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ortland,_Oregon&gt;/&lt;isLocatedIn&gt;/&lt;Orego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ubuque,_Iowa&gt;/&lt;isLocatedIn&gt;/&lt;South_Dakota&gt;</text:p>
          </table:table-cell>
        </table:table-row>
        <table:table-row table:style-name="ro1">
          <table:table-cell office:value-type="string">
            <text:p>?s81 <text:s/>&lt;hasChild&gt; <text:s/>?s23 <text:s/>?s81 <text:s/>&lt;worksAt&gt; <text:s/>?o23 <text:s text:c="2"/>=&gt; ?s23 <text:s/>&lt;graduatedFrom&gt; <text:s/>?o23 <text:s/>Support: 4.252351550407375E-6 Confidence: 0.6666666666666666 Improved confidence: 1.0 Head coverage: 1.6842105263157895E-4 Predictiveness: 0.33333333333333337 Improved Predictiveness: 0.33333333333333337 Std. Improved Predictiveness: 0.22222222222222224 Cardinality: 2 Counting on variable: ?s23 Body size: 3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Elisabeth_Gilman&gt;/&lt;graduatedFrom&gt;/&lt;Yale_College&gt;</text:p>
          </table:table-cell>
        </table:table-row>
        <table:table-row table:style-name="ro1">
          <table:table-cell office:value-type="string">
            <text:p>?s9 <text:s/>&lt;wasBornIn&gt; <text:s/>?o9 <text:s/>?s9 <text:s/>&lt;isCitizenOf&gt; <text:s/>?o9 <text:s text:c="2"/>=&gt; ?s9 <text:s/>&lt;livesIn&gt; <text:s/>?o9 <text:s/>Support: 8.50470310081475E-6 Confidence: 0.6666666666666666 Improved confidence: 1.0 Head coverage: 3.6596523330283625E-4 Predictiveness: 0.33333333333333337 Improved Predictiveness: 0.33333333333333337 Std. Improved Predictiveness: 0.22222222222222224 Cardinality: 4 Counting on variable: ?s9 Body size: 6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Gloria_Yip&gt;/&lt;livesIn&gt;/&lt;Hong_Ko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Poon&gt;/&lt;livesIn&gt;/&lt;Hong_Kong&gt;</text:p>
          </table:table-cell>
        </table:table-row>
        <table:table-row table:style-name="ro1">
          <table:table-cell office:value-type="string">
            <text:p>?s737 <text:s/>&lt;livesIn&gt; <text:s/>?s18 <text:s/>?s737 <text:s/>&lt;isPoliticianOf&gt; <text:s/>?o18 <text:s text:c="2"/>=&gt; ?s18 <text:s/>&lt;isLocatedIn&gt; <text:s/>?o18 <text:s/>Support: 1.6584171046588763E-4 Confidence: 0.6554621848739496 Improved confidence: 0.8478260869565217 Head coverage: 3.693566564698974E-4 Predictiveness: 0.22689075630252098 Improved Predictiveness: 0.19236390208257212 Std. Improved Predictiveness: 0.14871831085375325 Cardinality: 78 Counting on variable: ?s18 Body size: 119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St._Clair_County,_Illinois&gt;/&lt;isLocatedIn&gt;/&lt;Illino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rawford_County,_Illinois&gt;/&lt;isLocatedIn&gt;/&lt;Illino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Escondido,_California&gt;/&lt;isLocatedIn&gt;/&lt;Illino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isLocatedIn&gt;/&lt;Delawa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_County,_Delaware&gt;/&lt;isLocatedIn&gt;/&lt;Delawa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tgomery_County,_Pennsylvania&gt;/&lt;isLocatedIn&gt;/&lt;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ssex_County,_Delaware&gt;/&lt;isLocatedIn&gt;/&lt;Delawa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White_Oaks,_New_Mexico&gt;/&lt;isLocatedIn&gt;/&lt;New_Mexi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liffside_Park,_New_Jersey&gt;/&lt;isLocatedIn&gt;/&lt;New_Jerse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reston_Hollow,_Dallas,_Texas&gt;/&lt;isLocatedIn&gt;/&lt;Texa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rentwood,_Los_Angeles&gt;/&lt;isLocatedIn&gt;/&lt;Califor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aines_Township,_Genesee_County,_Michigan&gt;/&lt;isLocatedIn&gt;/&lt;Michig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w_Castle_County,_Delaware&gt;/&lt;isLocatedIn&gt;/&lt;Delawar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aliforni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_Island&gt;/&lt;isLocatedIn&gt;/&lt;Rhode_I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SA&gt;/&lt;isLocatedIn&gt;/&lt;Rhode_Is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llinois&gt;/&lt;isLocatedIn&gt;/&lt;Illino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ouisiana&gt;/&lt;isLocatedIn&gt;/&lt;Louis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isLocatedIn&gt;/&lt;Ar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evada&gt;/&lt;isLocatedIn&gt;/&lt;Nevad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Oakland,_Californi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ennsylvania&gt;/&lt;isLocatedIn&gt;/&lt;Delawar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ennsylvania&gt;/&lt;isLocatedIn&gt;/&lt;Pennsylvania&gt;</text:p>
          </table:table-cell>
        </table:table-row>
        <table:table-row table:style-name="ro1">
          <table:table-cell office:value-type="string">
            <text:p>?s4 <text:s/>&lt;isMarriedTo&gt; <text:s/>?o82 <text:s/>?o82 <text:s/>&lt;hasChild&gt; <text:s/>?o4 <text:s text:c="2"/>=&gt; ?s4 <text:s/>&lt;hasChild&gt; <text:s/>?o4 <text:s/>Support: 0.005713372088665939 Confidence: 0.6324668141592921 Improved confidence: 0.6324668141592921 Head coverage: 0.005713372088665939 Predictiveness: 0.0 Improved Predictiveness: 0.0 Std. Improved Predictiveness: 0.0 Cardinality: 2287 Counting on variable: ?o4 Body size: 3616</text:p>
          </table:table-cell>
          <table:table-cell/>
        </table:table-row>
        <table:table-row table:style-name="ro1">
          <table:table-cell office:value-type="string">
            <text:p>?s31 <text:s/>&lt;participatedIn&gt; <text:s/>?o87 <text:s/>?o87 <text:s/>&lt;participatedIn&gt; <text:s/>?o31 <text:s text:c="2"/>=&gt; ?s31 <text:s/>&lt;participatedIn&gt; <text:s/>?o31 <text:s/>Support: 1.4989170324440592E-5 Confidence: 0.6 Improved confidence: 0.6 Head coverage: 1.4989170324440592E-5 Predictiveness: 0.0 Improved Predictiveness: 0.0 Std. Improved Predictiveness: 0.0 Cardinality: 6 Counting on variable: ?o31 Body size: 10</text:p>
          </table:table-cell>
          <table:table-cell/>
        </table:table-row>
        <table:table-row table:style-name="ro1">
          <table:table-cell office:value-type="string">
            <text:p>?o8 <text:s/>&lt;isMarriedTo&gt; <text:s/>?o605 <text:s/>?s8 <text:s/>&lt;created&gt; <text:s/>?o605 <text:s text:c="2"/>=&gt; ?s8 <text:s/>&lt;created&gt; <text:s/>?o8 <text:s/>Support: 4.3218774435470374E-4 Confidence: 0.5986159169550173 Improved confidence: 0.7489177489177489 Head coverage: 4.3218774435470374E-4 Predictiveness: 0.20069204152249132 Improved Predictiveness: 0.15030183196273159 Std. Improved Predictiveness: 0.12013745046156053 Cardinality: 173 Counting on variable: ?o8 Body size: 289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Roy_Winsor&gt;/&lt;created&gt;/&lt;Marge_Berg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Arlene_Vaugh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am_Long&gt;/&lt;created&gt;/&lt;Gus_Aitor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David_Kreizman&gt;/&lt;created&gt;/&lt;Gus_Aitor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eri_Anderson&gt;/&lt;created&gt;/&lt;Rick_Bauer_(Guiding_Light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k_Mulcahey&gt;/&lt;created&gt;/&lt;Rick_Bauer_(Guiding_Light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Demorest&gt;/&lt;created&gt;/&lt;Rick_Bauer_(Guiding_Light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Warren&gt;/&lt;created&gt;/&lt;Gregg_All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die_Walsh&gt;/&lt;created&gt;/&lt;Julia_Morrisey_Larrabe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l_Brez&gt;/&lt;created&gt;/&lt;Julia_Morrisey_Larrabe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Demorest&gt;/&lt;created&gt;/&lt;Julia_Morrisey_Larrabe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gan_McTavish&gt;/&lt;created&gt;/&lt;Joey_Buchan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gan_McTavish&gt;/&lt;created&gt;/&lt;Lily_Montgome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aire_Labine&gt;/&lt;created&gt;/&lt;Dillon_Quarterm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llee_Taggart&gt;/&lt;created&gt;/&lt;Damian_Grimal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_King_(writer)&gt;/&lt;created&gt;/&lt;Damian_Grimal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t_Falken_Smith&gt;/&lt;created&gt;/&lt;Don_Crai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na_Higley&gt;/&lt;created&gt;/&lt;Jessica_Buchan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uglas_Marland&gt;/&lt;created&gt;/&lt;Jeff_Webb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Laffan&gt;/&lt;created&gt;/&lt;Kate_Sug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dda_Eulenberg&gt;/&lt;created&gt;/&lt;Virginia_Eliza_Clemm_Po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ileen_Pollock&gt;/&lt;created&gt;/&lt;Lesley_Webb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m_Long&gt;/&lt;created&gt;/&lt;Phillip_Spaulding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eah_Laiman&gt;/&lt;created&gt;/&lt;Jennifer_Hor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uglas_Marland&gt;/&lt;created&gt;/&lt;Laura_Spenc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Brooke_Englis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Barbera&gt;/&lt;created&gt;/&lt;Wilma_Flintsto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Hanna&gt;/&lt;created&gt;/&lt;Wilma_Flintsto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DePriest&gt;/&lt;created&gt;/&lt;Gina_Von_Ambe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eri_Anderson&gt;/&lt;created&gt;/&lt;Gina_Von_Ambe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ordon_Russell&gt;/&lt;created&gt;/&lt;David_Vicker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David_Vicker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Sonny_Corintho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Tillman,_Jr.&gt;/&lt;created&gt;/&lt;Damon_Cart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gan_McTavish&gt;/&lt;created&gt;/&lt;Edmund_Gre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Karen_Harris&gt;/&lt;created&gt;/&lt;A._J._Quartermain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laire_Labine&gt;/&lt;created&gt;/&lt;A._J._Quartermain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Robert_Guza,_Jr.&gt;/&lt;created&gt;/&lt;A._J._Quartermain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atrick_Mulcahey&gt;/&lt;created&gt;/&lt;A._J._Quarterm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t_Falken_Smith&gt;/&lt;created&gt;/&lt;Anna_DiMer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Howard_Bailey&gt;/&lt;created&gt;/&lt;Robert_Scorpi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Jeff_Martin_(All_My_Children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Randi_Morg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Laurel_Bann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Cameron&gt;/&lt;created&gt;/&lt;Kate_Conn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Malone&gt;/&lt;created&gt;/&lt;Patrick_Thornhar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eth_MacFarlane&gt;/&lt;created&gt;/&lt;Francine_Smit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ordon_Russell&gt;/&lt;created&gt;/&lt;Cord_Robert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t_Falken_Smith&gt;/&lt;created&gt;/&lt;Liz_Chandl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Warren&gt;/&lt;created&gt;/&lt;Valerie_Barlow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t_Falken_Smith&gt;/&lt;created&gt;/&lt;Daphne_DiMer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m_Long&gt;/&lt;created&gt;/&lt;Cyrus_Fole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Michael_Bour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Laffan&gt;/&lt;created&gt;/&lt;Sarah_Sug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Caidin&gt;/&lt;created&gt;/&lt;Jaime_Sommers_(The_Bionic_Woman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uglas_Marland&gt;/&lt;created&gt;/&lt;Alison_Stewart_(As_the_World_Turn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Alex_Devane_Maric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Gloria_Mars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Laffan&gt;/&lt;created&gt;/&lt;Leonard_Kempinsk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er_Whitesell&gt;/&lt;created&gt;/&lt;Mitch_Laure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ordon_Russell&gt;/&lt;created&gt;/&lt;Mitch_Laure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Mitch_Laure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Mitch_Laure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Howard_Bailey&gt;/&lt;created&gt;/&lt;Duke_Lave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ff_Lindsay_(writer)&gt;/&lt;created&gt;/&lt;Rita_Bennet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J._Allen&gt;/&lt;created&gt;/&lt;Victor_Kiriak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lly_Sussman_Morina&gt;/&lt;created&gt;/&lt;Victor_Kiriak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Schoettle&gt;/&lt;created&gt;/&lt;Victor_Kiriak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Tom_Cudah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Fles&gt;/&lt;created&gt;/&lt;Eva_Brau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ah_Laiman&gt;/&lt;created&gt;/&lt;Mimi_Lockhart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at_Falken_Smith&gt;/&lt;created&gt;/&lt;Kate_Roberts_(Days_of_our_Lives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rk_Brazill&gt;/&lt;created&gt;/&lt;Red_For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Warren&gt;/&lt;created&gt;/&lt;Jordan_Brat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rry_David&gt;/&lt;created&gt;/&lt;Estelle_Costanza&gt;</text:p>
          </table:table-cell>
        </table:table-row>
        <table:table-row table:style-name="ro1">
          <table:table-cell office:value-type="string">
            <text:p>?s62 <text:s/>&lt;dealsWith&gt; <text:s/>?s21 <text:s/>?s62 <text:s/>&lt;dealsWith&gt; <text:s/>?o21 <text:s text:c="2"/>=&gt; ?s21 <text:s/>&lt;dealsWith&gt; <text:s/>?o21 <text:s/>Support: 1.3182289806262863E-4 Confidence: 0.5794392523364486 Improved confidence: 0.9393939393939394 Head coverage: 0.5081967213114754 Predictiveness: 0.383177570093458 Improved Predictiveness: 0.35995468705749084 Std. Improved Predictiveness: 0.2220281247270504 Cardinality: 62 Counting on variable: ?s21 Body size: 107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dealsWith&gt;/&lt;Nicaragu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Swe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Belgiu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Nether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Turkmen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Indone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Iraq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dealsWith&gt;/&lt;Esto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dealsWith&gt;/&lt;Gibralt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dealsWith&gt;/&lt;Belgiu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dealsWith&gt;/&lt;Alg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dealsWith&gt;/&lt;French_Polyne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dealsWith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dealsWith&gt;/&lt;United_Arab_Emirat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dealsWith&gt;/&lt;Belgiu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dealsWith&gt;/&lt;People's_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dealsWith&gt;/&lt;Croat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dealsWith&gt;/&lt;Bulga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epublic_of_China&gt;/&lt;dealsWith&gt;/&lt;People's_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epublic_of_China&gt;/&lt;dealsWith&gt;/&lt;Thai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Jap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Roma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orocco&gt;/&lt;dealsWith&gt;/&lt;Ital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iji&gt;/&lt;dealsWith&gt;/&lt;Jap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iji&gt;/&lt;dealsWith&gt;/&lt;New_Zea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Ã´te_d'Ivoire&gt;/&lt;dealsWith&gt;/&lt;Moroc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Montenegr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Hungar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Arme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Azerbaij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Egypt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Ir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Esto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Austr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Uzbekist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Canad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Iraq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Hungar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Hong_Kong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alays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Singapo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Kazakh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Rus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go&gt;/&lt;dealsWith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go&gt;/&lt;dealsWith&gt;/&lt;Thai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go&gt;/&lt;dealsWith&gt;/&lt;Malay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go&gt;/&lt;dealsWith&gt;/&lt;Niger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Portugal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Tog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German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Alger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Uzbekistan&gt;/&lt;dealsWith&gt;/&lt;Rus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Belgiu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Para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Chi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Po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South_Afr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Uzbe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Cub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People's_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Brazi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Moroc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Mauritiu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Hong_Ko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elgiu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Indone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Cub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Nicaragu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Lithu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Rus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dealsWith&gt;/&lt;Switz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dealsWith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Hong_Kong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ameroon&gt;/&lt;dealsWith&gt;/&lt;Belgium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Camero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oa&gt;/&lt;dealsWith&gt;/&lt;Samo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erbia&gt;/&lt;dealsWith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enegal&gt;/&lt;dealsWith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enegal&gt;/&lt;dealsWith&gt;/&lt;People's_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therlands_Antilles&gt;/&lt;dealsWith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therlands_Antilles&gt;/&lt;dealsWith&gt;/&lt;Netherlands_Antille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Indones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srael&gt;/&lt;dealsWith&gt;/&lt;Ital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Ukrain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People's_Republic_of_Chin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dealsWith&gt;/&lt;Jap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dealsWith&gt;/&lt;French_Polynesia&gt;</text:p>
          </table:table-cell>
        </table:table-row>
        <table:table-row table:style-name="ro1">
          <table:table-cell office:value-type="string">
            <text:p>?o34 <text:s/>&lt;isMarriedTo&gt; <text:s/>?s34 <text:s text:c="2"/>=&gt; ?s34 <text:s/>&lt;isMarriedTo&gt; <text:s/>?o34 <text:s/>Support: 0.01460195009105921 Confidence: 0.5541860244619323 Improved confidence: 0.986664415935179 Head coverage: 0.01460195009105921 Predictiveness: 0.43832369394140513 Improved Predictiveness: 0.4324783914732466 Std. Improved Predictiveness: 0.24291286537285608 Cardinality: 5845 Counting on variable: ?o34 Body size: 1054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&lt;Tico_Torres&gt;/&lt;isMarriedTo&gt;/&lt;Eva_HerzigovÃ¡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arlo_Buonaparte&gt;/&lt;isMarriedTo&gt;/&lt;Letizia_Ramolin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ederick_V,_Burgrave_of_Nuremberg&gt;/&lt;isMarriedTo&gt;/&lt;Elisabeth_of_Meiss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iana_Villiers_Negroponte&gt;/&lt;isMarriedTo&gt;/&lt;John_Negropont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ichele_Landsberg&gt;/&lt;isMarriedTo&gt;/&lt;Stephen_Lew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Tiptoft,_1st_Earl_of_Worcester&gt;/&lt;isMarriedTo&gt;/&lt;Cecily_Neville,_Duchess_of_Warwic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Louis,_Hereditary_Prince_of_Baden&gt;/&lt;isMarriedTo&gt;/&lt;Landgravine_Amalie_of_Hesse-Darmstad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ne_Stanford&gt;/&lt;isMarriedTo&gt;/&lt;Leland_Stanfor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abekenamun&gt;/&lt;isMarriedTo&gt;/&lt;Taharq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icheza_of_Lotharingia&gt;/&lt;isMarriedTo&gt;/&lt;Mieszko_II_Lamber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harles_Scorsese&gt;/&lt;isMarriedTo&gt;/&lt;Catherine_Scorses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anald_MacDougall&gt;/&lt;isMarriedTo&gt;/&lt;Nanette_Fabra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Hugh_IV_of_Cyprus&gt;/&lt;isMarriedTo&gt;/&lt;Alix_of_Ibel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Charleton,_5th_Baron_Cherleton&gt;/&lt;isMarriedTo&gt;/&lt;Alianore_Holland,_Countess_of_March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arlyle_Greenwell&gt;/&lt;isMarriedTo&gt;/&lt;Sibyl_Morris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off_Irwin&gt;/&lt;isMarriedTo&gt;/&lt;Julia_Irw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Bale&gt;/&lt;isMarriedTo&gt;/&lt;Gloria_Steine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Harry_Schein&gt;/&lt;isMarriedTo&gt;/&lt;Ingrid_Thul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tta_of_Luxembourg&gt;/&lt;isMarriedTo&gt;/&lt;Richard_Woodville,_1st_Earl_River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ie_Louise_Ãlisabeth_d'OrlÃ©ans&gt;/&lt;isMarriedTo&gt;/&lt;Charles,_Duke_of_Berry_(16861714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Oscar_Wilde&gt;/&lt;isMarriedTo&gt;/&lt;Constance_Lloy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ter_III_of_Aragon&gt;/&lt;isMarriedTo&gt;/&lt;Constance_of_Sicily,_Queen_of_Arag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eritamen&gt;/&lt;isMarriedTo&gt;/&lt;Ramesses_I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Shire&gt;/&lt;isMarriedTo&gt;/&lt;Didi_Con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Walter_Grauman&gt;/&lt;isMarriedTo&gt;/&lt;Joan_Taylo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lice_Claypoole_Gwynne&gt;/&lt;isMarriedTo&gt;/&lt;Cornelius_Vanderbilt_I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ildred_Trouillot&gt;/&lt;isMarriedTo&gt;/&lt;Jean-Bertrand_Aristid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dith_Klestil&gt;/&lt;isMarriedTo&gt;/&lt;Thomas_Klesti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lec_Puro&gt;/&lt;isMarriedTo&gt;/&lt;Marla_Sokoloff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alomea_of_Berg&gt;/&lt;isMarriedTo&gt;/&lt;BolesBaw_III_Wrymouth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ohn_George_III,_Elector_of_Saxony&gt;/&lt;isMarriedTo&gt;/&lt;Princess_Anna_Sophie_of_Denma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tha_Ray&gt;/&lt;isMarriedTo&gt;/&lt;John_Montagu,_4th_Earl_of_Sandwic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exis_Colby&gt;/&lt;isMarriedTo&gt;/&lt;Dex_Dext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Ferdinand_I_of_Austria&gt;/&lt;isMarriedTo&gt;/&lt;Maria_Anna_of_Savo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rothy_Wellesley,_Duchess_of_Wellington&gt;/&lt;isMarriedTo&gt;/&lt;Gerald_Wellesley,_7th_Duke_of_Welling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ss_Geller&gt;/&lt;isMarriedTo&gt;/&lt;Rachel_Gre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rincess_Ludovika_of_Bavaria&gt;/&lt;isMarriedTo&gt;/&lt;Duke_Maximilian_Joseph_in_Bavar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runa_Roy&gt;/&lt;isMarriedTo&gt;/&lt;Bunker_Ro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rincess_Feodora_of_Saxe-Meiningen_(1890-1972)&gt;/&lt;isMarriedTo&gt;/&lt;William_Ernest,_Grand_Duke_of_Saxe-Weimar-Eisenach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ohn_Pegram_(general)&gt;/&lt;isMarriedTo&gt;/&lt;Hetty_Car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hai_Shao&gt;/&lt;isMarriedTo&gt;/&lt;Princess_Pingyan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lyque_Padamsee&gt;/&lt;isMarriedTo&gt;/&lt;Dolly_Thako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nna_Goodman&gt;/&lt;isMarriedTo&gt;/&lt;Ben_Fold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ime_Bravo&gt;/&lt;isMarriedTo&gt;/&lt;Ann_Robins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mma_Donovan&gt;/&lt;isMarriedTo&gt;/&lt;Alex_Marshal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ustav_I_of_Sweden&gt;/&lt;isMarriedTo&gt;/&lt;Catherine_Stenbock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Hal_Rayle&gt;/&lt;isMarriedTo&gt;/&lt;Maggie_Roswe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opold_II,_Grand_Duke_of_Tuscany&gt;/&lt;isMarriedTo&gt;/&lt;Princess_Maria_Anna_of_Saxony_(17991832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linor_Kershaw&gt;/&lt;isMarriedTo&gt;/&lt;Thomas_H._I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loa_Obrenovi_I,_Prince_of_Serbia&gt;/&lt;isMarriedTo&gt;/&lt;Ljubica_Vukomanov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obert_A._Heinlein&gt;/&lt;isMarriedTo&gt;/&lt;Virginia_Heinle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ric_Winter&gt;/&lt;isMarriedTo&gt;/&lt;Roselyn_SÃ¡nchez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olomon_Mujuru&gt;/&lt;isMarriedTo&gt;/&lt;Joice_Mujur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rince_Hamzah_bin_Al_Hussein&gt;/&lt;isMarriedTo&gt;/&lt;Princess_Noor_Hamza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ave_Sharpe&gt;/&lt;isMarriedTo&gt;/&lt;Gertrude_Messing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ncy_Reagan&gt;/&lt;isMarriedTo&gt;/&lt;Ronald_Reagan_filmograph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abina_Franklyn&gt;/&lt;isMarriedTo&gt;/&lt;John_Challi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ara_Montiel&gt;/&lt;isMarriedTo&gt;/&lt;Anthony_Man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ill_Biden&gt;/&lt;isMarriedTo&gt;/&lt;Joe_Bid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shering_Yangdon&gt;/&lt;isMarriedTo&gt;/&lt;Jigme_Singye_Wangchuc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Grey,_1st_Duke_of_Suffolk&gt;/&lt;isMarriedTo&gt;/&lt;Frances_Grey,_Duchess_of_Suffol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IV_of_Portugal&gt;/&lt;isMarriedTo&gt;/&lt;Luisa_de_GuzmÃ¡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toine,_13th_Prince_of_Ligne&gt;/&lt;isMarriedTo&gt;/&lt;Alix,_Princess_of_Lig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pytihnev_II,_Duke_of_Bohemia&gt;/&lt;isMarriedTo&gt;/&lt;Sviatopolk_II_of_Kiev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ximilian,_Crown_Prince_of_Saxony&gt;/&lt;isMarriedTo&gt;/&lt;Princess_Maria_Luisa_Carlota_of_Parm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ne_Baird_Jacob&gt;/&lt;isMarriedTo&gt;/&lt;John_J._Jacob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uddha_Loetla_Nabhalai&gt;/&lt;isMarriedTo&gt;/&lt;Sri_Suriyendr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ordice&gt;/&lt;isMarriedTo&gt;/&lt;Kirk_Fordi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hab&gt;/&lt;isMarriedTo&gt;/&lt;Jezebe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sao_Sasaki&gt;/&lt;isMarriedTo&gt;/&lt;Miyuki_Ued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iripan_Techajindawong&gt;/&lt;isMarriedTo&gt;/&lt;Wisit_Sasanatieng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Tom_Waldman&gt;/&lt;isMarriedTo&gt;/&lt;Fay_McKenzi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irger_of_Sweden&gt;/&lt;isMarriedTo&gt;/&lt;Martha_of_Denmark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ulie_Thacker&gt;/&lt;isMarriedTo&gt;/&lt;Mike_Scull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ecil_Beresford_Ramage&gt;/&lt;isMarriedTo&gt;/&lt;Cathleen_Nesbit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Hubert_Humphrey&gt;/&lt;isMarriedTo&gt;/&lt;Muriel_Humphrey_Brow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hea_Pillai&gt;/&lt;isMarriedTo&gt;/&lt;Sanjay_Dut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l_Jolson&gt;/&lt;isMarriedTo&gt;/&lt;Ruby_Keel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ul_Simon&gt;/&lt;isMarriedTo&gt;/&lt;Carrie_Fish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DiFrancesco&gt;/&lt;isMarriedTo&gt;/&lt;Donald_DiFrances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ohanna_Griggs&gt;/&lt;isMarriedTo&gt;/&lt;Gary_Swee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well_Sherman&gt;/&lt;isMarriedTo&gt;/&lt;Helene_Costell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Otto_I,_Margrave_of_Meissen&gt;/&lt;isMarriedTo&gt;/&lt;Yaropolk_Izyaslavich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ophia_of_Lithuania&gt;/&lt;isMarriedTo&gt;/&lt;Vasily_I_of_Moscow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le_Ishimoto&gt;/&lt;isMarriedTo&gt;/&lt;Miiko_Tak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oanna_Roth&gt;/&lt;isMarriedTo&gt;/&lt;John_Hannah_(actor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ke_Hooker_(musician)&gt;/&lt;isMarriedTo&gt;/&lt;Lorna_Luf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eonie_Mellinger&gt;/&lt;isMarriedTo&gt;/&lt;Robin_Askwith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ex_Lease&gt;/&lt;isMarriedTo&gt;/&lt;Charlotte_Merria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oan_Mondale&gt;/&lt;isMarriedTo&gt;/&lt;Walter_Mondal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gmara_Dominczyk&gt;/&lt;isMarriedTo&gt;/&lt;Patrick_Wilson_(actor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Mitchum&gt;/&lt;isMarriedTo&gt;/&lt;Wende_Wagn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anute_II_of_Sweden&gt;/&lt;isMarriedTo&gt;/&lt;Helena_Pedersdatter_Strang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ry_Hallock_Foote&gt;/&lt;isMarriedTo&gt;/&lt;Arthur_De_Wint_Foo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nnah_Primrose,_Countess_of_Rosebery&gt;/&lt;isMarriedTo&gt;/&lt;Archibald_Primrose,_5th_Earl_of_Rosebe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an_Xi&gt;/&lt;isMarriedTo&gt;/&lt;Zhen_Lu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lvis_Presley&gt;/&lt;isMarriedTo&gt;/&lt;Ginger_Ald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ndrew_J._Crevolin&gt;/&lt;isMarriedTo&gt;/&lt;Dolores_Gra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in_Sawbu&gt;/&lt;isMarriedTo&gt;/&lt;Mohnyin_Thad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riusz_Czerkawski&gt;/&lt;isMarriedTo&gt;/&lt;Izabella_Scorupco&gt;</text:p>
          </table:table-cell>
        </table:table-row>
        <table:table-row table:style-name="ro1">
          <table:table-cell office:value-type="string">
            <text:p>?s21 <text:s/>&lt;imports&gt; <text:s/>?o62 <text:s/>?o21 <text:s/>&lt;imports&gt; <text:s/>?o62 <text:s text:c="2"/>=&gt; ?s21 <text:s/>&lt;dealsWith&gt; <text:s/>?o21 <text:s/>Support: 1.3394907383783232E-4 Confidence: 0.5431034482758621 Improved confidence: 0.75 Head coverage: 0.5163934426229508 Predictiveness: 0.27586206896551724 Improved Predictiveness: 0.20689655172413793 Std. Improved Predictiveness: 0.1498216409036861 Cardinality: 63 Counting on variable: ?s21 Body size: 116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Maurit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roe_Islands&gt;/&lt;dealsWith&gt;/&lt;Mongo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roe_Islands&gt;/&lt;dealsWith&gt;/&lt;Tong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Lib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Gree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Republic_of_Macedo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Burm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Zamb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Ethiop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Denmark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Beliz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Georgia_(country)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Alba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Jamaic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Latv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Mongol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Zimbabwe&gt;/&lt;dealsWith&gt;/&lt;Netherland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Colomb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Liby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Niger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Fin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Liechtenste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Malay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Swazi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Aust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Bur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Mongo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Papua_New_Guin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Colom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Para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Iraq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Cub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South_Afric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Lesoth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Central_African_Republi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Namib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Cambo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Democratic_Republic_of_the_Con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Gre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El_Salv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Luxembou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Alb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Moldov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O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Taji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Jama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Ic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Mongo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Swazi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Rom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Jerse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Luxembou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Alb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Chi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Rwan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Nami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Nig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New_Zea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Maurit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Nether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El_Salv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Papua_New_Guin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outh_Ko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Taiw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Brazi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Yem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El_Salv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Singapo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Lib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Nor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Kiribat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Lib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Kiribat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Fin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Ic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Costa_R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Leban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Andorr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Lib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Isra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United_Stat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Cub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sotho&gt;/&lt;dealsWith&gt;/&lt;Swe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sotho&gt;/&lt;dealsWith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Guy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Burkina_Fas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Nether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Guinea-Bissa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Namibia&gt;</text:p>
          </table:table-cell>
        </table:table-row>
        <table:table-row table:style-name="ro1">
          <table:table-cell office:value-type="string">
            <text:p>?s13 <text:s/>&lt;dealsWith&gt; <text:s/>?o54 <text:s/>?o54 <text:s/>&lt;imports&gt; <text:s/>?o13 <text:s text:c="2"/>=&gt; ?s13 <text:s/>&lt;imports&gt; <text:s/>?o13 <text:s/>Support: 1.3394907383783232E-4 Confidence: 0.5338983050847458 Improved confidence: 0.7682926829268293 Head coverage: 0.5431034482758621 Predictiveness: 0.30508474576271183 Improved Predictiveness: 0.23439437784208347 Std. Improved Predictiveness: 0.16288422866992242 Cardinality: 63 Counting on variable: ?s13 Body size: 118</text:p>
          </table:table-cell>
          <table:table-cell/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imports&gt;/&lt;wordnet_fertilizer_11485934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imports&gt;/&lt;wordnet_motor_vehicle_10379123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imports&gt;/&lt;wordnet_plastic_11459261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imports&gt;/&lt;wordnet_petroleum_11498057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plastic_1145926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fabric_10330980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electricity_11144990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electronics_10609926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plastic_1145926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plastic_1145926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beverage_1078818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pharmaceutical_10392098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consumer_goods_10309357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meat_10764985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plastic_1145926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consumer_goods_103093574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ahrain&gt;/&lt;imports&gt;/&lt;wordnet_machinery_1037016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ahrain&gt;/&lt;imports&gt;/&lt;wordnet_fabric_10330980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ahrain&gt;/&lt;imports&gt;/&lt;wordnet_motor_vehicle_103791235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ahrain&gt;/&lt;imports&gt;/&lt;wordnet_chemical_11480683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foodstuff_1075663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gem_103432972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fuel_1148750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clothing_103051540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anzania&gt;/&lt;imports&gt;/&lt;wordnet_petroleum_11498057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uebec&gt;/&lt;imports&gt;/&lt;wordnet_machinery_1037016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uebec&gt;/&lt;imports&gt;/&lt;wordnet_fuel_1148750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uebec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electronics_10609926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aircraft_10268656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aircraft_10268656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meat_10764985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motor_vehicle_10379123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plastic_11459261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electricity_11144990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natural_gas_11496009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fertilizer_11485934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plastic_11459261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petroleum_11498057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chemical_11480683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electronics_10609926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petroleum_11498057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chemical_11480683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petroleum_11498057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pharmaceutical_10392098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medicine_106043075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gypt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electricity_11144990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electronics_10609926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dos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beverage_1078818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aircraft_10268656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chemical_11480683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beverage_10788180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vehicle_10452431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aircraft_10268656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consumer_goods_10309357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meat_10764985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energy_11145221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electronics_10609926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vehicle_10452431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foodstuff_1075663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fuel_1148750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clothing_1030515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uwait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uwait&gt;/&lt;imports&gt;/&lt;wordnet_fabric_10330980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uwait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uwait&gt;/&lt;imports&gt;/&lt;wordnet_consumer_goods_10309357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uwait&gt;/&lt;imports&gt;/&lt;wordnet_motor_vehicle_10379123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motor_vehicle_10379123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medicine_10604307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chemical_11480683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plastic_1145926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tenegro&gt;/&lt;imports&gt;/&lt;wordnet_fuel_114875077&gt;</text:p>
          </table:table-cell>
        </table:table-row>
        <table:table-row table:style-name="ro1">
          <table:table-cell office:value-type="string">
            <text:p>?s21 <text:s/>&lt;imports&gt; <text:s/>?o62 <text:s/>?o21 <text:s/>&lt;exports&gt; <text:s/>?o62 <text:s text:c="2"/>=&gt; ?s21 <text:s/>&lt;dealsWith&gt; <text:s/>?o21 <text:s/>Support: 1.2757054651222125E-4 Confidence: 0.5263157894736842 Improved confidence: 0.7317073170731707 Head coverage: 0.4918032786885246 Predictiveness: 0.2807017543859649 Improved Predictiveness: 0.2053915275994865 Std. Improved Predictiveness: 0.1477377654662973 Cardinality: 60 Counting on variable: ?s21 Body size: 114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Faroe_Islands&gt;/&lt;dealsWith&gt;/&lt;O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roe_Islands&gt;/&lt;dealsWith&gt;/&lt;Kiribat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roe_Islands&gt;/&lt;dealsWith&gt;/&lt;Soma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roe_Islands&gt;/&lt;dealsWith&gt;/&lt;Ecu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roe_Islands&gt;/&lt;dealsWith&gt;/&lt;Cambo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Bulga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Para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Maca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Venezue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Isra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Luxembou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Taiw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United_Kingdom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Luxembourg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Russ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Afghanist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New_South_Wale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Dominican_Republi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Zimbabw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Austral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Nicaragu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South_Afric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Ghan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Spa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Burkina_Fas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Surin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Venezue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New_Zea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Republic_of_Macedo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Venezuel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Luxembourg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El_Salvador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Jama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Ken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Banglades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Banglades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Nagorno-Karabak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Botsw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People's_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Nagorno-Karabak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Taiw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estern_Sahara&gt;/&lt;dealsWith&gt;/&lt;Moldov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estern_Sahara&gt;/&lt;dealsWith&gt;/&lt;Aust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estern_Sahara&gt;/&lt;dealsWith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Maca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Moldov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y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Yem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Democratic_Republic_of_the_Con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Colom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Ecu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Democratic_Republic_of_the_Con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Jama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Isra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Rus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Rus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Luxembou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El_Salv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O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Taji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Per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Banglades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Botsw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Maca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Lib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Gree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epa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Bur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y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Guatema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Bulga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Cambo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Denma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Austra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Per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Democratic_Republic_of_the_Con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Gh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Nami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Andorr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Surin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Republic_of_Macedo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Venezue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Nagorno-Karabak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Jama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Isra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Russia&gt;</text:p>
          </table:table-cell>
        </table:table-row>
        <table:table-row table:style-name="ro1">
          <table:table-cell office:value-type="string">
            <text:p>?s66 <text:s/>&lt;isCitizenOf&gt; <text:s/>?s12 <text:s/>?s66 <text:s/>&lt;wasBornIn&gt; <text:s/>?o12 <text:s text:c="2"/>=&gt; ?s12 <text:s/>&lt;hasCapital&gt; <text:s/>?o12 <text:s/>Support: 1.382014253882397E-4 Confidence: 0.5158730158730159 Improved confidence: 0.6018518518518519 Head coverage: 0.03067484662576687 Predictiveness: 0.1428571428571429 Improved Predictiveness: 0.085978835978836 Std. Improved Predictiveness: 0.07369614512471659 Cardinality: 65 Counting on variable: ?s12 Body size: 126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&lt;Yemen&gt;/&lt;hasCapital&gt;/&lt;Jedda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Yemen&gt;/&lt;hasCapital&gt;/&lt;Mec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Sveti_Niko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lectorate_of_Brunswick-LÃ¼neburg&gt;/&lt;hasCapital&gt;/&lt;Hanove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Gall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Badull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Kand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Kurunegal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Anuradhapur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Colomb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andaluyong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Quezo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vite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ebu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Vallejo,_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loilo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Tanaua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Xiam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akati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Viga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sabela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Tagbilara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Pasig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alabo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gayan_de_Oro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Zamboanga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eimar_Republic&gt;/&lt;hasCapital&gt;/&lt;Frankfurt_am_Mai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sia&gt;/&lt;hasCapital&gt;/&lt;Pretor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Berli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Karna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Hoshiarpu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Hyderabad,_Ind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Allahaba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Malihaba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Talw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ucknow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Aligar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Bhopa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Jalandha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Delh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Parbhan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Phillau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Amritsa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udh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Garhmukteshwa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Mahilpu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Karach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Batal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Amroh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kistan&gt;/&lt;hasCapital&gt;/&lt;Islamaba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Sironj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Bantv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Wuh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Port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Colomb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oa&gt;/&lt;hasCapital&gt;/&lt;A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lland&gt;/&lt;hasCapital&gt;/&lt;Amsterda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euve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Kob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Mechele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Oste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iÃ¨g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Ghen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Kortrijk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ruge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Hassel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uri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Antwerp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ingdom_of_Yugoslavia&gt;/&lt;hasCapital&gt;/&lt;Novi_Sa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ingdom_of_Yugoslavia&gt;/&lt;hasCapital&gt;/&lt;Belgrad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cau&gt;/&lt;hasCapital&gt;/&lt;Maca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cau&gt;/&lt;hasCapital&gt;/&lt;Lisb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hasCapital&gt;/&lt;Vancouv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hasCapital&gt;/&lt;Hong_Kong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fghanistan&gt;/&lt;hasCapital&gt;/&lt;Kandaha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lgeria&gt;/&lt;hasCapital&gt;/&lt;Jije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lgeria&gt;/&lt;hasCapital&gt;/&lt;Ni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lgeria&gt;/&lt;hasCapital&gt;/&lt;Algiers&gt;</text:p>
          </table:table-cell>
        </table:table-row>
        <table:table-row table:style-name="ro1">
          <table:table-cell office:value-type="string">
            <text:p>?s737 <text:s/>&lt;wasBornIn&gt; <text:s/>?s18 <text:s/>?s737 <text:s/>&lt;isPoliticianOf&gt; <text:s/>?o18 <text:s text:c="2"/>=&gt; ?s18 <text:s/>&lt;isLocatedIn&gt; <text:s/>?o18 <text:s/>Support: 3.827116395366638E-4 Confidence: 0.5142857142857142 Improved confidence: 0.5980066445182725 Head coverage: 8.523615149305325E-4 Predictiveness: 0.14 Improved Predictiveness: 0.08372093023255815 Std. Improved Predictiveness: 0.072 Cardinality: 180 Counting on variable: ?s18 Body size: 350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&lt;Defiance,_Iowa&gt;/&lt;isLocatedIn&gt;/&lt;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Frederick,_Maryland&gt;/&lt;isLocatedIn&gt;/&lt;Illino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renada,_Mississippi&gt;/&lt;isLocatedIn&gt;/&lt;Tex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Vicksburg,_Mississippi&gt;/&lt;isLocatedIn&gt;/&lt;Arizo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Vicksburg,_Mississippi&gt;/&lt;isLocatedIn&gt;/&lt;Neva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umter,_South_Carolina&gt;/&lt;isLocatedIn&gt;/&lt;Alabam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oston&gt;/&lt;isLocatedIn&gt;/&lt;Pennsylva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amilla,_Georgia&gt;/&lt;isLocatedIn&gt;/&lt;Tex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eridian,_Mississippi&gt;/&lt;isLocatedIn&gt;/&lt;Tennesse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Vancouver&gt;/&lt;isLocatedIn&gt;/&lt;Michig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eva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ayton,_Iowa&gt;/&lt;isLocatedIn&gt;/&lt;Minnesot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aufort,_South_Carolina&gt;/&lt;isLocatedIn&gt;/&lt;Tex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estbrook,_Maine&gt;/&lt;isLocatedIn&gt;/&lt;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Yazoo_City,_Mississippi&gt;/&lt;isLocatedIn&gt;/&lt;Ar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ontreal&gt;/&lt;isLocatedIn&gt;/&lt;Ohi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oncord,_North_Carolina&gt;/&lt;isLocatedIn&gt;/&lt;Alabam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eokuk,_Iowa&gt;/&lt;isLocatedIn&gt;/&lt;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atchez,_Mississippi&gt;/&lt;isLocatedIn&gt;/&lt;Orego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avannah,_Georgi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Osage,_Iowa&gt;/&lt;isLocatedIn&gt;/&lt;Nebrask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urlington,_Iowa&gt;/&lt;isLocatedIn&gt;/&lt;Nebrask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quoketa,_Iowa&gt;/&lt;isLocatedIn&gt;/&lt;Illino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arien,_Georgia&gt;/&lt;isLocatedIn&gt;/&lt;Colorad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lta,_Iowa&gt;/&lt;isLocatedIn&gt;/&lt;Colorad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anta_Barbara,_Californi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con,_Georgia&gt;/&lt;isLocatedIn&gt;/&lt;Louis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con,_Georgia&gt;/&lt;isLocatedIn&gt;/&lt;Alabam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dison,_Wisconsin&gt;/&lt;isLocatedIn&gt;/&lt;Colorad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aleigh,_North_Carolina&gt;/&lt;isLocatedIn&gt;/&lt;Tennesse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Tacoma,_Washington&gt;/&lt;isLocatedIn&gt;/&lt;Washington_(U.S._state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ichmond,_Virginia&gt;/&lt;isLocatedIn&gt;/&lt;Kentuck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Taunton,_Massachusetts&gt;/&lt;isLocatedIn&gt;/&lt;Rhode_Is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uscatine,_Iowa&gt;/&lt;isLocatedIn&gt;/&lt;Colorad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Hopkinton,_Iow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reensboro,_North_Carolina&gt;/&lt;isLocatedIn&gt;/&lt;India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leveland&gt;/&lt;isLocatedIn&gt;/&lt;Ohi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ew_Haven,_Connecticut&gt;/&lt;isLocatedIn&gt;/&lt;Tex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incolnton,_North_Carolina&gt;/&lt;isLocatedIn&gt;/&lt;Tex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yersville,_Iowa&gt;/&lt;isLocatedIn&gt;/&lt;Colorad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orwich,_Connecticut&gt;/&lt;isLocatedIn&gt;/&lt;Michig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alem,_Iowa&gt;/&lt;isLocatedIn&gt;/&lt;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iddletown,_Connecticut&gt;/&lt;isLocatedIn&gt;/&lt;Orego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iddletown,_Connecticut&gt;/&lt;isLocatedIn&gt;/&lt;Ohi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rcus,_Iowa&gt;/&lt;isLocatedIn&gt;/&lt;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ubuque,_Iowa&gt;/&lt;isLocatedIn&gt;/&lt;Idaho&gt;</text:p>
          </table:table-cell>
        </table:table-row>
        <table:table-row table:style-name="ro1">
          <table:table-cell office:value-type="string">
            <text:p>?s13 <text:s/>&lt;dealsWith&gt; <text:s/>?o54 <text:s/>?o54 <text:s/>&lt;exports&gt; <text:s/>?o13 <text:s text:c="2"/>=&gt; ?s13 <text:s/>&lt;imports&gt; <text:s/>?o13 <text:s/>Support: 1.2757054651222125E-4 Confidence: 0.5128205128205128 Improved confidence: 0.7317073170731707 Head coverage: 0.5172413793103449 Predictiveness: 0.2991452991452992 Improved Predictiveness: 0.21888680425265794 Std. Improved Predictiveness: 0.15340784571553803 Cardinality: 60 Counting on variable: ?s13 Body size: 117</text:p>
          </table:table-cell>
          <table:table-cell/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imports&gt;/&lt;wordnet_fuel_1148750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imports&gt;/&lt;wordnet_tobacco_10444283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electronic_equipment_10327824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palm_oil_10767461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metallic_element_11462545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aircraft_10268656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aluminum_11462782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watch_10455589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wool_10459923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wood_pulp_11510363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grain_1092907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fertilizer_11485934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coal_114814616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electronic_equipment_10327824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software_106566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metallic_element_11462545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natural_gas_11496009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tobacco_10444283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natural_gas_11496009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tobacco_10444283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mineral_water_10793674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scrap_metal_11485773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wine_107891726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fabric_10330980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citrus_10774705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coffee_bean_10792935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apparel_1027284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nickel_1146466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tobacco_10444283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ahrain&gt;/&lt;imports&gt;/&lt;wordnet_beverage_10788180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gold_11337176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software_1065660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platinum_11464954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apparel_1027284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uebec&gt;/&lt;imports&gt;/&lt;wordnet_beverage_10788180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uebec&gt;/&lt;imports&gt;/&lt;wordnet_tobacco_10444283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car_10295834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wine_107891726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coffee_bean_10792935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soy_11253256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footwear_103381126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fruit_11313494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beverage_1078818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fabric_10330980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tobacco_10444283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plywood_103971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rubber_11500625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imports&gt;/&lt;wordnet_tobacco_10444283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motor_vehicle_103791235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exico&gt;/&lt;imports&gt;/&lt;wordnet_aircraft_10268656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iron_ore_11492345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wood_pulp_11510363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ar_10295834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footwear_103381126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opper_114635722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apparel_1027284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software_1065660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fabric_10330980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palm_oil_10767461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onion_11243308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rubber_11500625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mineral_water_10793674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software_1065660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plywood_10397121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apparel_1027284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motor_vehicle_10379123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natural_gas_11496009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wine_107891726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metallic_element_11462545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motor_vehicle_10379123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tobacco_10444283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lumber_11494358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sugar_10785928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wood_pulp_11510363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tobacco_10444283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meat_10764985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footwear_103381126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dos&gt;/&lt;imports&gt;/&lt;wordnet_car_10295834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dos&gt;/&lt;imports&gt;/&lt;wordnet_footwear_103381126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fabric_103309808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urkmenistan&gt;/&lt;imports&gt;/&lt;wordnet_foodstuff_1075663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motor_vehicle_10379123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palm_oil_10767461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gold_11337176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plywood_103971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platinum_11464954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rubber_11500625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beverage_10788180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coffee_bean_10792935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consumer_goods_10309357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uwait&gt;/&lt;imports&gt;/&lt;wordnet_tobacco_10444283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lywood_103971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rubber_11500625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stonia&gt;/&lt;imports&gt;/&lt;wordnet_fabric_10330980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cotton_11487007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tenegro&gt;/&lt;imports&gt;/&lt;wordnet_fabric_103309808&gt;</text:p>
          </table:table-cell>
        </table:table-row>
        <table:table-row table:style-name="ro1">
          <table:table-cell office:value-type="string">
            <text:p>?s29 <text:s/>&lt;holdsPoliticalPosition&gt; <text:s/>?o94 <text:s/>?o29 <text:s/>&lt;hasCapital&gt; <text:s/>?o94 <text:s text:c="2"/>=&gt; ?s29 <text:s/>&lt;isCitizenOf&gt; <text:s/>?o29 <text:s/>Support: 4.252351550407375E-6 Confidence: 0.5 Improved confidence: 0.6666666666666666 Head coverage: 1.3726835964310226E-4 Predictiveness: 0.25 Improved Predictiveness: 0.16666666666666666 Std. Improved Predictiveness: 0.125 Cardinality: 2 Counting on variable: ?s29 Body size: 4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e_Aurillac&gt;/&lt;isCitizenOf&gt;/&lt;Bourbon_Restorati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e_Aurillac&gt;/&lt;isCitizenOf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e_Aurillac&gt;/&lt;isCitizenOf&gt;/&lt;West_Francia&gt;</text:p>
          </table:table-cell>
        </table:table-row>
        <table:table-row table:style-name="ro1">
          <table:table-cell office:value-type="string">
            <text:p>?s4 <text:s/>&lt;isMarriedTo&gt; <text:s/>?o4 <text:s/>?o4 <text:s/>&lt;hasChild&gt; <text:s/>?s4 <text:s text:c="2"/>=&gt; ?s4 <text:s/>&lt;hasChild&gt; <text:s/>?o4 <text:s/>Support: 5.49602911896155E-5 Confidence: 0.5 Improved confidence: 0.6666666666666666 Head coverage: 5.49602911896155E-5 Predictiveness: 0.25 Improved Predictiveness: 0.16666666666666666 Std. Improved Predictiveness: 0.125 Cardinality: 22 Counting on variable: ?o4 Body size: 44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Winston_Mayer&gt;/&lt;hasChild&gt;/&lt;Cheri_Lov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ca_Kane&gt;/&lt;hasChild&gt;/&lt;Dimitri_Maric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ewman&gt;/&lt;hasChild&gt;/&lt;J.T._Hellstr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ran_family&gt;/&lt;hasChild&gt;/&lt;Judy_Mor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auren_Fenmore_Baldwin&gt;/&lt;hasChild&gt;/&lt;Scott_Grainger,_Sr.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ewman&gt;/&lt;hasChild&gt;/&lt;Cole_Howar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livia_Winters&gt;/&lt;hasChild&gt;/&lt;Nathan_Hasting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Victor_Newman&gt;/&lt;hasChild&gt;/&lt;Ashley_Abbott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rad_Carlton&gt;/&lt;hasChild&gt;/&lt;Ashley_Abbot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e_Lee&gt;/&lt;hasChild&gt;/&lt;James_Farentin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ve_Lambert&gt;/&lt;hasChild&gt;/&lt;Ian_Thornhar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ne_Lewisohn&gt;/&lt;hasChild&gt;/&lt;Leonard_Lewisohn&gt;</text:p>
          </table:table-cell>
        </table:table-row>
        <table:table-row table:style-name="ro1">
          <table:table-cell office:value-type="string">
            <text:p>?s66 <text:s/>&lt;isCitizenOf&gt; <text:s/>?s12 <text:s/>?s66 <text:s/>&lt;livesIn&gt; <text:s/>?o12 <text:s text:c="2"/>=&gt; ?s12 <text:s/>&lt;hasCapital&gt; <text:s/>?o12 <text:s/>Support: 9.142555833375857E-5 Confidence: 0.4942528735632184 Improved confidence: 0.589041095890411 Head coverage: 0.020292590844738084 Predictiveness: 0.16091954022988508 Improved Predictiveness: 0.09478822232719258 Std. Improved Predictiveness: 0.07953494517109262 Cardinality: 43 Counting on variable: ?s12 Body size: 87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Cinnamon_Garden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Welikadawatt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Sorsog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gay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Tarla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oncepcion,_Tarla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locos_Nor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mus,_Cavi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DasmariÃ±as_Vill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San_Jua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ayantoc,_Tarla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loil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untinlupa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etro_Mani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Bacoor,_Cavi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Batang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vi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Gonzaga,_Cagay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Pangasin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Sorsogo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Bukidn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nkie_Country&gt;/&lt;hasCapital&gt;/&lt;Emerald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nkie_Country&gt;/&lt;hasCapital&gt;/&lt;Winkie_Countr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Tylse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Huysbu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_(Oz)&gt;/&lt;hasCapital&gt;/&lt;Munchkin_Countr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Duba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Mianwal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Durha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Pakist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Arifwal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United_Kingdo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Gojr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Peshawa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Norwa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ahor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odhr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Trondhei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Cair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United_Arab_Emirate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Oxfor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Islamabad_Capital_Territor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Egyp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Sind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Cana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Nawan_Laho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sse&gt;/&lt;hasCapital&gt;/&lt;German_Emp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sse&gt;/&lt;hasCapital&gt;/&lt;Grand_Duchy_of_Hess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Capital&gt;/&lt;Liby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omme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Ekere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orgerhou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elgiu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Austr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russel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Aalte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Merelbek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allahassee,_Flori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Anabar_Distric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fghanistan&gt;/&lt;hasCapital&gt;/&lt;Kabu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fghanistan&gt;/&lt;hasCapital&gt;/&lt;Afghan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nd_of_Ev&gt;/&lt;hasCapital&gt;/&lt;Land_of_Ev&gt;</text:p>
          </table:table-cell>
        </table:table-row>
        <table:table-row table:style-name="ro1">
          <table:table-cell office:value-type="string">
            <text:p>?o8 <text:s/>&lt;hasChild&gt; <text:s/>?o605 <text:s/>?s8 <text:s/>&lt;created&gt; <text:s/>?o605 <text:s text:c="2"/>=&gt; ?s8 <text:s/>&lt;created&gt; <text:s/>?o8 <text:s/>Support: 3.0727799165103213E-4 Confidence: 0.4900398406374502 Improved confidence: 0.6721311475409836 Head coverage: 3.0727799165103213E-4 Predictiveness: 0.27091633466135456 Improved Predictiveness: 0.1820913069035334 Std. Improved Predictiveness: 0.1327597974635323 Cardinality: 123 Counting on variable: ?o8 Body size: 251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Kathleen_Beedles&gt;/&lt;created&gt;/&lt;Carrie_B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eppard_Solomon&gt;/&lt;created&gt;/&lt;Richard_Hil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m_Long&gt;/&lt;created&gt;/&lt;Rick_Bauer_(Guiding_Light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er_Whitesell&gt;/&lt;created&gt;/&lt;Charlie_Bank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Charlie_Bank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Patrick_Drak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dda_Eulenberg&gt;/&lt;created&gt;/&lt;Eliza_Po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_Grant&gt;/&lt;created&gt;/&lt;Kristine_Kochansk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ug_Naylor&gt;/&lt;created&gt;/&lt;Kristine_Kochansk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Damian_Grimal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ren_Harris&gt;/&lt;created&gt;/&lt;Jeff_Webb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Jeff_Webb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e_Harwood&gt;/&lt;created&gt;/&lt;Tanya_Brann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ren_Harris&gt;/&lt;created&gt;/&lt;Laura_Spenc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aire_Labine&gt;/&lt;created&gt;/&lt;Laura_Spenc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Laura_Spenc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hleen_Beedles&gt;/&lt;created&gt;/&lt;Bob_Hope_(Emmerdale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Pratt,_Jr.&gt;/&lt;created&gt;/&lt;Sonny_Corintho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ren_Harris&gt;/&lt;created&gt;/&lt;Sonny_Corintho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Sonny_Corintho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Edmund_Gre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m_Long&gt;/&lt;created&gt;/&lt;Buzz_Coop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e_Harwood&gt;/&lt;created&gt;/&lt;Billy_Mitchell_(EastEnders)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Richard_J._Allen&gt;/&lt;created&gt;/&lt;Sami_Brad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ames_E._Reilly&gt;/&lt;created&gt;/&lt;Sami_Brad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Hogan_Sheffer&gt;/&lt;created&gt;/&lt;Sami_Brad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nne_Schoettle&gt;/&lt;created&gt;/&lt;Sami_Brad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aire_Labine&gt;/&lt;created&gt;/&lt;Felicia_Jo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ne_Palumbo&gt;/&lt;created&gt;/&lt;Felicia_Jo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Holland&gt;/&lt;created&gt;/&lt;Charlie_Cot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ulia_Smith&gt;/&lt;created&gt;/&lt;Charlie_Cot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Holly_Sutton-Scorpi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radley_Bell&gt;/&lt;created&gt;/&lt;Massimo_Maro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Fles&gt;/&lt;created&gt;/&lt;Alois_Hitl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e_Harwood&gt;/&lt;created&gt;/&lt;Max_Brann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ah_Laiman&gt;/&lt;created&gt;/&lt;James_Stenbec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eppard_Solomon&gt;/&lt;created&gt;/&lt;Lynne_Spear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McHale&gt;/&lt;created&gt;/&lt;Alan_Jackson_(EastEnder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adley_Bell&gt;/&lt;created&gt;/&lt;Jacqueline_Payne_Maro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Vanessa_Bennet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Vanessa_Bennet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Vanessa_Bennet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Holland&gt;/&lt;created&gt;/&lt;Kathy_Mitche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na_Higley&gt;/&lt;created&gt;/&lt;Patrick_Thornhar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e_Harwood&gt;/&lt;created&gt;/&lt;Honey_Mitche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Malone&gt;/&lt;created&gt;/&lt;Cord_Robert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n_Battye&gt;/&lt;created&gt;/&lt;Philip_Martin_(Neighbour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Mary_Smyth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Mary_Smyth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Jordan&gt;/&lt;created&gt;/&lt;Terry_Raymo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Liz_Sanbour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n_Carlivati&gt;/&lt;created&gt;/&lt;Ross_Raybur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Holland&gt;/&lt;created&gt;/&lt;Pauline_Fowl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Richard_Fiel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gan_McTavish&gt;/&lt;created&gt;/&lt;Richard_Fiel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Haggis&gt;/&lt;created&gt;/&lt;Robert_Fraser_(Due_South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uglas_Marland&gt;/&lt;created&gt;/&lt;Emma_Snyd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lvio_Horta&gt;/&lt;created&gt;/&lt;Claire_Mead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yan_Kirkwood_(producer)&gt;/&lt;created&gt;/&lt;Calvin_Valent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eppard_Solomon&gt;/&lt;created&gt;/&lt;Kathy_Hil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die_Walsh&gt;/&lt;created&gt;/&lt;Hal_Muns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l_Brez&gt;/&lt;created&gt;/&lt;Hal_Muns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Demorest&gt;/&lt;created&gt;/&lt;Hal_Muns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DePriest&gt;/&lt;created&gt;/&lt;Victor_Kiriak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eri_Anderson&gt;/&lt;created&gt;/&lt;Victor_Kiriak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E._Reilly&gt;/&lt;created&gt;/&lt;Victor_Kiriaki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William_J._Bell&gt;/&lt;created&gt;/&lt;Addie_Hor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Myers_(actor)&gt;/&lt;created&gt;/&lt;Nigel_Power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Fles&gt;/&lt;created&gt;/&lt;Klara_Hitl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minic_Treadwell-Collins&gt;/&lt;created&gt;/&lt;Archie_Mitche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llee_Taggart&gt;/&lt;created&gt;/&lt;Lucinda_Wals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_King_(writer)&gt;/&lt;created&gt;/&lt;Lucinda_Wals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_Redmond&gt;/&lt;created&gt;/&lt;Dennis_Richardson_(Hollyoak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E._Reilly&gt;/&lt;created&gt;/&lt;Mimi_Lockhart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argaret_DePriest&gt;/&lt;created&gt;/&lt;Kate_Roberts_(Days_of_our_Lives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Kate_Roberts_(Days_of_our_Lives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Kate_Roberts_(Days_of_our_Lives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eg_Watson&gt;/&lt;created&gt;/&lt;Clarissa_von_Anstett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McHale&gt;/&lt;created&gt;/&lt;Jim_Branning&gt;</text:p>
          </table:table-cell>
        </table:table-row>
        <table:table-row table:style-name="ro1">
          <table:table-cell office:value-type="string">
            <text:p>?s66 <text:s/>&lt;isCitizenOf&gt; <text:s/>?s12 <text:s/>?s66 <text:s/>&lt;isLocatedIn&gt; <text:s/>?o12 <text:s text:c="2"/>=&gt; ?s12 <text:s/>&lt;hasCapital&gt; <text:s/>?o12 <text:s/>Support: 7.441615213212907E-5 Confidence: 0.4794520547945205 Improved confidence: 0.5303030303030303 Head coverage: 0.01651722510618216 Predictiveness: 0.09589041095890416 Improved Predictiveness: 0.05085097550850978 Std. Improved Predictiveness: 0.04597485456933761 Cardinality: 35 Counting on variable: ?s12 Body size: 73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Quet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Cavta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Nova_Ra</text:p>
          </table:table-cell>
        </table:table-row>
        <table:table-row table:style-name="ro1">
          <table:table-cell office:value-type="string">
            <text:p>a&gt;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Indone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Fuji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Guangdo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Hain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Sembawa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Singapo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Lumbar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Klanje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lland&gt;/&lt;hasCapital&gt;/&lt;Denizl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Schaerbeek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Dinan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Sint-Truide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Mortse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Namur_(city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Nivelle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Oudenaard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Etterbeek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ourna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Jemappe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ergen_op_Zoo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emse&gt;</text:p>
          </table:table-cell>
        </table:table-row>
        <table:table-row table:style-name="ro1">
          <table:table-cell office:value-type="string">
            <text:p>?s66 <text:s/>&lt;isCitizenOf&gt; <text:s/>?s12 <text:s/>?s66 <text:s/>&lt;diedIn&gt; <text:s/>?o12 <text:s text:c="2"/>=&gt; ?s12 <text:s/>&lt;hasCapital&gt; <text:s/>?o12 <text:s/>Support: 1.0205643720977701E-4 Confidence: 0.4528301886792453 Improved confidence: 0.5517241379310345 Head coverage: 0.022652194431335537 Predictiveness: 0.17924528301886788 Improved Predictiveness: 0.09889394925178918 Std. Improved Predictiveness: 0.08116767532929867 Cardinality: 48 Counting on variable: ?s12 Body size: 106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Belgrad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Skopj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Pragu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Zagreb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Jaff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ri_Lanka&gt;/&lt;hasCapital&gt;/&lt;Sri_Jayawardenapura_Kot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Belgrad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Zagreb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sia&gt;/&lt;hasCapital&gt;/&lt;Cape_Tow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Dearborn,_Michig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-Andalus&gt;/&lt;hasCapital&gt;/&lt;Damascu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ondo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Chicag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Hyderabad_State&gt;/&lt;hasCapital&gt;/&lt;Karach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sse&gt;/&lt;hasCapital&gt;/&lt;Munic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rincipality_of_Bulgaria&gt;/&lt;hasCapital&gt;/&lt;Naple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Knokk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Par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Cologn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ynn,_Massachusett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mpire_of_Japan&gt;/&lt;hasCapital&gt;/&lt;Toky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Empire&gt;/&lt;hasCapital&gt;/&lt;Berl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Empire&gt;/&lt;hasCapital&gt;/&lt;Bon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Empire&gt;/&lt;hasCapital&gt;/&lt;Stuttgar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ingdom_of_Yugoslavia&gt;/&lt;hasCapital&gt;/&lt;Lond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ingdom_of_Bavaria&gt;/&lt;hasCapital&gt;/&lt;Munic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East_Germany&gt;/&lt;hasCapital&gt;/&lt;Stralsu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Washington,_D.C.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Melbourn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fghanistan&gt;/&lt;hasCapital&gt;/&lt;Melbourne&gt;</text:p>
          </table:table-cell>
        </table:table-row>
        <table:table-row table:style-name="ro1">
          <table:table-cell office:value-type="string">
            <text:p>?o21 <text:s/>&lt;dealsWith&gt; <text:s/>?s21 <text:s text:c="2"/>=&gt; ?s21 <text:s/>&lt;dealsWith&gt; <text:s/>?o21 <text:s/>Support: 1.0205643720977701E-4 Confidence: 0.4485981308411215 Improved confidence: 0.7272727272727273 Head coverage: 0.39344262295081966 Predictiveness: 0.383177570093458 Improved Predictiveness: 0.2786745964316058 Std. Improved Predictiveness: 0.17189274172416807 Cardinality: 48 Counting on variable: ?s21 Body size: 10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&lt;Bolivia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hilippines&gt;/&lt;dealsWith&gt;/&lt;Netherland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yrgyzstan&gt;/&lt;dealsWith&gt;/&lt;Kazakhst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yrgyzstan&gt;/&lt;dealsWith&gt;/&lt;Uzbekist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yrgyzstan&gt;/&lt;dealsWith&gt;/&lt;German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uyana&gt;/&lt;dealsWith&gt;/&lt;Fin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uyana&gt;/&lt;dealsWith&gt;/&lt;Canad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uyana&gt;/&lt;dealsWith&gt;/&lt;Ukrain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omalia&gt;/&lt;dealsWith&gt;/&lt;United_Arab_Emirate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omalia&gt;/&lt;dealsWith&gt;/&lt;Djibout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dealsWith&gt;/&lt;Netherland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dealsWith&gt;/&lt;Canad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dealsWith&gt;/&lt;Norwa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urkina_Faso&gt;/&lt;dealsWith&gt;/&lt;Thai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urkina_Faso&gt;/&lt;dealsWith&gt;/&lt;Nig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urkina_Faso&gt;/&lt;dealsWith&gt;/&lt;Singapor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acau&gt;/&lt;dealsWith&gt;/&lt;Hong_Kon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ga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ga&gt;/&lt;dealsWith&gt;/&lt;Fij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oldova&gt;/&lt;dealsWith&gt;/&lt;Ital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oldova&gt;/&lt;dealsWith&gt;/&lt;Russ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dan&gt;/&lt;dealsWith&gt;/&lt;Ital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dan&gt;/&lt;dealsWith&gt;/&lt;Saudi_Arab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dan&gt;/&lt;dealsWith&gt;/&lt;Egyp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dan&gt;/&lt;dealsWith&gt;/&lt;Indones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emocratic_Republic_of_the_Congo&gt;/&lt;dealsWith&gt;/&lt;Zamb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emocratic_Republic_of_the_Congo&gt;/&lt;dealsWith&gt;/&lt;Franc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Democratic_Republic_of_the_Congo&gt;/&lt;dealsWith&gt;/&lt;People's_Republic_of_Chi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he_Bahamas&gt;/&lt;dealsWith&gt;/&lt;Spa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he_Bahamas&gt;/&lt;dealsWith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dealsWith&gt;/&lt;People's_Republic_of_Chi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Macedonia&gt;/&lt;dealsWith&gt;/&lt;Montenegr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Macedonia&gt;/&lt;dealsWith&gt;/&lt;Po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epal&gt;/&lt;dealsWith&gt;/&lt;German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ape_Verde&gt;/&lt;dealsWith&gt;/&lt;Moroc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nama&gt;/&lt;dealsWith&gt;/&lt;United_Kingdo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nama&gt;/&lt;dealsWith&gt;/&lt;Netherland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nama&gt;/&lt;dealsWith&gt;/&lt;Costa_Ric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lbania&gt;/&lt;dealsWith&gt;/&lt;Switzer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wanda&gt;/&lt;dealsWith&gt;/&lt;Ugand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l_Salvador&gt;/&lt;dealsWith&gt;/&lt;Guatemal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ngolia&gt;/&lt;dealsWith&gt;/&lt;People's_Republic_of_Chin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dealsWith&gt;/&lt;Keny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fghanistan&gt;/&lt;dealsWith&gt;/&lt;Russ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ri_Lanka&gt;/&lt;dealsWith&gt;/&lt;Ind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ri_Lanka&gt;/&lt;dealsWith&gt;/&lt;Ital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ri_Lanka&gt;/&lt;dealsWith&gt;/&lt;German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dealsWith&gt;/&lt;Thai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Saudi_Arab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United_Kingdo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United_Arab_Emirate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Fra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elize&gt;/&lt;dealsWith&gt;/&lt;CÃ´te_d'Ivoi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Thai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aica&gt;/&lt;dealsWith&gt;/&lt;United_Kingdo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aica&gt;/&lt;dealsWith&gt;/&lt;Netherland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amaica&gt;/&lt;dealsWith&gt;/&lt;Fra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aica&gt;/&lt;dealsWith&gt;/&lt;Canad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celand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celand&gt;/&lt;dealsWith&gt;/&lt;Norwa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Mexi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Netherland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German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reenland&gt;/&lt;dealsWith&gt;/&lt;People's_Republic_of_Chi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renada&gt;/&lt;dealsWith&gt;/&lt;United_Kingdo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renada&gt;/&lt;dealsWith&gt;/&lt;Netherland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uinea-Bissau&gt;/&lt;dealsWith&gt;/&lt;People's_Republic_of_Chi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oviet_Union&gt;/&lt;dealsWith&gt;/&lt;Democratic_Republic_of_Afghanist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uritania&gt;/&lt;dealsWith&gt;/&lt;Belgiu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uritania&gt;/&lt;dealsWith&gt;/&lt;Ital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hutan&gt;/&lt;dealsWith&gt;/&lt;Swed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hutan&gt;/&lt;dealsWith&gt;/&lt;Hong_Kon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hutan&gt;/&lt;dealsWith&gt;/&lt;Bangladesh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dealsWith&gt;/&lt;Netherland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dealsWith&gt;/&lt;Fra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ru&gt;/&lt;dealsWith&gt;/&lt;Brazi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ru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merican_Samoa&gt;/&lt;dealsWith&gt;/&lt;New_Zea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lta&gt;/&lt;dealsWith&gt;/&lt;Ital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alta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lta&gt;/&lt;dealsWith&gt;/&lt;Fra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lta&gt;/&lt;dealsWith&gt;/&lt;German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ersey&gt;/&lt;dealsWith&gt;/&lt;Fra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urma&gt;/&lt;dealsWith&gt;/&lt;Thai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urma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enin&gt;/&lt;dealsWith&gt;/&lt;Nig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olombia&gt;/&lt;dealsWith&gt;/&lt;Mexi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ritish_Virgin_Islands&gt;/&lt;dealsWith&gt;/&lt;Puerto_Ri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arbados&gt;/&lt;dealsWith&gt;/&lt;Brazi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runei&gt;/&lt;dealsWith&gt;/&lt;Singapor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runei&gt;/&lt;dealsWith&gt;/&lt;United_Kingdo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runei&gt;/&lt;dealsWith&gt;/&lt;Malays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iberia&gt;/&lt;dealsWith&gt;/&lt;Singapor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dealsWith&gt;/&lt;People's_Republic_of_Chin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dealsWith&gt;/&lt;German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thiopia&gt;/&lt;dealsWith&gt;/&lt;Saudi_Arab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dealsWith&gt;/&lt;People's_Republic_of_China&gt;</text:p>
          </table:table-cell>
        </table:table-row>
        <table:table-row table:style-name="ro1">
          <table:table-cell office:value-type="string">
            <text:p>?s21 <text:s/>&lt;exports&gt; <text:s/>?o62 <text:s/>?o21 <text:s/>&lt;exports&gt; <text:s/>?o62 <text:s text:c="2"/>=&gt; ?s21 <text:s/>&lt;dealsWith&gt; <text:s/>?o21 <text:s/>Support: 1.1268731608579545E-4 Confidence: 0.4274193548387097 Improved confidence: 0.5824175824175825 Head coverage: 0.4344262295081967 Predictiveness: 0.2661290322580645 Improved Predictiveness: 0.15499822757887274 Std. Improved Predictiveness: 0.11374869927159209 Cardinality: 53 Counting on variable: ?s21 Body size: 124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Austra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Papua_New_Guin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Central_Afr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Afghan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Camero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Buru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Burkina_Fas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Ango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Austra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Tanza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Ital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Bangladesh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Dominican_Republi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Nicaragu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Mexic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Surinam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Somal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Beliz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Om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Lebano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Cameroo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Burkina_Fas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Sud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Mauritiu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urundi&gt;/&lt;dealsWith&gt;/&lt;Keny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Mongol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El_Salvador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Papua_New_Guine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Central_African_Republi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Tanza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Vietna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O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North_Ko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Botsw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Gre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Panam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Vietna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Surin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Ango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Pa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Buru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Yem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Per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Brazi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Nig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Cambo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Moldov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ust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El_Salv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Ben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Colom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Lat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Denma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Tong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Uru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New_Zea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Per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otsw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en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Cambo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Vietna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Bulga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Yem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Rwan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People's_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Rom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Rus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Madagasc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Vietna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Costa_R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Botsw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Ben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Cape_Verd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South_Kore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Syr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Afghanist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Ecuador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Bhut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Keny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Zam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Austra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Ecu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Ken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Papua_New_Guin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Democratic_Republic_of_the_Con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witz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p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urin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Camero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Buru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Rwan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sotho&gt;/&lt;dealsWith&gt;/&lt;Macau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Luxembourg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Taiw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The_Bahama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Republic_of_Ireland&gt;</text:p>
          </table:table-cell>
        </table:table-row>
        <table:table-row table:style-name="ro1">
          <table:table-cell office:value-type="string">
            <text:p>?s54 <text:s/>&lt;dealsWith&gt; <text:s/>?s13 <text:s/>?s54 <text:s/>&lt;imports&gt; <text:s/>?o13 <text:s text:c="2"/>=&gt; ?s13 <text:s/>&lt;imports&gt; <text:s/>?o13 <text:s/>Support: 8.079467945774012E-5 Confidence: 0.40860215053763443 Improved confidence: 0.7450980392156863 Head coverage: 0.3275862068965517 Predictiveness: 0.4516129032258065 Improved Predictiveness: 0.3364958886780519 Std. Improved Predictiveness: 0.18453000346860912 Cardinality: 38 Counting on variable: ?s13 Body size: 93</text:p>
          </table:table-cell>
          <table:table-cell/>
        </table:table-row>
        <table:table-row table:style-name="ro1">
          <table:table-cell office:value-type="string">
            <text:p>~</text:p>
          </table:table-cell>
          <table:table-cell office:value-type="string">
            <text:p>&lt;Croatia&gt;/&lt;imports&gt;/&lt;wordnet_car_10295834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electricity_11144990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petroleum_11498057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tobacco_10444283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petroleum_11498057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food_10002126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grain_109290777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hailand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alumina_11482394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fertilizer_11485934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livestock_10188747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plastic_1145926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food_10002126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imports&gt;/&lt;wordnet_vehicle_10452431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imports&gt;/&lt;wordnet_motor_vehicle_10379123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epublic_of_China&gt;/&lt;imports&gt;/&lt;wordnet_grain_1092907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epublic_of_China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iji&gt;/&lt;imports&gt;/&lt;wordnet_foodstuff_1075663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beverage_10788180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petroleum_11498057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pharmaceutical_10392098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chemical_11480683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food_10002126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car_10295834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steel_11480245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drink_10788522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scientific_instrument_10414749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livestock_10188747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electronics_106099269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imports&gt;/&lt;wordnet_foodstuff_1075663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medicine_10604307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uel_114875077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imports&gt;/&lt;wordnet_metallic_element_11462545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motor_vehicle_10379123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plastic_11459261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ood_100021265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imports&gt;/&lt;wordnet_vehicle_10452431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gem_103432972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grain_1092907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ertilizer_11485934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meat_10764985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narration_10722077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energy_11145221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lubricant_11489065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go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drink_10788522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plastic_11459261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lubricant_11489065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consumer_goods_10309357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livestock_10188747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food_10002126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foodstuff_1075663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furniture_10340572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onsumer_goods_10309357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imports&gt;/&lt;wordnet_car_10295834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imports&gt;/&lt;wordnet_building_material_1147864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cereal_112141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fabric_10330980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motor_vehicle_10379123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elarus&gt;/&lt;imports&gt;/&lt;wordnet_fabric_103309808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ameroon&gt;/&lt;imports&gt;/&lt;wordnet_machinery_1037016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motor_vehicle_10379123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chemical_11480683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pharmaceutical_10392098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erbia&gt;/&lt;imports&gt;/&lt;wordnet_fuel_1148750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car_10295834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enegal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sugar_10785928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aper_11497426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aircraft_10268656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drink_10788522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electronics_10609926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industry_10092344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wheat_11214208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harmaceutical_10392098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building_material_1147864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tobacco_10444283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vehicle_10452431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fertilizer_11485934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furniture_10340572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imports&gt;/&lt;wordnet_machinery_103701640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lgeria&gt;/&lt;imports&gt;/&lt;wordnet_foodstuff_1075663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imports&gt;/&lt;wordnet_cereal_11214149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tenegro&gt;/&lt;imports&gt;/&lt;wordnet_car_102958343&gt;</text:p>
          </table:table-cell>
        </table:table-row>
        <table:table-row table:style-name="ro1">
          <table:table-cell office:value-type="string">
            <text:p>?s33 <text:s/>&lt;actedIn&gt; <text:s/>?o33 <text:s/>?s33 <text:s/>&lt;created&gt; <text:s/>?o33 <text:s text:c="2"/>=&gt; ?s33 <text:s/>&lt;directed&gt; <text:s/>?o33 <text:s/>Support: 9.468159254938307E-4 Confidence: 0.4019088016967126 Improved confidence: 0.47853535353535354 Head coverage: 9.468159254938307E-4 Predictiveness: 0.16012725344644752 Improved Predictiveness: 0.07662655183864092 Std. Improved Predictiveness: 0.06435655255164752 Cardinality: 379 Counting on variable: ?o33 Body size: 943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Ekman&gt;/&lt;directed&gt;/&lt;JÃ¶nssonligan_dyker_upp_ig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Elizabeth_Ellis&gt;/&lt;directed&gt;/&lt;A_Quiet_Little_Marri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alva_Dadiani&gt;/&lt;directed&gt;/&lt;The_Exile_(1922_film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pike_Lee&gt;/&lt;directed&gt;/&lt;Crookly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imeoin&gt;/&lt;directed&gt;/&lt;The_Cra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Wisdom&gt;/&lt;directed&gt;/&lt;Follow_a_Sta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ob_Monkhouse&gt;/&lt;directed&gt;/&lt;Dentist_on_the_Job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risten_Thomson&gt;/&lt;directed&gt;/&lt;I,_Clau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Bacall&gt;/&lt;directed&gt;/&lt;Manic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my_Chong&gt;/&lt;directed&gt;/&lt;Best_Bu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Gottschalk&gt;/&lt;directed&gt;/&lt;Die_Supernas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imesh_Reshammiya&gt;/&lt;directed&gt;/&lt;Aap_Kaa_Surroor__The_Moviee__The_Real_Luv_Stor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tacy_Keach&gt;/&lt;directed&gt;/&lt;The_Long_Rider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James_Keach&gt;/&lt;directed&gt;/&lt;The_Long_Rider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ie_Wright&gt;/&lt;directed&gt;/&lt;Hairshirt_(film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imon_Lui&gt;/&lt;directed&gt;/&lt;Last_Ghost_Standing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Jon_Heder&gt;/&lt;directed&gt;/&lt;Napoleon_Dynami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thun_Chakraborty&gt;/&lt;directed&gt;/&lt;Satyameba_Jayat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Jemaine_Clement&gt;/&lt;directed&gt;/&lt;Tongan_Ninj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scar_Kightley&gt;/&lt;directed&gt;/&lt;Sione's_Wedd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a_Andersen&gt;/&lt;directed&gt;/&lt;Purple_G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eenivasan_(actor)&gt;/&lt;directed&gt;/&lt;Yathrakarude_Sradhakk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Webb&gt;/&lt;directed&gt;/&lt;Dragnet_(serie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_Aleandro&gt;/&lt;directed&gt;/&lt;The_Inheritors_(1970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JosÃ©&gt;/&lt;directed&gt;/&lt;PerdÃ³name_Tod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an_Dujardin&gt;/&lt;directed&gt;/&lt;Brice_de_Nic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eenivasan_(actor)&gt;/&lt;directed&gt;/&lt;Bhargavacharitham_Moonam_Khanda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kie_Chan&gt;/&lt;directed&gt;/&lt;Half_a_Loaf_of_Kung_F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_Waits&gt;/&lt;directed&gt;/&lt;Big_Time_(1988_film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an_Bucatinsky&gt;/&lt;directed&gt;/&lt;All_Over_the_Gu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k_Molloy&gt;/&lt;directed&gt;/&lt;BoyTow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udy_Ray_Moore&gt;/&lt;directed&gt;/&lt;Shaolin_Dolemi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ain_Chabat&gt;/&lt;directed&gt;/&lt;I_Do_(2006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a_Carvey&gt;/&lt;directed&gt;/&lt;The_Master_of_Disguis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_Private_Eyes_(1981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er_Sultan&gt;/&lt;directed&gt;/&lt;Yogi_(2009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as_Barker&gt;/&lt;directed&gt;/&lt;Life_Is_a_Circus_(2004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nny_Perez&gt;/&lt;directed&gt;/&lt;La_Sog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ader_Khan&gt;/&lt;directed&gt;/&lt;Mr._Natwarla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il_Jackson&gt;/&lt;directed&gt;/&lt;The_Passage_(2007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Corbett&gt;/&lt;directed&gt;/&lt;The_Film_Crew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J._Nelson&gt;/&lt;directed&gt;/&lt;The_Film_Crew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Gillette&gt;/&lt;directed&gt;/&lt;Sherlock_Holmes_(1916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C_Mac&gt;/&lt;directed&gt;/&lt;Winner_Takes_All_(2004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yce_D._Applegate&gt;/&lt;directed&gt;/&lt;Loose_Sho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urence_Olivier&gt;/&lt;directed&gt;/&lt;Laurence_Olivier_Present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Ekman&gt;/&lt;directed&gt;/&lt;JÃ¶nssonligan_pÃ¥_Mallor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nno_Cheng&gt;/&lt;directed&gt;/&lt;Summer's_Tai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leonora_Duse&gt;/&lt;directed&gt;/&lt;Cene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y_Went_That-A-Way_&amp;_That-A-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._P._Davis&gt;/&lt;directed&gt;/&lt;Fighting_Tommy_Rile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JosÃ©&gt;/&lt;directed&gt;/&lt;GavilÃ¡n_o_Paloma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o_Gordon&gt;/&lt;directed&gt;/&lt;Black_Patch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key_Rourke&gt;/&lt;directed&gt;/&lt;F.T.W._(film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John_Candy&gt;/&lt;directed&gt;/&lt;The_Last_Pol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._Madhavan&gt;/&lt;directed&gt;/&lt;Ramji_Londonwa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Neal&gt;/&lt;directed&gt;/&lt;Future-Ki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am_Sandler&gt;/&lt;directed&gt;/&lt;Eight_Crazy_Night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Winslow&gt;/&lt;directed&gt;/&lt;Lenny_the_Wonder_Do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Andre&gt;/&lt;directed&gt;/&lt;Jangan_Pandang_Belaka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mer_Hosny&gt;/&lt;directed&gt;/&lt;Omar_&amp;_Salma_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aheed_Murad&gt;/&lt;directed&gt;/&lt;Armaan_(1966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tta_May&gt;/&lt;directed&gt;/&lt;In_Love_with_Barbar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tie_Lange&gt;/&lt;directed&gt;/&lt;Artie_Lange's_Beer_Leagu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_Rimes&gt;/&lt;directed&gt;/&lt;Holiday_in_Your_Hear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ucas_Grabeel&gt;/&lt;directed&gt;/&lt;The_Real_S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Miller_(actor)&gt;/&lt;directed&gt;/&lt;Christmas_Mountain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Tonderai&gt;/&lt;directed&gt;/&lt;Dog_Eat_Dog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iyush_Mishra&gt;/&lt;directed&gt;/&lt;1971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Conrad&gt;/&lt;directed&gt;/&lt;Roggue_Doggz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ichael_Worth&gt;/&lt;directed&gt;/&lt;Dual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ssica_Hynes&gt;/&lt;directed&gt;/&lt;Learner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lip_Kumar&gt;/&lt;directed&gt;/&lt;Leader_(1964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Neo&gt;/&lt;directed&gt;/&lt;Money_No_Enoug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onardo_DiCaprio&gt;/&lt;directed&gt;/&lt;The_11th_Hour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Russo&gt;/&lt;directed&gt;/&lt;The_Box_(2003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ad_Dourif&gt;/&lt;directed&gt;/&lt;Critters_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jÃ¶rn_Gustafson&gt;/&lt;directed&gt;/&lt;JÃ¶nssonligan_spelar_hÃ¶g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MacIvor&gt;/&lt;directed&gt;/&lt;Whole_New_Th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aheed_Murad&gt;/&lt;directed&gt;/&lt;Ehsaan_(1967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Naschy&gt;/&lt;directed&gt;/&lt;Horror_Rises_from_the_Tomb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areli_Arizmendi&gt;/&lt;directed&gt;/&lt;A_Day_Without_a_Mexic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Jamie_Kennedy&gt;/&lt;directed&gt;/&lt;Malibu's_Most_Wante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Vasco_Santana&gt;/&lt;directed&gt;/&lt;O_PÃ¡tio_das_Cantig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achy_Hulme&gt;/&lt;directed&gt;/&lt;Let's_Get_Skas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_Jaeger&gt;/&lt;directed&gt;/&lt;Advantage_Har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Pickford&gt;/&lt;directed&gt;/&lt;Hearts_Adrif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hesh_Manjrekar&gt;/&lt;directed&gt;/&lt;Me_Shivajiraje_Bhosale_Bolto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mma_Thompson&gt;/&lt;directed&gt;/&lt;Nanny_McPhe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ace_Kosaka&gt;/&lt;directed&gt;/&lt;Nexus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Jaccard&gt;/&lt;directed&gt;/&lt;Trapped_in_a_Forest_Fir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nny_Perez&gt;/&lt;directed&gt;/&lt;Washington_Heights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los_Alazraqui&gt;/&lt;directed&gt;/&lt;The_Last_White_Dishwash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y_Griffith&gt;/&lt;directed&gt;/&lt;Return_to_Mayber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reenivasan_(actor)&gt;/&lt;directed&gt;/&lt;Katha_Parayumpo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dney_Dangerfield&gt;/&lt;directed&gt;/&lt;Back_by_Midnigh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nis_Leary&gt;/&lt;directed&gt;/&lt;Rescue_Me_(TV_series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odney_Dangerfield&gt;/&lt;directed&gt;/&lt;Rover_Dangerfiel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leese&gt;/&lt;directed&gt;/&lt;The_Human_Fa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._Prabhakar_Reddy&gt;/&lt;directed&gt;/&lt;Karthika_Deepam_(film)&gt;</text:p>
          </table:table-cell>
        </table:table-row>
        <table:table-row table:style-name="ro1">
          <table:table-cell office:value-type="string">
            <text:p>?s36 <text:s/>&lt;dealsWith&gt; <text:s/>?o93 <text:s/>?o93 <text:s/>&lt;hasOfficialLanguage&gt; <text:s/>?o36 <text:s text:c="2"/>=&gt; ?s36 <text:s/>&lt;hasOfficialLanguage&gt; <text:s/>?o36 <text:s/>Support: 1.0205643720977701E-4 Confidence: 0.4 Improved confidence: 0.5393258426966292 Head coverage: 0.09937888198757763 Predictiveness: 0.2583333333333333 Improved Predictiveness: 0.1393258426966292 Std. Improved Predictiveness: 0.10333333333333333 Cardinality: 48 Counting on variable: ?s36 Body size: 120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Germ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Tha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Welsh_languag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olivia&gt;/&lt;hasOfficialLanguage&gt;/&lt;Span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Swed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Canadian_Frenc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Span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Ukraini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Dutc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Finn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hasOfficialLanguage&gt;/&lt;Tha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hasOfficialLanguage&gt;/&lt;Malay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Norweg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French_languag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hasOfficialLanguage&gt;/&lt;Dut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Norwegian_Nynorsk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Languages_of_Russ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Portuguese_languag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hasOfficialLanguage&gt;/&lt;Span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Dut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Engl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Standard_Mandar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Languages_of_Russ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English_languag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ingapore&gt;/&lt;hasOfficialLanguage&gt;/&lt;Malay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Standard_Mandar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hasOfficialLanguage&gt;/&lt;Standard_Mandar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Swed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Bilingualism_in_Hong_Kong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Hindi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Bengali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Standard_Mandar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cuador&gt;/&lt;hasOfficialLanguage&gt;/&lt;Portuguese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Arabic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Pers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Fren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Haitian_Creole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eru&gt;/&lt;hasOfficialLanguage&gt;/&lt;Portuguese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hasOfficialLanguage&gt;/&lt;Standard_Mandar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hasOfficialLanguage&gt;/&lt;South_African_Englis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rsey&gt;/&lt;hasOfficialLanguage&gt;/&lt;Wel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Span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Canadian_Frenc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Germ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Pol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Dan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Languages_of_Russ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Finn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Germ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Eston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hasOfficialLanguage&gt;/&lt;Arabic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hasOfficialLanguage&gt;/&lt;Germ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Galici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Asturi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Itali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Basque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Catal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Germ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Leonese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Arabic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Bilingualism_in_Hong_Ko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Standard_Mandar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Indones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Galic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Basque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Standard_Mandar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Germ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Norwegian_Nynorsk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Norweg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Pol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Leonese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Malay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Occit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Roman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Ital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Standard_Mandar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Fren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Hindi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Dut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hasOfficialLanguage&gt;/&lt;Hindi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hasOfficialLanguage&gt;/&lt;Germ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hasOfficialLanguage&gt;/&lt;Swahil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Arabic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Germ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Modern_Standard_Arabi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German_languag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ontenegro&gt;/&lt;hasOfficialLanguage&gt;/&lt;Croat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Hungar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Galic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Germ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Ital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Span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Catalan_languag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France&gt;/&lt;hasOfficialLanguage&gt;/&lt;Fren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Dut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Wel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Occitan_language&gt;</text:p>
          </table:table-cell>
        </table:table-row>
        <table:table-row table:style-name="ro1">
          <table:table-cell office:value-type="string">
            <text:p>?s9 <text:s/>&lt;isMarriedTo&gt; <text:s/>?o79 <text:s/>?o79 <text:s/>&lt;livesIn&gt; <text:s/>?o9 <text:s text:c="2"/>=&gt; ?s9 <text:s/>&lt;livesIn&gt; <text:s/>?o9 <text:s/>Support: 2.9766460852851626E-4 Confidence: 0.3814713896457766 Improved confidence: 0.7909604519774012 Head coverage: 0.012808783165599268 Predictiveness: 0.5177111716621253 Improved Predictiveness: 0.4094890623316246 Std. Improved Predictiveness: 0.19749200008909415 Cardinality: 140 Counting on variable: ?s9 Body size: 367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Theresa_Lopez-Fitzgerald_Crane&gt;/&lt;livesIn&gt;/&lt;New_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s_Aitoro&gt;/&lt;livesIn&gt;/&lt;Gree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lma_Santos&gt;/&lt;livesIn&gt;/&lt;Metro_Mani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lma_Santos&gt;/&lt;livesIn&gt;/&lt;Batang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jorie_Rendell&gt;/&lt;livesIn&gt;/&lt;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ise_Payne&gt;/&lt;livesIn&gt;/&lt;Leonay,_New_South_Wal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rris_Glendening&gt;/&lt;livesIn&gt;/&lt;University_Park,_Mary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ni_Mercado&gt;/&lt;livesIn&gt;/&lt;Bacoor,_Cavi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ncy_D._Freudenthal&gt;/&lt;livesIn&gt;/&lt;Cheyenne,_Wyom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ramer_family&gt;/&lt;livesIn&gt;/&lt;Llanview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lly_Cramer&gt;/&lt;livesIn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enazir_Bhutto&gt;/&lt;livesIn&gt;/&lt;Islamaba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ementine_Churchill,_Baroness_Spencer-Churchill&gt;/&lt;livesIn&gt;/&lt;Chartwe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ementine_Churchill,_Baroness_Spencer-Churchill&gt;/&lt;livesIn&gt;/&lt;10_Downing_Stree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neth_Ives&gt;/&lt;livesIn&gt;/&lt;Henley-on-Tham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endhil_Ramamurthy&gt;/&lt;livesIn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Grey&gt;/&lt;livesIn&gt;/&lt;Las_Vegas,_Nev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s_Carr,_Countess_of_Somerset&gt;/&lt;livesIn&gt;/&lt;Dorse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s_Carr,_Countess_of_Somerset&gt;/&lt;livesIn&gt;/&lt;Sherborne_Cast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ooke_Shields&gt;/&lt;livesIn&gt;/&lt;Las_Vegas,_Nev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nie_Vossler&gt;/&lt;livesIn&gt;/&lt;La_Quinta,_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lden_Snyder&gt;/&lt;livesIn&gt;/&lt;Oakdale_(As_the_World_Turn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ntin_N._Burdick&gt;/&lt;livesIn&gt;/&lt;Fargo,_North_Dak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_Lansing&gt;/&lt;livesIn&gt;/&lt;Port_Charles,_New_York_(fictional_cit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ly_Manning&gt;/&lt;livesIn&gt;/&lt;Salem_(Days_of_our_Lives)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Robert_Scorpio&gt;/&lt;livesIn&gt;/&lt;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llista_Gingrich&gt;/&lt;livesIn&gt;/&lt;McLean,_Virgi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ewman&gt;/&lt;livesIn&gt;/&lt;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n_Gosselin&gt;/&lt;livesIn&gt;/&lt;Berks_County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rince_Miguel,_Duke_of_Viseu&gt;/&lt;livesIn&gt;/&lt;Newport,_Rhode_I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Grier&gt;/&lt;livesIn&gt;/&lt;Ontari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exie_Carver&gt;/&lt;livesIn&gt;/&lt;Salem_(Days_of_our_Live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ntti_ArajÃ¤rvi&gt;/&lt;livesIn&gt;/&lt;MÃ¤ntyniem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Pawlenty&gt;/&lt;livesIn&gt;/&lt;Eagan,_Minnes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_Anderson_(politician)&gt;/&lt;livesIn&gt;/&lt;Anchorage,_Alask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rooklyn_Decker&gt;/&lt;livesIn&gt;/&lt;Austin,_Tex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itrangada_Singh&gt;/&lt;livesIn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nnie_Schultz&gt;/&lt;livesIn&gt;/&lt;Avon,_Ohi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ichelle_Obama&gt;/&lt;livesIn&gt;/&lt;White_Hous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l_Munson&gt;/&lt;livesIn&gt;/&lt;Oakdale_(As_the_World_Turn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_Cudahy&gt;/&lt;livesIn&gt;/&lt;Pine_Valley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a_Guergis&gt;/&lt;livesIn&gt;/&lt;Edmon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lanche_d'Alpuget&gt;/&lt;livesIn&gt;/&lt;Point_Piper,_New_South_Wal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d_Harris-Crane&gt;/&lt;livesIn&gt;/&lt;Louis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d_Harris-Crane&gt;/&lt;livesIn&gt;/&lt;New_Orlean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vin_Wiederspahn&gt;/&lt;livesIn&gt;/&lt;Cheyenne,_Wyom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mo_Kenyatta&gt;/&lt;livesIn&gt;/&lt;Nairob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nna_Frye&gt;/&lt;livesIn&gt;/&lt;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sain_Haqqani&gt;/&lt;livesIn&gt;/&lt;Pa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l_Sack&gt;/&lt;livesIn&gt;/&lt;Bos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Thynne&gt;/&lt;livesIn&gt;/&lt;Mansion_House,_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or_characters_of_Days_of_our_Lives&gt;/&lt;livesIn&gt;/&lt;Switz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ricia_Nixon_Cox&gt;/&lt;livesIn&gt;/&lt;Manhat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na_Von_Amberg&gt;/&lt;livesIn&gt;/&lt;Salem_(Days_of_our_Live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ssy_Margera&gt;/&lt;livesIn&gt;/&lt;Pocopson_Township,_Chester_County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a_Love&gt;/&lt;livesIn&gt;/&lt;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sey_Hughes&gt;/&lt;livesIn&gt;/&lt;Oakdale_(As_the_World_Turns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icole_Walker&gt;/&lt;livesIn&gt;/&lt;Salem_(Days_of_our_Live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shore_Kumar&gt;/&lt;livesIn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anko_uri&gt;/&lt;livesIn&gt;/&lt;Slove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Dorian_Lord&gt;/&lt;livesIn&gt;/&lt;Llanview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gor_Mann&gt;/&lt;livesIn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zanne_Danielle&gt;/&lt;livesIn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Wilson_(broadcaster)&gt;/&lt;livesIn&gt;/&lt;Dubl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Wilson_(broadcaster)&gt;/&lt;livesIn&gt;/&lt;Republic_of_Ir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Parizeau&gt;/&lt;livesIn&gt;/&lt;Montrea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Parizeau&gt;/&lt;livesIn&gt;/&lt;Quebe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hy_Pippy&gt;/&lt;livesIn&gt;/&lt;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mille_Keaton&gt;/&lt;livesIn&gt;/&lt;US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ice_de_Toeni,_Countess_of_Warwick&gt;/&lt;livesIn&gt;/&lt;Warwick_Cast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ff_Martin_(All_My_Children)&gt;/&lt;livesIn&gt;/&lt;Pine_Valley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ehmina_Durrani&gt;/&lt;livesIn&gt;/&lt;Laho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ex_Sterling&gt;/&lt;livesIn&gt;/&lt;Genoa_City_(fictional_cit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men_Polo,_1st_Lady_of_MeirÃ¡s&gt;/&lt;livesIn&gt;/&lt;Madri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eresa_Heinz&gt;/&lt;livesIn&gt;/&lt;Bos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ides_Fernando&gt;/&lt;livesIn&gt;/&lt;Marikina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ordie_Howe&gt;/&lt;livesIn&gt;/&lt;Bloomfield_Hills,_Michig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es_von_Lahnstein&gt;/&lt;livesIn&gt;/&lt;German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icholas_Newman&gt;/&lt;livesIn&gt;/&lt;Wiscons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icholas_Newman&gt;/&lt;livesIn&gt;/&lt;Genoa_City_(fictional_cit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sie_Fitial&gt;/&lt;livesIn&gt;/&lt;Saip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del_Ehrlich&gt;/&lt;livesIn&gt;/&lt;Annapolis,_Mary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wai_Kibaki&gt;/&lt;livesIn&gt;/&lt;Ken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_Gilbert&gt;/&lt;livesIn&gt;/&lt;Hampstead_Garden_Suburb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.D._Gleason&gt;/&lt;livesIn&gt;/&lt;Shongaloo,_Louis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Becker&gt;/&lt;livesIn&gt;/&lt;Schwyz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lal_Talabani&gt;/&lt;livesIn&gt;/&lt;Kurd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Devane_Marick&gt;/&lt;livesIn&gt;/&lt;Hunga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mela_Tiffin&gt;/&lt;livesIn&gt;/&lt;New_York_Cit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illie_Reed&gt;/&lt;livesIn&gt;/&lt;Salem_(Days_of_our_Live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uke_Lavery&gt;/&lt;livesIn&gt;/&lt;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fried_Martens&gt;/&lt;livesIn&gt;/&lt;Loker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livesIn&gt;/&lt;Essex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ristian_Vega&gt;/&lt;livesIn&gt;/&lt;Llanview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ec_Gilroy&gt;/&lt;livesIn&gt;/&lt;Weatherfiel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rge_Vargas_GonzÃ¡lez&gt;/&lt;livesIn&gt;/&lt;Pichilem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y_Robsart&gt;/&lt;livesIn&gt;/&lt;Kenilworth_Cast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Bush&gt;/&lt;livesIn&gt;/&lt;Dall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Bush&gt;/&lt;livesIn&gt;/&lt;Preston_Hollow,_Dallas,_Texa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nita_Thigpen_Perry&gt;/&lt;livesIn&gt;/&lt;Austin,_Texas&gt;</text:p>
          </table:table-cell>
        </table:table-row>
        <table:table-row table:style-name="ro1">
          <table:table-cell office:value-type="string">
            <text:p>?s19 <text:s/>&lt;dealsWith&gt; <text:s/>?o56 <text:s/>?o56 <text:s/>&lt;imports&gt; <text:s/>?o19 <text:s text:c="2"/>=&gt; ?s19 <text:s/>&lt;exports&gt; <text:s/>?o19 <text:s/>Support: 3.747292581110148E-5 Confidence: 0.375 Improved confidence: 0.5 Head coverage: 3.747292581110148E-5 Predictiveness: 0.25 Improved Predictiveness: 0.125 Std. Improved Predictiveness: 0.09375 Cardinality: 15 Counting on variable: ?o19 Body size: 40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Lebanon&gt;/&lt;exports&gt;/&lt;wordnet_narration_10722077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gypt&gt;/&lt;exports&gt;/&lt;wordnet_narration_10722077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exports&gt;/&lt;wordnet_narration_10722077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q&gt;/&lt;exports&gt;/&lt;wordnet_narration_10722077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ldov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ede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yr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taly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ruguay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gol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raguay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jikist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ia_(country)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zerbaij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therlands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kraine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ban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fghanist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zakhst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urkmenist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rtugal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ston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aic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man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inland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tv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mocratic_Republic_of_the_Congo&gt;/&lt;ex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ya&gt;/&lt;ex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ex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nzania&gt;/&lt;ex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ius&gt;/&lt;ex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gola&gt;/&lt;ex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rm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dan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ius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ri_Lank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udi_Arabi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y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hutan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inea-Bissau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fghanistan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pal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han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thiopi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Arab_Emirates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mali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nzani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q&gt;/&lt;exports&gt;/&lt;wordnet_gem_103432972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exports&gt;/&lt;wordnet_cereal_11214149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kina_Faso&gt;/&lt;exports&gt;/&lt;wordnet_cereal_112141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zakhstan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ldova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urkmenistan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hana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ussia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ia_(country)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zerbaijan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malia&gt;/&lt;exports&gt;/&lt;wordnet_lubricant_11489065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ebanon&gt;/&lt;exports&gt;/&lt;wordnet_paper_11497426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exports&gt;/&lt;wordnet_paper_11497426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yria&gt;/&lt;exports&gt;/&lt;wordnet_paper_11497426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exports&gt;/&lt;wordnet_paper_11497426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raq&gt;/&lt;exports&gt;/&lt;wordnet_paper_11497426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ruguay&gt;/&lt;exports&gt;/&lt;wordnet_tractor_10446550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eden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ania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ri_Lanka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Kingdom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uxembourg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therlands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zerbaijan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ger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mocratic_Republic_of_the_Congo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l_Salvador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entral_African_Republic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nama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wanda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riname&gt;/&lt;exports&gt;/&lt;wordnet_raw_material_114596700&gt;</text:p>
          </table:table-cell>
        </table:table-row>
        <table:table-row table:style-name="ro1">
          <table:table-cell office:value-type="string">
            <text:p>?s62 <text:s/>&lt;dealsWith&gt; <text:s/>?s21 <text:s/>?o21 <text:s/>&lt;dealsWith&gt; <text:s/>?s62 <text:s text:c="2"/>=&gt; ?s21 <text:s/>&lt;dealsWith&gt; <text:s/>?o21 <text:s/>Support: 5.528057015529588E-5 Confidence: 0.3561643835616438 Improved confidence: 0.4642857142857143 Head coverage: 0.21311475409836064 Predictiveness: 0.23287671232876717 Improved Predictiveness: 0.10812133072407047 Std. Improved Predictiveness: 0.08294239069243761 Cardinality: 26 Counting on variable: ?s21 Body size: 73</text:p>
          </table:table-cell>
          <table:table-cell/>
        </table:table-row>
        <table:table-row table:style-name="ro1">
          <table:table-cell office:value-type="string">
            <text:p>~</text:p>
          </table:table-cell>
          <table:table-cell office:value-type="string">
            <text:p>&lt;Croatia&gt;/&lt;dealsWith&gt;/&lt;Republic_of_Macedo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ngo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Mal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Democratic_Republic_of_the_Con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fghan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The_Baham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Puerto_R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ustra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Guinea-Bissa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Jord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Qat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United_Stat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Bahr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Rwan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Iraq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Kyrgyz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Central_Afr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Pana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Soma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Surin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O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Sud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Yem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Afghan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Qat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Gh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Tanz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Austra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Azerbaij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Mal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ahr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Kuwai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Erit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Ken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American_Samo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Quebe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Madagasc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Tanz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Arme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Czech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Nig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Azerbaij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Qat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Bahr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Brune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Gh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Switz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Guy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Jama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Rwan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Barbado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Maurit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Gre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Ken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Portuga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Slovak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Puerto_R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Quebe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Republic_of_Ir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Madagasc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Jerse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dealsWith&gt;/&lt;Ben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dealsWith&gt;/&lt;Afghan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dealsWith&gt;/&lt;Somal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Yeme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alt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Brunei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Nepal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Ben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han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Sud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Dominican_Republi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Barbado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renad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Cape_Verd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New_Zea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Puerto_Ric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Ethiop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Jerse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Alba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Jord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Philippine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Liber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Rwand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aurita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Haiti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Kyrgyzst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Republic_of_Ire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Somal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Surinam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Barbado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Angol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Boliv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Ecuador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Cape_Verd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dealsWith&gt;/&lt;Burkina_Faso&gt;</text:p>
          </table:table-cell>
        </table:table-row>
        <table:table-row table:style-name="ro1">
          <table:table-cell office:value-type="string">
            <text:p>?o21 <text:s/>&lt;dealsWith&gt; <text:s/>?o62 <text:s/>?o62 <text:s/>&lt;dealsWith&gt; <text:s/>?s21 <text:s text:c="2"/>=&gt; ?s21 <text:s/>&lt;dealsWith&gt; <text:s/>?o21 <text:s/>Support: 5.528057015529588E-5 Confidence: 0.3561643835616438 Improved confidence: 0.4642857142857143 Head coverage: 0.21311475409836064 Predictiveness: 0.23287671232876717 Improved Predictiveness: 0.10812133072407047 Std. Improved Predictiveness: 0.08294239069243761 Cardinality: 26 Counting on variable: ?s21 Body size: 73</text:p>
          </table:table-cell>
          <table:table-cell/>
        </table:table-row>
        <table:table-row table:style-name="ro1">
          <table:table-cell office:value-type="string">
            <text:p>?s66 <text:s/>&lt;isPoliticianOf&gt; <text:s/>?s12 <text:s/>?s66 <text:s/>&lt;diedIn&gt; <text:s/>?o12 <text:s text:c="2"/>=&gt; ?s12 <text:s/>&lt;hasCapital&gt; <text:s/>?o12 <text:s/>Support: 2.5514109302444252E-5 Confidence: 0.35294117647058826 Improved confidence: 0.9230769230769231 Head coverage: 0.005663048607833884 Predictiveness: 0.6176470588235294 Improved Predictiveness: 0.5701357466063349 Std. Improved Predictiveness: 0.21799307958477512 Cardinality: 12 Counting on variable: ?s12 Body size: 34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South_Dakota&gt;/&lt;hasCapital&gt;/&lt;Dixon,_Illino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uth_Dakota&gt;/&lt;hasCapital&gt;/&lt;Sioux_Falls,_South_Dak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uth_Dakota&gt;/&lt;hasCapital&gt;/&lt;Scottsdale,_Arizo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izona&gt;/&lt;hasCapital&gt;/&lt;Tempe,_Arizo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izona&gt;/&lt;hasCapital&gt;/&lt;Flagstaff,_Arizo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rizona&gt;/&lt;hasCapital&gt;/&lt;Phoenix,_Arizo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tana&gt;/&lt;hasCapital&gt;/&lt;Kalispell,_Mont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Parma,_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Topeka,_Kansa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daho&gt;/&lt;hasCapital&gt;/&lt;Boise,_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Lewiston,_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Sandpoint,_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Gooding,_Idah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tah&gt;/&lt;hasCapital&gt;/&lt;Holladay,_Uta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hasCapital&gt;/&lt;Philadelph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hasCapital&gt;/&lt;New_Castle,_Delawar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hasCapital&gt;/&lt;Wilmington,_Delawa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Newton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Atchison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Mission_Hills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Shawnee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Independence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Marion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Topeka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Leavenworth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Meadville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Concordia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Kansas_City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Georgetown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Indianapol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Frankfort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Louisville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Henderson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Elizabethtown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Versailles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Barbourville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Pewee_Valley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Greenville,_Mississipp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Helena,_Mont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_Island&gt;/&lt;hasCapital&gt;/&lt;Washington,_D.C.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_Island&gt;/&lt;hasCapital&gt;/&lt;Warwick,_Rhode_Is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Pueblo,_Colorad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CaÃ±on_City,_Colorad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Santa_Monica,_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Battle_Creek,_Michig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Winchester,_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Washington,_D.C.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Madison,_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Louisiana,_Missour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Charlestown,_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Martinsville,_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Fort_Wayne,_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Evansville,_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Knox,_Ind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Washington,_D.C.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Tulsa,_Oklaho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Okmulgee,_Oklaho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Enid,_Oklaho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Tishomingo,_Oklaho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Edmond,_Oklaho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Ponca_City,_Oklaho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Perry,_Oklaho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Sherman,_Tex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Valley_City,_North_Dak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Hillsboro,_North_Dak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Rancho_Mirage,_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Mayville,_North_Dak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Bismarck,_North_Dak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New_Rockford,_North_Dak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Pass_Christian,_Mississipp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Mexico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New_Orlean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Thibodaux,_Louis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Opelousas,_Louis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laska&gt;/&lt;hasCapital&gt;/&lt;Anchorage,_Alask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Washington,_D.C.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Arkadelphia,_Ar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Batesville,_Ar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Bentonville,_Arkansa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rkansas&gt;/&lt;hasCapital&gt;/&lt;Little_Rock,_Ar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Pine_Bluff,_Ar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vada&gt;/&lt;hasCapital&gt;/&lt;Las_Vegas,_Nev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Washington,_D.C.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Youngstown,_Oh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Urbana,_Oh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Kettering,_Oh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Marshfield,_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Elmira,_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Prescott,_Arizo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Waukesha,_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Viroqua,_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Madison,_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Washington,_D.C.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Attica,_Ind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Bloomington,_Minnes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Worthington,_Minnes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Northfield,_Minnes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Saint_Paul,_Minnes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Columbus,_Oh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Pasadena,_California&gt;</text:p>
          </table:table-cell>
        </table:table-row>
        <table:table-row table:style-name="ro1">
          <table:table-cell office:value-type="string">
            <text:p>?s21 <text:s/>&lt;exports&gt; <text:s/>?o62 <text:s/>?o21 <text:s/>&lt;imports&gt; <text:s/>?o62 <text:s text:c="2"/>=&gt; ?s21 <text:s/>&lt;dealsWith&gt; <text:s/>?o21 <text:s/>Support: 8.504703100814751E-5 Confidence: 0.3508771929824561 Improved confidence: 0.47058823529411764 Head coverage: 0.32786885245901637 Predictiveness: 0.2543859649122807 Improved Predictiveness: 0.1197110423116615 Std. Improved Predictiveness: 0.08925823330255463 Cardinality: 40 Counting on variable: ?s21 Body size: 114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Moroc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Sud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Surin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Cambod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outh_Korea&gt;/&lt;dealsWith&gt;/&lt;Saudi_Arab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Austr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Malt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Faroe_Island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ambodia&gt;/&lt;dealsWith&gt;/&lt;United_State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Venezuel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Malt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Faroe_Island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Republic_of_Ire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Paragua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Nether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Ango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Ic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Sud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Venezue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Swe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Leban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United_Stat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Zam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Republic_of_Ir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United_Stat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Republic_of_Ir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lb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Faroe_Is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Ango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Venezue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Mongo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Boli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Denma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Boli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Ic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Mauritiu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Mongo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Republic_of_Macedo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audi_Ara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Para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Alb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outh_Afr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ingapo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Tong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Pana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Mal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Cambo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Bur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Sud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New_Zea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Georgia_(countr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Ic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Bulga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Luxembou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Mal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Mongo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Beliz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Denma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audi_Ara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Uru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ig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Alb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outh_Afr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Gh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Lat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Burkina_Fas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Moldov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Zimbabw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orth_Ko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Indone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ingapo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Tong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ig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wazi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Bur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Moroc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Sud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Peru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Saudi_Arab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Urugua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Bangladesh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Alba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Moldov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Cub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Grenad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Mauritiu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Central_African_Republi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Namib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Niger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Swaziland&gt;</text:p>
          </table:table-cell>
        </table:table-row>
        <table:table-row table:style-name="ro1">
          <table:table-cell office:value-type="string">
            <text:p>?o8 <text:s/>&lt;isCitizenOf&gt; <text:s/>?o605 <text:s/>?s8 <text:s/>&lt;created&gt; <text:s/>?o605 <text:s text:c="2"/>=&gt; ?s8 <text:s/>&lt;created&gt; <text:s/>?o8 <text:s/>Support: 2.748014559480775E-5 Confidence: 0.3333333333333333 Improved confidence: 0.7857142857142857 Head coverage: 2.748014559480775E-5 Predictiveness: 0.5757575757575757 Improved Predictiveness: 0.45238095238095233 Std. Improved Predictiveness: 0.19191919191919188 Cardinality: 11 Counting on variable: ?o8 Body size: 33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Adnan_Fara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Wesam_Al-Sou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Ayman_Ida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Jamal_Maayta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Fadel_Al-Najj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Mazen_Asfou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Naseer_Shahir_Homou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Islam_Abb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Mousa_Al-Awa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Fadi_Ghandou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Sam_Daghl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Ibrahim_Hashe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ewis_Carroll&gt;/&lt;created&gt;/&lt;White_Knight_(Through_the_Looking-Glas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Sulayman_al-Nabuls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Mohammad_Hamd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Zaid_Al-Kha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ewis_Carroll&gt;/&lt;created&gt;/&lt;White_King_(Through_the_Looking-Glas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Enver_Soobzokov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Zaid_Abbas&gt;</text:p>
          </table:table-cell>
        </table:table-row>
        <table:table-row table:style-name="ro1">
          <table:table-cell office:value-type="string">
            <text:p>?s36 <text:s/>&lt;hasCapital&gt; <text:s/>?o93 <text:s/>?o93 <text:s/>&lt;hasOfficialLanguage&gt; <text:s/>?o36 <text:s text:c="2"/>=&gt; ?s36 <text:s/>&lt;hasOfficialLanguage&gt; <text:s/>?o36 <text:s/>Support: 8.50470310081475E-6 Confidence: 0.3333333333333333 Improved confidence: 1.0 Head coverage: 0.008281573498964804 Predictiveness: 0.6666666666666667 Improved Predictiveness: 0.6666666666666667 Std. Improved Predictiveness: 0.22222222222222224 Cardinality: 4 Counting on variable: ?s36 Body size: 12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Punjab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Urd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Punjab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Urd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Punjab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Urd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&gt;/&lt;hasOfficialLanguage&gt;/&lt;Urd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Punjab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Urd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s_of_British_India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s_of_British_India&gt;/&lt;hasOfficialLanguage&gt;/&lt;Urd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rala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Punjab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Urdu&gt;</text:p>
          </table:table-cell>
        </table:table-row>
        <table:table-row table:style-name="ro1">
          <table:table-cell office:value-type="string">
            <text:p>?s24 <text:s/>&lt;isLeaderOf&gt; <text:s/>?o78 <text:s/>?o24 <text:s/>&lt;worksAt&gt; <text:s/>?o78 <text:s text:c="2"/>=&gt; ?s24 <text:s/>&lt;influences&gt; <text:s/>?o24 <text:s/>Support: 2.498195054073432E-6 Confidence: 0.3333333333333333 Improved confidence: 1.0 Head coverage: 2.498195054073432E-6 Predictiveness: 0.6666666666666667 Improved Predictiveness: 0.6666666666666667 Std. Improved Predictiveness: 0.22222222222222224 Cardinality: 1 Counting on variable: ?o24 Body size: 3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Tatsuji_Nomura&gt;/&lt;influences&gt;/&lt;Tatsuji_Nomur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lf-Dieter_Heuer&gt;/&lt;influences&gt;/&lt;Archana_Sharma&gt;</text:p>
          </table:table-cell>
        </table:table-row>
        <table:table-row table:style-name="ro1">
          <table:table-cell office:value-type="string">
            <text:p>?s24 <text:s/>&lt;isMarriedTo&gt; <text:s/>?o24 <text:s/>?o24 <text:s/>&lt;influences&gt; <text:s/>?s24 <text:s text:c="2"/>=&gt; ?s24 <text:s/>&lt;influences&gt; <text:s/>?o24 <text:s/>Support: 4.996390108146864E-6 Confidence: 0.3333333333333333 Improved confidence: 1.0 Head coverage: 4.996390108146864E-6 Predictiveness: 0.6666666666666667 Improved Predictiveness: 0.6666666666666667 Std. Improved Predictiveness: 0.22222222222222224 Cardinality: 2 Counting on variable: ?o24 Body size: 6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Lin_Huiyin&gt;/&lt;influences&gt;/&lt;Liang_Siche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rta_MÃ¼ller&gt;/&lt;influences&gt;/&lt;Richard_Wagner_(novelist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ster_James_Peries&gt;/&lt;influences&gt;/&lt;Sumitra_Peri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urnal_Kyaw_Ma_Ma_Lay&gt;/&lt;influences&gt;/&lt;Chit_Maung&gt;</text:p>
          </table:table-cell>
        </table:table-row>
        <table:table-row table:style-name="ro1">
          <table:table-cell office:value-type="string">
            <text:p>?s19 <text:s/>&lt;imports&gt; <text:s/>?o19 <text:s text:c="2"/>=&gt; ?s19 <text:s/>&lt;exports&gt; <text:s/>?o19 <text:s/>Support: 4.7465706027395205E-5 Confidence: 0.3333333333333333 Improved confidence: 0.4634146341463415 Head coverage: 4.7465706027395205E-5 Predictiveness: 0.2807017543859649 Improved Predictiveness: 0.13008130081300812 Std. Improved Predictiveness: 0.0935672514619883 Cardinality: 19 Counting on variable: ?o19 Body size: 57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insecticide_114919948&gt;/&lt;exports&gt;/&lt;Boli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scientific_instrument_104147495&gt;/&lt;exports&gt;/&lt;South_Afr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tton_114870078&gt;/&lt;exports&gt;/&lt;Surin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Burkina_Fas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Tong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Moldov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Moldov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lothing_103051540&gt;/&lt;exports&gt;/&lt;Leban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Para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industry_100923444&gt;/&lt;exports&gt;/&lt;The_Baham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onics_106099269&gt;/&lt;exports&gt;/&lt;Guatema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narration_107220773&gt;/&lt;exports&gt;/&lt;Sy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aper_114974264&gt;/&lt;exports&gt;/&lt;Sy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Papua_New_Guin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Papua_New_Guin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grain_109290777&gt;/&lt;exports&gt;/&lt;North_Ko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North_Ko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Alb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lothing_103051540&gt;/&lt;exports&gt;/&lt;Swe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Costa_R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Nig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ereal_112141495&gt;/&lt;exports&gt;/&lt;Nig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Nig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Jama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Portuga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Ic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Cambo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aper_114974264&gt;/&lt;exports&gt;/&lt;Uru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New_Zea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onics_106099269&gt;/&lt;exports&gt;/&lt;New_Zea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tobacco_104442831&gt;/&lt;exports&gt;/&lt;Mal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lothing_103051540&gt;/&lt;exports&gt;/&lt;Republic_of_Ir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Central_Afr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Central_Afr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Central_Afr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Colom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ar_102958343&gt;/&lt;exports&gt;/&lt;British_Virgin_Is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building_material_114786479&gt;/&lt;exports&gt;/&lt;British_Virgin_Is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Gibralt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Gibralt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Gh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Gh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audi_Ara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Saudi_Ara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Saudi_Ara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Lib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Lib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Lib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Lib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Lesoth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ereal_112141495&gt;/&lt;exports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Isra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grain_109290777&gt;/&lt;exports&gt;/&lt;Isra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Swazi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Swazi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Guy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Andorr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Indone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Republic_of_Macedo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Taiw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Banglades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Nicaragu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gold_113371760&gt;/&lt;exports&gt;/&lt;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rniture_103405725&gt;/&lt;exports&gt;/&lt;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Chi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Mauritiu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El_Salv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Mongo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ar_102958343&gt;/&lt;exports&gt;/&lt;Mongo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beverage_107881800&gt;/&lt;exports&gt;/&lt;Beliz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Beliz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harmaceutical_103920989&gt;/&lt;exports&gt;/&lt;Beliz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Malay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transistor_104471632&gt;/&lt;exports&gt;/&lt;Moroc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Nor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Gree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p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Maurit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ertilizer_114859344&gt;/&lt;exports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wheat_112142085&gt;/&lt;exports&gt;/&lt;Per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Per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Jerse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Liechtenste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Ango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Lat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Lat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Taji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Nether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Switz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Georgia_(countr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harmaceutical_103920989&gt;/&lt;exports&gt;/&lt;Georgia_(countr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raw_material_114596700&gt;/&lt;exports&gt;/&lt;Venezue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Italy&gt;</text:p>
          </table:table-cell>
        </table:table-row>
        <table:table-row table:style-name="ro1">
          <table:table-cell office:value-type="string">
            <text:p>?s29 <text:s/>&lt;hasChild&gt; <text:s/>?o94 <text:s/>?o94 <text:s/>&lt;isCitizenOf&gt; <text:s/>?o29 <text:s text:c="2"/>=&gt; ?s29 <text:s/>&lt;isCitizenOf&gt; <text:s/>?o29 <text:s/>Support: 1.382014253882397E-4 Confidence: 0.3217821782178218 Improved confidence: 0.9701492537313433 Head coverage: 0.004461221688400824 Predictiveness: 0.6683168316831682 Improved Predictiveness: 0.6483670755135215 Std. Improved Predictiveness: 0.21505244583864325 Cardinality: 65 Counting on variable: ?s29 Body size: 202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Bonaparte&gt;/&lt;isCitizenOf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gust_von_Kotzebue&gt;/&lt;isCitizenOf&gt;/&lt;Russian_Emp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r_Robert_Burdett,_4th_Baronet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no_Montealegre_Bustamante&gt;/&lt;isCitizenOf&gt;/&lt;Costa_R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Abbott_(educator)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rtense_de_Beauharnais&gt;/&lt;isCitizenOf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Bennet,_3rd_Earl_of_Tankerville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k_BrontÃ«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Harris_(High_Sheriff_of_Essex)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onstantinos_Mitsotakis&gt;/&lt;isCitizenOf&gt;/&lt;Gree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aham_Walker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lvador_Allende&gt;/&lt;isCitizenOf&gt;/&lt;Chil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._A._Rajapaksa&gt;/&lt;isCitizenOf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Strutt_(philanthropist)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ramod_Mahajan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Palmer,_1st_Duchess_of_Cleveland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an_Balding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ine_Koch&gt;/&lt;isCitizenOf&gt;/&lt;Kingdom_of_WÃ¼rttembe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an_Sainsbury,_Baron_Sainsbury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l_Friedrich_Goerdeler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ois_Hitler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Ã¢n_Legge-Bourke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egfried_Wagner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_Koolhaas&gt;/&lt;isCitizenOf&gt;/&lt;Nether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nifred_Wagner&gt;/&lt;isCitizenOf&gt;/&lt;German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usrat_Bhutto&gt;/&lt;isCitizenOf&gt;/&lt;Pa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Ãlie_Cartan&gt;/&lt;isCitizenOf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Saunders_(scientist)&gt;/&lt;isCitizenOf&gt;/&lt;Canad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iv_Nadar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hassan_Tueni&gt;/&lt;isCitizenOf&gt;/&lt;Leban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Grant_(singer)&gt;/&lt;isCitizenOf&gt;/&lt;United_Kingdo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Fujiwara_no_Umakai&gt;/&lt;isCitizenOf&gt;/&lt;Jap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Isaac_Thornycroft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hinda_Rajapaksa&gt;/&lt;isCitizenOf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_Joseph&gt;/&lt;isCitizenOf&gt;/&lt;Roman_Emp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Carpenter_(painter)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na_Wesley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wame_Nkrumah&gt;/&lt;isCitizenOf&gt;/&lt;Gh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nston_Churchill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Grenville_(politician)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Montegu_Black_II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uzu_Angel&gt;/&lt;isCitizenOf&gt;/&lt;Brazi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men_OrdÃ³Ã±ez&gt;/&lt;isCitizenOf&gt;/&lt;Sp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oan_Teodor_Callimachi&gt;/&lt;isCitizenOf&gt;/&lt;Molda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idi_SÃ¸rensen&gt;/&lt;isCitizenOf&gt;/&lt;Nor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rie_Grant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Sharp_(politician)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Noel_Clarke_Mundy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inrich_Himmler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gnazio_Cerio&gt;/&lt;isCitizenOf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uel_Taylor_Coleridge&gt;/&lt;isCitizenOf&gt;/&lt;Eng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iranthi_Rajapaksa&gt;/&lt;isCitizenOf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uel_Wesley_(poet)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nise_Robin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Crane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ulfikar_Ali_Bhutto&gt;/&lt;isCitizenOf&gt;/&lt;Pa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Curzon,_Baroness_Curzon_of_Kedleston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Somerset,_2nd_Earl_of_Worcester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aoul_Millai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(mother_of_Jesus)&gt;/&lt;isCitizenOf&gt;/&lt;Roman_Emp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Brewster_(pilgrim)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Dudley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sif_Ali_Zardari&gt;/&lt;isCitizenOf&gt;/&lt;Pa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Einstein&gt;/&lt;isCitizenOf&gt;/&lt;Kingdom_of_WÃ¼rttembe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Ruthven,_1st_Earl_of_Gowrie&gt;/&lt;isCitizenOf&gt;/&lt;Scot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wyneth_Dunwoody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Wotton,_2nd_Baron_Wotton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lfgang_Wagner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d_Byro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._P._Ramaswami_Iyer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sabella_de_Beauchamp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rcival_Levett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McManner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unwoody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m_Jong-il&gt;/&lt;isCitizenOf&gt;/&lt;North_Ko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nid_Blyto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Maddox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Devereux,_1st_Earl_of_Essex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ir_Kahane&gt;/&lt;isCitizenOf&gt;/&lt;Isra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r_Charles_Tennant,_1st_Baronet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Mountbatten,_3rd_Marquess_of_Milford_Have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de_Montagu,_2nd_Baron_Montagu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lizabeth_Somerset,_Countess_of_Worcester_(died_1565)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Eleonardus_MÃ¸ller,_Sr.&gt;/&lt;isCitizenOf&gt;/&lt;Nor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von_Dohnanyi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s_Papandreou&gt;/&lt;isCitizenOf&gt;/&lt;Gree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Hathaway_(Shakespeare)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ulius_Leopold_Pagel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io_Ascari&gt;/&lt;isCitizenOf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II_of_England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skine_Hamilton_Childers&gt;/&lt;isCitizenOf&gt;/&lt;Republic_of_Ir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ce_Roche,_4th_Baron_Fermoy&gt;/&lt;isCitizenOf&gt;/&lt;United_Kingdo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renda_Maddox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itya_Vikram_Birla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_Philips&gt;/&lt;isCitizenOf&gt;/&lt;Nether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tto_Frank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tto_Frank&gt;/&lt;isCitizenOf&gt;/&lt;Weimar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_Christian_Heuch,_Sr.&gt;/&lt;isCitizenOf&gt;/&lt;Nor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ajiv_Gandhi&gt;/&lt;isCitizenOf&gt;/&lt;India&gt;</text:p>
          </table:table-cell>
        </table:table-row>
        <table:table-row table:style-name="ro1">
          <table:table-cell office:value-type="string">
            <text:p>?s19 <text:s/>&lt;dealsWith&gt; <text:s/>?o56 <text:s/>?o56 <text:s/>&lt;exports&gt; <text:s/>?o19 <text:s text:c="2"/>=&gt; ?s19 <text:s/>&lt;exports&gt; <text:s/>?o19 <text:s/>Support: 8.244043678442325E-5 Confidence: 0.3173076923076923 Improved confidence: 0.3173076923076923 Head coverage: 8.244043678442325E-5 Predictiveness: 0.0 Improved Predictiveness: 0.0 Std. Improved Predictiveness: 0.0 Cardinality: 33 Counting on variable: ?o19 Body size: 104</text:p>
          </table:table-cell>
          <table:table-cell/>
        </table:table-row>
        <table:table-row table:style-name="ro1">
          <table:table-cell office:value-type="string">
            <text:p>?s605 <text:s/>&lt;isCitizenOf&gt; <text:s/>?o8 <text:s/>?s8 <text:s/>&lt;created&gt; <text:s/>?s605 <text:s text:c="2"/>=&gt; ?s8 <text:s/>&lt;created&gt; <text:s/>?o8 <text:s/>Support: 1.4989170324440592E-5 Confidence: 0.3157894736842105 Improved confidence: 0.8571428571428571 Head coverage: 1.4989170324440592E-5 Predictiveness: 0.631578947368421 Improved Predictiveness: 0.5413533834586466 Std. Improved Predictiveness: 0.19944598337950137 Cardinality: 6 Counting on variable: ?o8 Body size: 19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Grevioux&gt;/&lt;created&gt;/&lt;Hunga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n_Wiseman&gt;/&lt;created&gt;/&lt;Hunga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McBride_(screenwriter)&gt;/&lt;created&gt;/&lt;Hunga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Lucie_Attwell&gt;/&lt;created&gt;/&lt;Nev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._M._Barrie&gt;/&lt;created&gt;/&lt;Nev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ntin_Tarantino&gt;/&lt;created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guel_de_Cervantes&gt;/&lt;created&gt;/&lt;Sp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ng-Kok_Cheung&gt;/&lt;created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C._Cooper&gt;/&lt;created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ad_Wright&gt;/&lt;created&gt;/&lt;Scot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C._Cooper&gt;/&lt;created&gt;/&lt;Scot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ladys_Mitchell&gt;/&lt;created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atha_Christie&gt;/&lt;created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e_Townsend&gt;/&lt;created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Dickens&gt;/&lt;created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._M._Barrie&gt;/&lt;created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igo_Higashino&gt;/&lt;created&gt;/&lt;Jap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bil_Farouk&gt;/&lt;created&gt;/&lt;Egyp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aradindu_Bandyopadhyay&gt;/&lt;created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ules_Verne&gt;/&lt;created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Boyle&gt;/&lt;created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mon_Beaufoy&gt;/&lt;created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Tartaglione&gt;/&lt;created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gar_Rice_Burroughs&gt;/&lt;created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Muchamore&gt;/&lt;created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gar_Rice_Burroughs&gt;/&lt;created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Yeates&gt;/&lt;created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Muchamore&gt;/&lt;created&gt;/&lt;England&gt;</text:p>
          </table:table-cell>
        </table:table-row>
        <table:table-row table:style-name="ro1">
          <table:table-cell office:value-type="string">
            <text:p>?s9 <text:s/>&lt;hasChild&gt; <text:s/>?o79 <text:s/>?o79 <text:s/>&lt;livesIn&gt; <text:s/>?o9 <text:s text:c="2"/>=&gt; ?s9 <text:s/>&lt;livesIn&gt; <text:s/>?o9 <text:s/>Support: 2.0198669864435033E-4 Confidence: 0.3114754098360656 Improved confidence: 0.7916666666666666 Head coverage: 0.00869167429094236 Predictiveness: 0.6065573770491803 Improved Predictiveness: 0.4801912568306011 Std. Improved Predictiveness: 0.18892770760548241 Cardinality: 95 Counting on variable: ?s9 Body size: 305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Barack_Obama,_Sr.&gt;/&lt;livesIn&gt;/&lt;Chica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obbi_DePorter&gt;/&lt;livesIn&gt;/&lt;Chica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obbi_DePorter&gt;/&lt;livesIn&gt;/&lt;Illino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Saward&gt;/&lt;livesIn&gt;/&lt;Staffordsh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ia_Wettig&gt;/&lt;livesIn&gt;/&lt;Los_Angel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swald_Mosley&gt;/&lt;livesIn&gt;/&lt;Mona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lyn_Owen&gt;/&lt;livesIn&gt;/&lt;Batters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ess_Taylor&gt;/&lt;livesIn&gt;/&lt;Hollywoo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dier_Tsonga&gt;/&lt;livesIn&gt;/&lt;Gingin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Herrity&gt;/&lt;livesIn&gt;/&lt;Clifton,_Virgi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le_Boggs&gt;/&lt;livesIn&gt;/&lt;Bethesda,_Mary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rley_Orrin_Staggers&gt;/&lt;livesIn&gt;/&lt;Keyser,_West_Virgi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urray_Dryden&gt;/&lt;livesIn&gt;/&lt;Toront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Mayer_de_Rothschild&gt;/&lt;livesIn&gt;/&lt;FerriÃ¨res-en-Bri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abel_Astor,_Viscountess_Astor&gt;/&lt;livesIn&gt;/&lt;10_Downing_Stree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Neville,_5th_Earl_of_Salisbury&gt;/&lt;livesIn&gt;/&lt;Middleham_Cast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ncy_Pelosi&gt;/&lt;livesIn&gt;/&lt;San_Francis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odrow_Wyatt&gt;/&lt;livesIn&gt;/&lt;North_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odrow_Wyatt&gt;/&lt;livesIn&gt;/&lt;St_John's_Woo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ana_Mitford&gt;/&lt;livesIn&gt;/&lt;Mona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e_Mangel&gt;/&lt;livesIn&gt;/&lt;Western_Austra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n_Ilitch&gt;/&lt;livesIn&gt;/&lt;Michig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Ãmile-Justin_Menier&gt;/&lt;livesIn&gt;/&lt;Noisi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ine_Koch&gt;/&lt;livesIn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ls_Torvalds&gt;/&lt;livesIn&gt;/&lt;Portland,_Oreg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Stenbeck&gt;/&lt;livesIn&gt;/&lt;Illino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Stenbeck&gt;/&lt;livesIn&gt;/&lt;Oakdale_(As_the_World_Turns)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odd_Manning&gt;/&lt;livesIn&gt;/&lt;Llanview,_Pennsylva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harlie_Banks_(One_Life_to_Live)&gt;/&lt;livesIn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Joseph_James_Martin&gt;/&lt;livesIn&gt;/&lt;Montrea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Joseph_James_Martin&gt;/&lt;livesIn&gt;/&lt;Quebe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Morrow_Godfrey&gt;/&lt;livesIn&gt;/&lt;Ottaw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rgent_Shriver&gt;/&lt;livesIn&gt;/&lt;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d_Randolph_Churchill&gt;/&lt;livesIn&gt;/&lt;Chartwe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d_Randolph_Churchill&gt;/&lt;livesIn&gt;/&lt;10_Downing_Stree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rosvenor,_1st_Marquess_of_Westminster&gt;/&lt;livesIn&gt;/&lt;Eaton_Hall,_Chesh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Parke_Custis&gt;/&lt;livesIn&gt;/&lt;Woodlawn_(plantation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J._Daley&gt;/&lt;livesIn&gt;/&lt;Chica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J._Daley&gt;/&lt;livesIn&gt;/&lt;Illino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Grylls&gt;/&lt;livesIn&gt;/&lt;Abersoc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Grylls&gt;/&lt;livesIn&gt;/&lt;North_Wale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alcolm_Winters&gt;/&lt;livesIn&gt;/&lt;Genoa_City_(fictional_cit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Theroux&gt;/&lt;livesIn&gt;/&lt;Harles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Briers&gt;/&lt;livesIn&gt;/&lt;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lled_in_action&gt;/&lt;livesIn&gt;/&lt;Ankar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lled_in_action&gt;/&lt;livesIn&gt;/&lt;Oxfor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ve_Pollard&gt;/&lt;livesIn&gt;/&lt;Connaught_Squa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ylan_Timmins&gt;/&lt;livesIn&gt;/&lt;Port_Douglas,_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k_J._Stapleton,_Jr.&gt;/&lt;livesIn&gt;/&lt;Malvern,_Pennsylva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larissa_von_Anstetten&gt;/&lt;livesIn&gt;/&lt;Par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_Davies_(actress)&gt;/&lt;livesIn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Hayward&gt;/&lt;livesIn&gt;/&lt;Pine_Valley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_Dunham&gt;/&lt;livesIn&gt;/&lt;Illinoi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ierre_Samuel_du_Pont_de_Nemours&gt;/&lt;livesIn&gt;/&lt;Greenville,_Delawa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rtrude_Vanderbilt_Whitney&gt;/&lt;livesIn&gt;/&lt;Old_Westbury,_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Webber&gt;/&lt;livesIn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Bauer_(Guiding_Light)&gt;/&lt;livesIn&gt;/&lt;Gree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._Rockefeller,_Jr.&gt;/&lt;livesIn&gt;/&lt;New_York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._Rockefeller,_Jr.&gt;/&lt;livesIn&gt;/&lt;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yler_MacDuff&gt;/&lt;livesIn&gt;/&lt;Reno,_Nev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yler_MacDuff&gt;/&lt;livesIn&gt;/&lt;Nev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se_Miguel_Arroyo&gt;/&lt;livesIn&gt;/&lt;Quezo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_Olin&gt;/&lt;livesIn&gt;/&lt;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.O._Patterson,_Sr.&gt;/&lt;livesIn&gt;/&lt;Tennesse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tewart_Udall&gt;/&lt;livesIn&gt;/&lt;Santa_Fe,_New_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el_Nash&gt;/&lt;livesIn&gt;/&lt;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Washington&gt;/&lt;livesIn&gt;/&lt;Virgi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rian_Degenhardt&gt;/&lt;livesIn&gt;/&lt;Bos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_Stewart_(As_the_World_Turns)&gt;/&lt;livesIn&gt;/&lt;Illino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melda_Marcos&gt;/&lt;livesIn&gt;/&lt;Ilocos_Nor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ugenio_Garza_Sada&gt;/&lt;livesIn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ugenio_Garza_Sada&gt;/&lt;livesIn&gt;/&lt;Monterre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ve_Russell&gt;/&lt;livesIn&gt;/&lt;New_Orlean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J._Gilligan&gt;/&lt;livesIn&gt;/&lt;Topeka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cott_Grainger,_Sr.&gt;/&lt;livesIn&gt;/&lt;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cott_Grainger,_Sr.&gt;/&lt;livesIn&gt;/&lt;Genoa_City_(fictional_cit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Pelosi&gt;/&lt;livesIn&gt;/&lt;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es_von_Lahnstein&gt;/&lt;livesIn&gt;/&lt;Cape_Tow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Fisher&gt;/&lt;livesIn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ola_Grosvenor,_Duchess_of_Westminster&gt;/&lt;livesIn&gt;/&lt;Eaton_Hall,_Chesh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iz_Ahmed_Faiz&gt;/&lt;livesIn&gt;/&lt;Laho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Ellsberg&gt;/&lt;livesIn&gt;/&lt;Ossining_(village),_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yme_Agnew_Clayton&gt;/&lt;livesIn&gt;/&lt;Culver_City,_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int_Buchanan&gt;/&lt;livesIn&gt;/&lt;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int_Buchanan&gt;/&lt;livesIn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unice_Kennedy_Shriver&gt;/&lt;livesIn&gt;/&lt;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homson_Mason_(17591820)&gt;/&lt;livesIn&gt;/&lt;Colros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homson_Mason_(17591820)&gt;/&lt;livesIn&gt;/&lt;Leesburg,_Virgi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nhotep_III&gt;/&lt;livesIn&gt;/&lt;Thebes,_Egyp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Hathaway_(Shakespeare)&gt;/&lt;livesIn&gt;/&lt;New_Pla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Belcourt&gt;/&lt;livesIn&gt;/&lt;Ontar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ja_Brandner&gt;/&lt;livesIn&gt;/&lt;Colog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lorida_Evans&gt;/&lt;livesIn&gt;/&lt;US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loyd_Hustvedt&gt;/&lt;livesIn&gt;/&lt;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H._W._Bush&gt;/&lt;livesIn&gt;/&lt;Dall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H._W._Bush&gt;/&lt;livesIn&gt;/&lt;Preston_Hollow,_Dallas,_Tex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H._W._Bush&gt;/&lt;livesIn&gt;/&lt;Crawford,_Tex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ay_Gardner_(All_My_Children)&gt;/&lt;livesIn&gt;/&lt;Pine_Valley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dy_Randolph_Churchill&gt;/&lt;livesIn&gt;/&lt;10_Downing_Stree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._Barbour&gt;/&lt;livesIn&gt;/&lt;Graffiti_House&gt;</text:p>
          </table:table-cell>
        </table:table-row>
        <table:table-row table:style-name="ro1">
          <table:table-cell office:value-type="string">
            <text:p>?s29 <text:s/>&lt;isMarriedTo&gt; <text:s/>?o94 <text:s/>?o94 <text:s/>&lt;isCitizenOf&gt; <text:s/>?o29 <text:s text:c="2"/>=&gt; ?s29 <text:s/>&lt;isCitizenOf&gt; <text:s/>?o29 <text:s/>Support: 1.1056114031059176E-4 Confidence: 0.30409356725146197 Improved confidence: 0.8387096774193549 Head coverage: 0.0035689773507206588 Predictiveness: 0.6374269005847953 Improved Predictiveness: 0.5346161101678929 Std. Improved Predictiveness: 0.19383742006087343 Cardinality: 52 Counting on variable: ?s29 Body size: 171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_von_Trapp&gt;/&lt;isCitizenOf&gt;/&lt;Aust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erdinand_Marcos&gt;/&lt;isCitizenOf&gt;/&lt;Philippine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Vilma_Santos&gt;/&lt;isCitizenOf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idget_Prentice&gt;/&lt;isCitizenOf&gt;/&lt;Scot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antha_Camero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swald_Mosley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swald_Mosley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c_Goldsmith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Goffey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Ã©naÃ¯de_Laetitia_Julie_Bonaparte&gt;/&lt;isCitizenOf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ne_Asher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rriet_Harma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leva_Mari&gt;/&lt;isCitizenOf&gt;/&lt;Kingdom_of_WÃ¼rttembe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_Carson&gt;/&lt;isCitizenOf&gt;/&lt;Republic_of_Ir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gella_Lawso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Dodd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ni_Mercado&gt;/&lt;isCitizenOf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les_Crane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Byro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ura_Derrane&gt;/&lt;isCitizenOf&gt;/&lt;Republic_of_Ir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erood_Jugnauth&gt;/&lt;isCitizenOf&gt;/&lt;Mauritiu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chi_Yamazaki&gt;/&lt;isCitizenOf&gt;/&lt;Jap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ylan_Thoma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na_de_Venecia&gt;/&lt;isCitizenOf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line_Beer&gt;/&lt;isCitizenOf&gt;/&lt;Nor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in_Power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etyana_Kardynalovska&gt;/&lt;isCitizenOf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mpy_Mahajan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dy_Dorothy_Macmilla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ina_Zhemchuzhina&gt;/&lt;isCitizenOf&gt;/&lt;Soviet_Uni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am_Babangida&gt;/&lt;isCitizenOf&gt;/&lt;Nig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rjana_Markovi&gt;/&lt;isCitizenOf&gt;/&lt;Ser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residency_of_Corazon_Aquino&gt;/&lt;isCitizenOf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lle_Virkner&gt;/&lt;isCitizenOf&gt;/&lt;Denma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ry_Cellan-Jone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erner_Herzog&gt;/&lt;isCitizenOf&gt;/&lt;Rus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dra_Roelofs&gt;/&lt;isCitizenOf&gt;/&lt;Georgia_(countr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livia_Chow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halifa_bin_Zayed_Al_Nahyan&gt;/&lt;isCitizenOf&gt;/&lt;United_Arab_Emirat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astair_Dunnett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y_Ondra&gt;/&lt;isCitizenOf&gt;/&lt;German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enise_Eisenberg_Rich&gt;/&lt;isCitizenOf&gt;/&lt;Sp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Ann_Gilbert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mran_Kha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Xanana_GusmÃ£o&gt;/&lt;isCitizenOf&gt;/&lt;East_Tim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er_Soames,_Baron_Soame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r_Cosmo_Duff-Gordon,_5th_Baronet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mo_Kenyatta&gt;/&lt;isCitizenOf&gt;/&lt;Ken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ns-Wilhelm_Koepcke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are_Mountbatten,_Marchioness_of_Milford_Have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hou_Enlai&gt;/&lt;isCitizenOf&gt;/&lt;People's_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nny_Holland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ohreh_Aghdashloo&gt;/&lt;isCitizenOf&gt;/&lt;Ir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mela_Stephenson&gt;/&lt;isCitizenOf&gt;/&lt;Scot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lan_McKeow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i_Mathur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Ã¡s_Guardia_GutiÃ©rrez&gt;/&lt;isCitizenOf&gt;/&lt;Costa_R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bby_Lockhart&gt;/&lt;isCitizenOf&gt;/&lt;Croat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n_Yat-sen&gt;/&lt;isCitizenOf&gt;/&lt;People's_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riana_Lima&gt;/&lt;isCitizenOf&gt;/&lt;Ser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ernhard_FÃ¶rster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men_MondragÃ³n&gt;/&lt;isCitizenOf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shore_Kumar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oline_Quenti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razon_Aquino&gt;/&lt;isCitizenOf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Lloyd_Johnston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_Barbu&gt;/&lt;isCitizenOf&gt;/&lt;Rom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Ã«lle_Jean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ostas_Karamanlis&gt;/&lt;isCitizenOf&gt;/&lt;Gree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an_Hislop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_Aranda&gt;/&lt;isCitizenOf&gt;/&lt;Chi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ukesh_Ambani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et_Smet&gt;/&lt;isCitizenOf&gt;/&lt;Belgiu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ehmina_Durrani&gt;/&lt;isCitizenOf&gt;/&lt;Pa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abana_Azmi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ine_Hamilto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Amiel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a_Milinovich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Weis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r._Evil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afia_Siddiqui&gt;/&lt;isCitizenOf&gt;/&lt;Pa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rnÃ¡n_LarraÃ­n&gt;/&lt;isCitizenOf&gt;/&lt;Chi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Neville,_16th_Countess_of_Warwick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Gill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lsa_Einstein&gt;/&lt;isCitizenOf&gt;/&lt;Kingdom_of_WÃ¼rttembe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afael_Mercado_Aced&gt;/&lt;isCitizenOf&gt;/&lt;Chi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seng_Wen-hui&gt;/&lt;isCitizenOf&gt;/&lt;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otte_NapolÃ©one_Bonaparte&gt;/&lt;isCitizenOf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Jenkin&gt;/&lt;isCitizenOf&gt;/&lt;Bulga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lham_Aliyev&gt;/&lt;isCitizenOf&gt;/&lt;Azerbaij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lek_Maktabi&gt;/&lt;isCitizenOf&gt;/&lt;Leban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darshani_Fernandopulle&gt;/&lt;isCitizenOf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y_Robsart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Ashley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rienne_Clarkson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rnilla_August&gt;/&lt;isCitizenOf&gt;/&lt;Swe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karno&gt;/&lt;isCitizenOf&gt;/&lt;Indone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ti_Hartinah&gt;/&lt;isCitizenOf&gt;/&lt;Indones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Yevgenia_Bosch&gt;/&lt;isCitizenOf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lga_Knipper&gt;/&lt;isCitizenOf&gt;/&lt;Russia&gt;</text:p>
          </table:table-cell>
        </table:table-row>
        <table:table-row table:style-name="ro1">
          <table:table-cell office:value-type="string">
            <text:p>?s9 <text:s/>&lt;livesIn&gt; <text:s/>?o79 <text:s/>?o9 <text:s/>&lt;hasCapital&gt; <text:s/>?o79 <text:s text:c="2"/>=&gt; ?s9 <text:s/>&lt;livesIn&gt; <text:s/>?o9 <text:s/>Support: 0.0013947713085336192 Confidence: 0.3037037037037037 Improved confidence: 0.3037037037037037 Head coverage: 0.06001829826166514 Predictiveness: 0.0 Improved Predictiveness: 0.0 Std. Improved Predictiveness: 0.0 Cardinality: 656 Counting on variable: ?s9 Body size: 2160</text:p>
          </table:table-cell>
          <table:table-cell/>
        </table:table-row>
      </table:table>
      <table:table table:name="summary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1" table:default-cell-style-name="ce7"/>
        <table:table-column table:style-name="co6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7" table:default-cell-style-name="ce8"/>
        <table:table-column table:style-name="co1" table:default-cell-style-name="ce3"/>
        <table:table-row table:style-name="ro1">
          <table:table-cell table:style-name="ce1" office:value-type="string" table:number-columns-spanned="11" table:number-rows-spanned="1">
            <text:p>Top k rules</text:p>
          </table:table-cell>
          <table:covered-table-cell table:style-name="ce4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/>
        </table:table-row>
        <table:table-row table:style-name="ro2">
          <table:table-cell table:style-name="ce2" office:value-type="string">
            <text:p>k</text:p>
          </table:table-cell>
          <table:table-cell table:style-name="ce2" office:value-type="string">
            <text:p>Predictions</text:p>
          </table:table-cell>
          <table:table-cell table:style-name="ce6" office:value-type="string">
            <text:p>Accumulated predictions</text:p>
          </table:table-cell>
          <table:table-cell table:style-name="ce6" office:value-type="string">
            <text:p>Known hits</text:p>
          </table:table-cell>
          <table:table-cell table:style-name="ce6" office:value-type="string">
            <text:p>Accumulated known hits</text:p>
          </table:table-cell>
          <table:table-cell table:style-name="ce6" office:value-type="string">
            <text:p>Functionality miss</text:p>
          </table:table-cell>
          <table:table-cell table:style-name="ce6" office:value-type="string">
            <text:p>Accumulated functionality misses</text:p>
          </table:table-cell>
          <table:table-cell table:style-name="ce6" office:value-type="string">
            <text:p>Discovered hits</text:p>
          </table:table-cell>
          <table:table-cell table:style-name="ce6" office:value-type="string">
            <text:p>Accumulatediscovered hits</text:p>
          </table:table-cell>
          <table:table-cell table:style-name="ce6" office:value-type="string">
            <text:p>Discovered misses</text:p>
          </table:table-cell>
          <table:table-cell table:style-name="ce6" office:value-type="string">
            <text:p>Accumulated discovered misses</text:p>
          </table:table-cell>
          <table:table-cell table:style-name="ce6" office:value-type="string">
            <text:p>Precis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8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8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8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8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8"/>
        </table:table-row>
        <table:table-row table:style-name="ro1">
          <table:table-cell office:value-type="float" office:value="6">
            <text:p>6</text:p>
          </table:table-cell>
          <table:table-cell table:style-name="ce3" table:formula="of:=COUNTA([raw_data.A7:.A50])" office:value-type="float" office:value="44">
            <text:p>44</text:p>
          </table:table-cell>
          <table:table-cell table:formula="of:=[.C7]+[.B8]" office:value-type="float" office:value="44">
            <text:p>44</text:p>
          </table:table-cell>
          <table:table-cell table:style-name="ce3" table:formula="of:=COUNTIF([raw_data.A7:.A50]; &quot;Y&quot;)" office:value-type="float" office:value="11">
            <text:p>11</text:p>
          </table:table-cell>
          <table:table-cell table:formula="of:=[.E7]+[.D8]" office:value-type="float" office:value="11">
            <text:p>11</text:p>
          </table:table-cell>
          <table:table-cell table:style-name="ce3" table:formula="of:=COUNTIF([raw_data.A7:.A50]; &quot;N&quot;)" office:value-type="float" office:value="32">
            <text:p>32</text:p>
          </table:table-cell>
          <table:table-cell table:formula="of:=[.G7]+[.F8]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formula="of:=[.I7]+[.H8]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formula="of:=[.K7]+[.J8]" office:value-type="float" office:value="0">
            <text:p>0</text:p>
          </table:table-cell>
          <table:table-cell table:formula="of:=([.E8]+[.I8])/[.C8]" office:value-type="float" office:value="0.25">
            <text:p>0.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8]+[.B9]" office:value-type="float" office:value="52">
            <text:p>52</text:p>
          </table:table-cell>
          <table:table-cell table:style-name="ce5"/>
          <table:table-cell table:formula="of:=[.E8]+[.D9]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formula="of:=[.G8]+[.F9]" office:value-type="float" office:value="32">
            <text:p>32</text:p>
          </table:table-cell>
          <table:table-cell table:style-name="ce5" office:value-type="float" office:value="8">
            <text:p>8</text:p>
          </table:table-cell>
          <table:table-cell table:formula="of:=[.I8]+[.H9]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/>
          <table:table-cell table:formula="of:=([.E9]+[.I9])/[.C9]" office:value-type="float" office:value="0.365384615384615">
            <text:p>0.37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[.C9]+[.B10]" office:value-type="float" office:value="52">
            <text:p>52</text:p>
          </table:table-cell>
          <table:table-cell/>
          <table:table-cell table:formula="of:=[.E9]+[.D10]" office:value-type="float" office:value="11">
            <text:p>11</text:p>
          </table:table-cell>
          <table:table-cell/>
          <table:table-cell table:formula="of:=[.G9]+[.F10]" office:value-type="float" office:value="32">
            <text:p>32</text:p>
          </table:table-cell>
          <table:table-cell/>
          <table:table-cell table:formula="of:=[.I9]+[.H10]" office:value-type="float" office:value="8">
            <text:p>8</text:p>
          </table:table-cell>
          <table:table-cell table:number-columns-repeated="2"/>
          <table:table-cell table:formula="of:=([.E10]+[.I10])/[.C10]" office:value-type="float" office:value="0.365384615384615">
            <text:p>0.37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[.C10]+[.B11]" office:value-type="float" office:value="52">
            <text:p>52</text:p>
          </table:table-cell>
          <table:table-cell/>
          <table:table-cell table:formula="of:=[.E10]+[.D11]" office:value-type="float" office:value="11">
            <text:p>11</text:p>
          </table:table-cell>
          <table:table-cell/>
          <table:table-cell table:formula="of:=[.G10]+[.F11]" office:value-type="float" office:value="32">
            <text:p>32</text:p>
          </table:table-cell>
          <table:table-cell/>
          <table:table-cell table:formula="of:=[.I10]+[.H11]" office:value-type="float" office:value="8">
            <text:p>8</text:p>
          </table:table-cell>
          <table:table-cell table:number-columns-repeated="2"/>
          <table:table-cell table:formula="of:=([.E11]+[.I11])/[.C11]" office:value-type="float" office:value="0.365384615384615">
            <text:p>0.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[.C11]+[.B12]" office:value-type="float" office:value="52">
            <text:p>52</text:p>
          </table:table-cell>
          <table:table-cell/>
          <table:table-cell table:formula="of:=[.E11]+[.D12]" office:value-type="float" office:value="11">
            <text:p>11</text:p>
          </table:table-cell>
          <table:table-cell/>
          <table:table-cell table:formula="of:=[.G11]+[.F12]" office:value-type="float" office:value="32">
            <text:p>32</text:p>
          </table:table-cell>
          <table:table-cell/>
          <table:table-cell table:formula="of:=[.I11]+[.H12]" office:value-type="float" office:value="8">
            <text:p>8</text:p>
          </table:table-cell>
          <table:table-cell table:number-columns-repeated="2"/>
          <table:table-cell table:formula="of:=([.E12]+[.I12])/[.C12]" office:value-type="float" office:value="0.365384615384615">
            <text:p>0.37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[.C12]+[.B13]" office:value-type="float" office:value="52">
            <text:p>52</text:p>
          </table:table-cell>
          <table:table-cell/>
          <table:table-cell table:formula="of:=[.E12]+[.D13]" office:value-type="float" office:value="11">
            <text:p>11</text:p>
          </table:table-cell>
          <table:table-cell/>
          <table:table-cell table:formula="of:=[.G12]+[.F13]" office:value-type="float" office:value="32">
            <text:p>32</text:p>
          </table:table-cell>
          <table:table-cell/>
          <table:table-cell table:formula="of:=[.I12]+[.H13]" office:value-type="float" office:value="8">
            <text:p>8</text:p>
          </table:table-cell>
          <table:table-cell table:number-columns-repeated="2"/>
          <table:table-cell table:formula="of:=([.E13]+[.I13])/[.C13]" office:value-type="float" office:value="0.365384615384615">
            <text:p>0.37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[.C13]+[.B14]" office:value-type="float" office:value="52">
            <text:p>52</text:p>
          </table:table-cell>
          <table:table-cell/>
          <table:table-cell table:formula="of:=[.E13]+[.D14]" office:value-type="float" office:value="11">
            <text:p>11</text:p>
          </table:table-cell>
          <table:table-cell/>
          <table:table-cell table:formula="of:=[.G13]+[.F14]" office:value-type="float" office:value="32">
            <text:p>32</text:p>
          </table:table-cell>
          <table:table-cell/>
          <table:table-cell table:formula="of:=[.I13]+[.H14]" office:value-type="float" office:value="8">
            <text:p>8</text:p>
          </table:table-cell>
          <table:table-cell table:number-columns-repeated="2"/>
          <table:table-cell table:formula="of:=([.E14]+[.I14])/[.C14]" office:value-type="float" office:value="0.365384615384615">
            <text:p>0.37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[.C14]+[.B15]" office:value-type="float" office:value="52">
            <text:p>52</text:p>
          </table:table-cell>
          <table:table-cell/>
          <table:table-cell table:formula="of:=[.E14]+[.D15]" office:value-type="float" office:value="11">
            <text:p>11</text:p>
          </table:table-cell>
          <table:table-cell/>
          <table:table-cell table:formula="of:=[.G14]+[.F15]" office:value-type="float" office:value="32">
            <text:p>32</text:p>
          </table:table-cell>
          <table:table-cell/>
          <table:table-cell table:formula="of:=[.I14]+[.H15]" office:value-type="float" office:value="8">
            <text:p>8</text:p>
          </table:table-cell>
          <table:table-cell table:number-columns-repeated="2"/>
          <table:table-cell table:formula="of:=([.E15]+[.I15])/[.C15]" office:value-type="float" office:value="0.365384615384615">
            <text:p>0.37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[.C15]+[.B16]" office:value-type="float" office:value="52">
            <text:p>52</text:p>
          </table:table-cell>
          <table:table-cell/>
          <table:table-cell table:formula="of:=[.E15]+[.D16]" office:value-type="float" office:value="11">
            <text:p>11</text:p>
          </table:table-cell>
          <table:table-cell/>
          <table:table-cell table:formula="of:=[.G15]+[.F16]" office:value-type="float" office:value="32">
            <text:p>32</text:p>
          </table:table-cell>
          <table:table-cell/>
          <table:table-cell table:formula="of:=[.I15]+[.H16]" office:value-type="float" office:value="8">
            <text:p>8</text:p>
          </table:table-cell>
          <table:table-cell table:number-columns-repeated="2"/>
          <table:table-cell table:formula="of:=([.E16]+[.I16])/[.C16]" office:value-type="float" office:value="0.365384615384615">
            <text:p>0.37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[.C16]+[.B17]" office:value-type="float" office:value="52">
            <text:p>52</text:p>
          </table:table-cell>
          <table:table-cell/>
          <table:table-cell table:formula="of:=[.E16]+[.D17]" office:value-type="float" office:value="11">
            <text:p>11</text:p>
          </table:table-cell>
          <table:table-cell/>
          <table:table-cell table:formula="of:=[.G16]+[.F17]" office:value-type="float" office:value="32">
            <text:p>32</text:p>
          </table:table-cell>
          <table:table-cell/>
          <table:table-cell table:formula="of:=[.I16]+[.H17]" office:value-type="float" office:value="8">
            <text:p>8</text:p>
          </table:table-cell>
          <table:table-cell table:number-columns-repeated="2"/>
          <table:table-cell table:formula="of:=([.E17]+[.I17])/[.C17]" office:value-type="float" office:value="0.365384615384615">
            <text:p>0.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[.C17]+[.B18]" office:value-type="float" office:value="52">
            <text:p>52</text:p>
          </table:table-cell>
          <table:table-cell/>
          <table:table-cell table:formula="of:=[.E17]+[.D18]" office:value-type="float" office:value="11">
            <text:p>11</text:p>
          </table:table-cell>
          <table:table-cell/>
          <table:table-cell table:formula="of:=[.G17]+[.F18]" office:value-type="float" office:value="32">
            <text:p>32</text:p>
          </table:table-cell>
          <table:table-cell/>
          <table:table-cell table:formula="of:=[.I17]+[.H18]" office:value-type="float" office:value="8">
            <text:p>8</text:p>
          </table:table-cell>
          <table:table-cell table:number-columns-repeated="2"/>
          <table:table-cell table:formula="of:=([.E18]+[.I18])/[.C18]" office:value-type="float" office:value="0.365384615384615">
            <text:p>0.37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[.C18]+[.B19]" office:value-type="float" office:value="52">
            <text:p>52</text:p>
          </table:table-cell>
          <table:table-cell/>
          <table:table-cell table:formula="of:=[.E18]+[.D19]" office:value-type="float" office:value="11">
            <text:p>11</text:p>
          </table:table-cell>
          <table:table-cell/>
          <table:table-cell table:formula="of:=[.G18]+[.F19]" office:value-type="float" office:value="32">
            <text:p>32</text:p>
          </table:table-cell>
          <table:table-cell/>
          <table:table-cell table:formula="of:=[.I18]+[.H19]" office:value-type="float" office:value="8">
            <text:p>8</text:p>
          </table:table-cell>
          <table:table-cell table:number-columns-repeated="2"/>
          <table:table-cell table:formula="of:=([.E19]+[.I19])/[.C19]" office:value-type="float" office:value="0.365384615384615">
            <text:p>0.37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[.C19]+[.B20]" office:value-type="float" office:value="52">
            <text:p>52</text:p>
          </table:table-cell>
          <table:table-cell/>
          <table:table-cell table:formula="of:=[.E19]+[.D20]" office:value-type="float" office:value="11">
            <text:p>11</text:p>
          </table:table-cell>
          <table:table-cell/>
          <table:table-cell table:formula="of:=[.G19]+[.F20]" office:value-type="float" office:value="32">
            <text:p>32</text:p>
          </table:table-cell>
          <table:table-cell/>
          <table:table-cell table:formula="of:=[.I19]+[.H20]" office:value-type="float" office:value="8">
            <text:p>8</text:p>
          </table:table-cell>
          <table:table-cell table:number-columns-repeated="2"/>
          <table:table-cell table:formula="of:=([.E20]+[.I20])/[.C20]" office:value-type="float" office:value="0.365384615384615">
            <text:p>0.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table:formula="of:=[.C20]+[.B21]" office:value-type="float" office:value="52">
            <text:p>52</text:p>
          </table:table-cell>
          <table:table-cell/>
          <table:table-cell table:formula="of:=[.E20]+[.D21]" office:value-type="float" office:value="11">
            <text:p>11</text:p>
          </table:table-cell>
          <table:table-cell/>
          <table:table-cell table:formula="of:=[.G20]+[.F21]" office:value-type="float" office:value="32">
            <text:p>32</text:p>
          </table:table-cell>
          <table:table-cell/>
          <table:table-cell table:formula="of:=[.I20]+[.H21]" office:value-type="float" office:value="8">
            <text:p>8</text:p>
          </table:table-cell>
          <table:table-cell table:number-columns-repeated="2"/>
          <table:table-cell table:formula="of:=([.E21]+[.I21])/[.C21]" office:value-type="float" office:value="0.365384615384615">
            <text:p>0.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table:formula="of:=[.C21]+[.B22]" office:value-type="float" office:value="52">
            <text:p>52</text:p>
          </table:table-cell>
          <table:table-cell/>
          <table:table-cell table:formula="of:=[.E21]+[.D22]" office:value-type="float" office:value="11">
            <text:p>11</text:p>
          </table:table-cell>
          <table:table-cell/>
          <table:table-cell table:formula="of:=[.G21]+[.F22]" office:value-type="float" office:value="32">
            <text:p>32</text:p>
          </table:table-cell>
          <table:table-cell/>
          <table:table-cell table:formula="of:=[.I21]+[.H22]" office:value-type="float" office:value="8">
            <text:p>8</text:p>
          </table:table-cell>
          <table:table-cell table:number-columns-repeated="2"/>
          <table:table-cell table:formula="of:=([.E22]+[.I22])/[.C22]" office:value-type="float" office:value="0.365384615384615">
            <text:p>0.37</text:p>
          </table:table-cell>
        </table:table-row>
      </table:table>
      <table:table table:name="new_raw_dat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?s35 <text:s/>&lt;worksAt&gt; <text:s/>?o35 <text:s/>?s35 <text:s/>&lt;created&gt; <text:s/>?o35 <text:s text:c="2"/>=&gt; ?s35 <text:s/>&lt;isKnownFor&gt; <text:s/>?o35 <text:s/>Support: 7.494585162220296E-6 Confidence: 1.0 Improved confidence: 1.0 Head coverage: 6.246096189881324E-4 Predictiveness: 0.0 Improved Predictiveness: 0.0 Std. Improved Predictiveness: 0.0 Cardinality: 3 Counting on variable: ?o35 Body size: 3</text:p>
          </table:table-cell>
          <table:table-cell/>
        </table:table-row>
        <table:table-row table:style-name="ro1">
          <table:table-cell office:value-type="string">
            <text:p>?s28 <text:s/>&lt;isLeaderOf&gt; <text:s/>?o73 <text:s/>?o73 <text:s/>&lt;isPoliticianOf&gt; <text:s/>?o28 <text:s text:c="2"/>=&gt; ?s28 <text:s/>&lt;isPoliticianOf&gt; <text:s/>?o28 <text:s/>Support: 4.252351550407375E-6 Confidence: 1.0 Improved confidence: 1.0 Head coverage: 0.0013698630136986301 Predictiveness: 0.0 Improved Predictiveness: 0.0 Std. Improved Predictiveness: 0.0 Cardinality: 2 Counting on variable: ?s28 Body size: 2</text:p>
          </table:table-cell>
          <table:table-cell/>
        </table:table-row>
        <table:table-row table:style-name="ro1">
          <table:table-cell office:value-type="string">
            <text:p>?s60 <text:s/>&lt;dealsWith&gt; <text:s/>?o21 <text:s/>?s21 <text:s/>&lt;dealsWith&gt; <text:s/>?s60 <text:s text:c="2"/>=&gt; ?s21 <text:s/>&lt;dealsWith&gt; <text:s/>?o21 <text:s/>Support: 2.2962698372199826E-4 Confidence: 0.907563025210084 Improved confidence: 0.907563025210084 Head coverage: 0.8852459016393442 Predictiveness: 0.0 Improved Predictiveness: 0.0 Std. Improved Predictiveness: 0.0 Cardinality: 108 Counting on variable: ?s21 Body size: 119</text:p>
          </table:table-cell>
          <table:table-cell/>
        </table:table-row>
        <table:table-row table:style-name="ro1">
          <table:table-cell office:value-type="string">
            <text:p>?o21 <text:s/>&lt;dealsWith&gt; <text:s/>?o60 <text:s/>?s21 <text:s/>&lt;dealsWith&gt; <text:s/>?o60 <text:s text:c="2"/>=&gt; ?s21 <text:s/>&lt;dealsWith&gt; <text:s/>?o21 <text:s/>Support: 2.2962698372199826E-4 Confidence: 0.8852459016393442 Improved confidence: 0.8852459016393442 Head coverage: 0.8852459016393442 Predictiveness: 0.0 Improved Predictiveness: 0.0 Std. Improved Predictiveness: 0.0 Cardinality: 108 Counting on variable: ?s21 Body size: 122</text:p>
          </table:table-cell>
          <table:table-cell/>
        </table:table-row>
        <table:table-row table:style-name="ro1">
          <table:table-cell office:value-type="string">
            <text:p>?s34 <text:s/>&lt;hasChild&gt; <text:s/>?o34 <text:s/>?o34 <text:s/>&lt;isMarriedTo&gt; <text:s/>?s34 <text:s text:c="2"/>=&gt; ?s34 <text:s/>&lt;isMarriedTo&gt; <text:s/>?o34 <text:s/>Support: 9.243321700071698E-5 Confidence: 0.8043478260869565 Improved confidence: 0.9736842105263158 Head coverage: 0.0033624136677571793 Predictiveness: 0.17391304347826086 Improved Predictiveness: 0.16933638443935928 Std. Improved Predictiveness: 0.13988657844990549 Cardinality: 37 Counting on variable: ?o34 Body size: 46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&lt;Todd_Manning&gt;/&lt;isMarriedTo&gt;/&lt;TÃ©a_Delgad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ovber_Schneuri&gt;/&lt;isMarriedTo&gt;/&lt;Shmuel_Schneersoh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Farentino&gt;/&lt;isMarriedTo&gt;/&lt;Michele_Le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oe_Martin_(All_My_Children)&gt;/&lt;isMarriedTo&gt;/&lt;Ruth_Martin_(All_My_Children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udy_Moran&gt;/&lt;isMarriedTo&gt;/&lt;Moran_famil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menhotep_III&gt;/&lt;isMarriedTo&gt;/&lt;Sitamu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eonard_Lewisohn&gt;/&lt;isMarriedTo&gt;/&lt;Irene_Lewisoh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menhotep_III&gt;/&lt;isMarriedTo&gt;/&lt;Iset_(daughter_of_Amenhotep_III)&gt;</text:p>
          </table:table-cell>
        </table:table-row>
        <table:table-row table:style-name="ro1">
          <table:table-cell office:value-type="string">
            <text:p>?s628 <text:s/>&lt;diedIn&gt; <text:s/>?s18 <text:s/>?s628 <text:s/>&lt;isPoliticianOf&gt; <text:s/>?o18 <text:s text:c="2"/>=&gt; ?s18 <text:s/>&lt;isLocatedIn&gt; <text:s/>?o18 <text:s/>Support: 4.507492643431818E-4 Confidence: 0.7851851851851852 Improved confidence: 0.8548387096774194 Head coverage: 0.0010038924509181827 Predictiveness: 0.08148148148148149 Improved Predictiveness: 0.06965352449223418 Std. Improved Predictiveness: 0.06397805212620028 Cardinality: 212 Counting on variable: ?s18 Body size: 270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&lt;Everett,_Washington&gt;/&lt;isLocatedIn&gt;/&lt;Minnesot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s_Angeles&gt;/&lt;isLocatedIn&gt;/&lt;Califor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ng_Beach,_Californi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reenville,_Mississippi&gt;/&lt;isLocatedIn&gt;/&lt;Kentuck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ss_Christian,_Mississippi&gt;/&lt;isLocatedIn&gt;/&lt;Louis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uadalajara,_Jalisco&gt;/&lt;isLocatedIn&gt;/&lt;Califor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obile,_Alabama&gt;/&lt;isLocatedIn&gt;/&lt;Alabam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lbuquerque,_New_Mexico&gt;/&lt;isLocatedIn&gt;/&lt;New_Mexi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everly_Hills,_Californi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_City&gt;/&lt;isLocatedIn&gt;/&lt;Louis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oulan,_Georgia&gt;/&lt;isLocatedIn&gt;/&lt;Michig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Orange,_New_Jersey&gt;/&lt;isLocatedIn&gt;/&lt;New_Jerse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Michig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Uta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Minnesot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Illino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Alabam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Oklahom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South_Dakot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orth_Dakot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Louis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Rhode_Is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Ar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Kentuck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Tex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ew_Mexic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Tennesse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Ohi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ew_Jerse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Wisconsi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Wyomin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dison,_Wisconsin&gt;/&lt;isLocatedIn&gt;/&lt;Wisconsi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loucester,_Massachusetts&gt;/&lt;isLocatedIn&gt;/&lt;Ohi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issoula,_Montana&gt;/&lt;isLocatedIn&gt;/&lt;Monta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eno,_Nevada&gt;/&lt;isLocatedIn&gt;/&lt;Neva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owa_City,_Iowa&gt;/&lt;isLocatedIn&gt;/&lt;Ohi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polis&gt;/&lt;isLocatedIn&gt;/&lt;Kentuck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ndianapolis&gt;/&lt;isLocatedIn&gt;/&lt;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ulfport,_Mississippi&gt;/&lt;isLocatedIn&gt;/&lt;Missour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ortland,_Oregon&gt;/&lt;isLocatedIn&gt;/&lt;Orego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ubuque,_Iowa&gt;/&lt;isLocatedIn&gt;/&lt;South_Dakota&gt;</text:p>
          </table:table-cell>
        </table:table-row>
        <table:table-row table:style-name="ro1">
          <table:table-cell office:value-type="string">
            <text:p>?s34 <text:s/>&lt;isKnownFor&gt; <text:s/>?o34 <text:s/>?o34 <text:s/>&lt;isMarriedTo&gt; <text:s/>?s34 <text:s text:c="2"/>=&gt; ?s34 <text:s/>&lt;isMarriedTo&gt; <text:s/>?o34 <text:s/>Support: 2.748014559480775E-5 Confidence: 0.7333333333333333 Improved confidence: 1.0 Head coverage: 9.996364958197018E-4 Predictiveness: 0.2666666666666667 Improved Predictiveness: 0.2666666666666667 Std. Improved Predictiveness: 0.1955555555555556 Cardinality: 11 Counting on variable: ?o34 Body size: 15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&lt;Sharon_Johnston&gt;/&lt;isMarriedTo&gt;/&lt;David_Lloyd_Johnst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ean-Daniel_Lafond&gt;/&lt;isMarriedTo&gt;/&lt;MichaÃ«lle_Je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asturba_Gandhi&gt;/&lt;isMarriedTo&gt;/&lt;Mohandas_Karamchand_Gandh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ohn_Ralston_Saul&gt;/&lt;isMarriedTo&gt;/&lt;Adrienne_Clarkson&gt;</text:p>
          </table:table-cell>
        </table:table-row>
        <table:table-row table:style-name="ro1">
          <table:table-cell office:value-type="string">
            <text:p>?s34 <text:s/>&lt;influences&gt; <text:s/>?o34 <text:s/>?o34 <text:s/>&lt;isMarriedTo&gt; <text:s/>?s34 <text:s text:c="2"/>=&gt; ?s34 <text:s/>&lt;isMarriedTo&gt; <text:s/>?o34 <text:s/>Support: 9.992780216293728E-6 Confidence: 0.6666666666666666 Improved confidence: 1.0 Head coverage: 3.635041802980734E-4 Predictiveness: 0.33333333333333337 Improved Predictiveness: 0.33333333333333337 Std. Improved Predictiveness: 0.22222222222222224 Cardinality: 4 Counting on variable: ?o34 Body size: 6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Wagner_(novelist)&gt;/&lt;isMarriedTo&gt;/&lt;Herta_MÃ¼ll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hit_Maung&gt;/&lt;isMarriedTo&gt;/&lt;Journal_Kyaw_Ma_Ma_Lay&gt;</text:p>
          </table:table-cell>
        </table:table-row>
        <table:table-row table:style-name="ro1">
          <table:table-cell office:value-type="string">
            <text:p>?s9 <text:s/>&lt;wasBornIn&gt; <text:s/>?o9 <text:s/>?s9 <text:s/>&lt;isCitizenOf&gt; <text:s/>?o9 <text:s text:c="2"/>=&gt; ?s9 <text:s/>&lt;livesIn&gt; <text:s/>?o9 <text:s/>Support: 8.50470310081475E-6 Confidence: 0.6666666666666666 Improved confidence: 1.0 Head coverage: 3.6596523330283625E-4 Predictiveness: 0.33333333333333337 Improved Predictiveness: 0.33333333333333337 Std. Improved Predictiveness: 0.22222222222222224 Cardinality: 4 Counting on variable: ?s9 Body size: 6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&lt;Gloria_Yip&gt;/&lt;livesIn&gt;/&lt;Hong_Kon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ul_Poon&gt;/&lt;livesIn&gt;/&lt;Hong_Kong&gt;</text:p>
          </table:table-cell>
        </table:table-row>
        <table:table-row table:style-name="ro1">
          <table:table-cell office:value-type="string">
            <text:p>?s80 <text:s/>&lt;hasChild&gt; <text:s/>?s23 <text:s/>?s80 <text:s/>&lt;worksAt&gt; <text:s/>?o23 <text:s text:c="2"/>=&gt; ?s23 <text:s/>&lt;graduatedFrom&gt; <text:s/>?o23 <text:s/>Support: 4.252351550407375E-6 Confidence: 0.6666666666666666 Improved confidence: 1.0 Head coverage: 1.6842105263157895E-4 Predictiveness: 0.33333333333333337 Improved Predictiveness: 0.33333333333333337 Std. Improved Predictiveness: 0.22222222222222224 Cardinality: 2 Counting on variable: ?s23 Body size: 3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&lt;Elisabeth_Gilman&gt;/&lt;graduatedFrom&gt;/&lt;Yale_College&gt;</text:p>
          </table:table-cell>
        </table:table-row>
        <table:table-row table:style-name="ro1">
          <table:table-cell office:value-type="string">
            <text:p>?s628 <text:s/>&lt;livesIn&gt; <text:s/>?s18 <text:s/>?s628 <text:s/>&lt;isPoliticianOf&gt; <text:s/>?o18 <text:s text:c="2"/>=&gt; ?s18 <text:s/>&lt;isLocatedIn&gt; <text:s/>?o18 <text:s/>Support: 1.6584171046588763E-4 Confidence: 0.6554621848739496 Improved confidence: 0.8478260869565217 Head coverage: 3.693566564698974E-4 Predictiveness: 0.22689075630252098 Improved Predictiveness: 0.19236390208257212 Std. Improved Predictiveness: 0.14871831085375325 Cardinality: 78 Counting on variable: ?s18 Body size: 119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&lt;St._Clair_County,_Illinois&gt;/&lt;isLocatedIn&gt;/&lt;Illinoi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rawford_County,_Illinois&gt;/&lt;isLocatedIn&gt;/&lt;Illino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Escondido,_California&gt;/&lt;isLocatedIn&gt;/&lt;Illino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isLocatedIn&gt;/&lt;Delawa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ent_County,_Delaware&gt;/&lt;isLocatedIn&gt;/&lt;Delawa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ontgomery_County,_Pennsylvania&gt;/&lt;isLocatedIn&gt;/&lt;Pennsylva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ssex_County,_Delaware&gt;/&lt;isLocatedIn&gt;/&lt;Delawa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White_Oaks,_New_Mexico&gt;/&lt;isLocatedIn&gt;/&lt;New_Mexi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liffside_Park,_New_Jersey&gt;/&lt;isLocatedIn&gt;/&lt;New_Jerse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reston_Hollow,_Dallas,_Texas&gt;/&lt;isLocatedIn&gt;/&lt;Texa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rentwood,_Los_Angeles&gt;/&lt;isLocatedIn&gt;/&lt;Califor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aines_Township,_Genesee_County,_Michigan&gt;/&lt;isLocatedIn&gt;/&lt;Michig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ew_Castle_County,_Delaware&gt;/&lt;isLocatedIn&gt;/&lt;Delawar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aliforni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_Island&gt;/&lt;isLocatedIn&gt;/&lt;Rhode_Is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USA&gt;/&lt;isLocatedIn&gt;/&lt;Rhode_Is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llinois&gt;/&lt;isLocatedIn&gt;/&lt;Illino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ouisiana&gt;/&lt;isLocatedIn&gt;/&lt;Louis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isLocatedIn&gt;/&lt;Ar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evada&gt;/&lt;isLocatedIn&gt;/&lt;Nevad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Oakland,_Californi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ennsylvania&gt;/&lt;isLocatedIn&gt;/&lt;Delawar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ennsylvania&gt;/&lt;isLocatedIn&gt;/&lt;Pennsylvania&gt;</text:p>
          </table:table-cell>
        </table:table-row>
        <table:table-row table:style-name="ro1">
          <table:table-cell office:value-type="string">
            <text:p>?s4 <text:s/>&lt;isMarriedTo&gt; <text:s/>?o76 <text:s/>?o76 <text:s/>&lt;hasChild&gt; <text:s/>?o4 <text:s text:c="2"/>=&gt; ?s4 <text:s/>&lt;hasChild&gt; <text:s/>?o4 <text:s/>Support: 0.005713372088665939 Confidence: 0.6324668141592921 Improved confidence: 0.6324668141592921 Head coverage: 0.26540559359405824 Predictiveness: 0.0 Improved Predictiveness: 0.0 Std. Improved Predictiveness: 0.0 Cardinality: 2287 Counting on variable: ?o4 Body size: 3616</text:p>
          </table:table-cell>
          <table:table-cell/>
        </table:table-row>
        <table:table-row table:style-name="ro1">
          <table:table-cell office:value-type="string">
            <text:p>?s31 <text:s/>&lt;participatedIn&gt; <text:s/>?o88 <text:s/>?o88 <text:s/>&lt;participatedIn&gt; <text:s/>?o31 <text:s text:c="2"/>=&gt; ?s31 <text:s/>&lt;participatedIn&gt; <text:s/>?o31 <text:s/>Support: 1.4989170324440592E-5 Confidence: 0.6 Improved confidence: 0.6 Head coverage: 9.196811771919068E-4 Predictiveness: 0.0 Improved Predictiveness: 0.0 Std. Improved Predictiveness: 0.0 Cardinality: 6 Counting on variable: ?o31 Body size: 10</text:p>
          </table:table-cell>
          <table:table-cell/>
        </table:table-row>
        <table:table-row table:style-name="ro1">
          <table:table-cell office:value-type="string">
            <text:p>?o8 <text:s/>&lt;isMarriedTo&gt; <text:s/>?o538 <text:s/>?s8 <text:s/>&lt;created&gt; <text:s/>?o538 <text:s text:c="2"/>=&gt; ?s8 <text:s/>&lt;created&gt; <text:s/>?o8 <text:s/>Support: 4.3218774435470374E-4 Confidence: 0.5986159169550173 Improved confidence: 0.7489177489177489 Head coverage: 0.0011072425181126956 Predictiveness: 0.20069204152249132 Improved Predictiveness: 0.15030183196273159 Std. Improved Predictiveness: 0.12013745046156053 Cardinality: 173 Counting on variable: ?o8 Body size: 289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&lt;Roy_Winsor&gt;/&lt;created&gt;/&lt;Marge_Bergm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Arlene_Vaugh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m_Long&gt;/&lt;created&gt;/&lt;Gus_Aitor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Kreizman&gt;/&lt;created&gt;/&lt;Gus_Aitor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Rick_Bauer_(Guiding_Light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trick_Mulcahey&gt;/&lt;created&gt;/&lt;Rick_Bauer_(Guiding_Light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tephen_Demorest&gt;/&lt;created&gt;/&lt;Rick_Bauer_(Guiding_Light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iane_Warren&gt;/&lt;created&gt;/&lt;Gregg_Allm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ddie_Walsh&gt;/&lt;created&gt;/&lt;Julia_Morrisey_Larrabe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el_Brez&gt;/&lt;created&gt;/&lt;Julia_Morrisey_Larrabe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tephen_Demorest&gt;/&lt;created&gt;/&lt;Julia_Morrisey_Larrabe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egan_McTavish&gt;/&lt;created&gt;/&lt;Joey_Buchan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egan_McTavish&gt;/&lt;created&gt;/&lt;Lily_Montgomer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laire_Labine&gt;/&lt;created&gt;/&lt;Dillon_Quartermain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illee_Taggart&gt;/&lt;created&gt;/&lt;Damian_Grimald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m_King_(writer)&gt;/&lt;created&gt;/&lt;Damian_Grimald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Don_Crai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ena_Higley&gt;/&lt;created&gt;/&lt;Jessica_Buchan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ouglas_Marland&gt;/&lt;created&gt;/&lt;Jeff_Webb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evin_Laffan&gt;/&lt;created&gt;/&lt;Kate_Sugde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Hedda_Eulenberg&gt;/&lt;created&gt;/&lt;Virginia_Eliza_Clemm_Po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Eileen_Pollock&gt;/&lt;created&gt;/&lt;Lesley_Webb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m_Long&gt;/&lt;created&gt;/&lt;Phillip_Spauldin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eah_Laiman&gt;/&lt;created&gt;/&lt;Jennifer_Hort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ouglas_Marland&gt;/&lt;created&gt;/&lt;Laura_Spenc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Brooke_English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oseph_Barbera&gt;/&lt;created&gt;/&lt;Wilma_Flintston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Hanna&gt;/&lt;created&gt;/&lt;Wilma_Flintston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rgaret_DePriest&gt;/&lt;created&gt;/&lt;Gina_Von_Amber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Gina_Von_Amber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ordon_Russell&gt;/&lt;created&gt;/&lt;David_Vicker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David_Vicker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obert_Guza,_Jr.&gt;/&lt;created&gt;/&lt;Sonny_Corintho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orge_Tillman,_Jr.&gt;/&lt;created&gt;/&lt;Damon_Cart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egan_McTavish&gt;/&lt;created&gt;/&lt;Edmund_Gre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aren_Harris&gt;/&lt;created&gt;/&lt;A._J._Quartermain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laire_Labine&gt;/&lt;created&gt;/&lt;A._J._Quartermain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obert_Guza,_Jr.&gt;/&lt;created&gt;/&lt;A._J._Quartermain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trick_Mulcahey&gt;/&lt;created&gt;/&lt;A._J._Quartermain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Anna_DiMer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Howard_Bailey&gt;/&lt;created&gt;/&lt;Robert_Scorpi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Jeff_Martin_(All_My_Children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Randi_Morg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rraine_Broderick&gt;/&lt;created&gt;/&lt;Laurel_Bannin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Cameron&gt;/&lt;created&gt;/&lt;Kate_Conno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ichael_Malone&gt;/&lt;created&gt;/&lt;Patrick_Thornhar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eth_MacFarlane&gt;/&lt;created&gt;/&lt;Francine_Smith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ordon_Russell&gt;/&lt;created&gt;/&lt;Cord_Robert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Liz_Chandl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Warren&gt;/&lt;created&gt;/&lt;Valerie_Barlow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Daphne_DiMer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m_Long&gt;/&lt;created&gt;/&lt;Cyrus_Fole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obert_Guza,_Jr.&gt;/&lt;created&gt;/&lt;Michael_Bourn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evin_Laffan&gt;/&lt;created&gt;/&lt;Sarah_Sugd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rtin_Caidin&gt;/&lt;created&gt;/&lt;Jaime_Sommers_(The_Bionic_Woman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ouglas_Marland&gt;/&lt;created&gt;/&lt;Alison_Stewart_(As_the_World_Turns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Alex_Devane_Marick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Gloria_Marsh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evin_Laffan&gt;/&lt;created&gt;/&lt;Leonard_Kempinsk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hristopher_Whitesell&gt;/&lt;created&gt;/&lt;Mitch_Laure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ordon_Russell&gt;/&lt;created&gt;/&lt;Mitch_Laure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Mitch_Laure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rraine_Broderick&gt;/&lt;created&gt;/&lt;Mitch_Laure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Howard_Bailey&gt;/&lt;created&gt;/&lt;Duke_Laver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eff_Lindsay_(writer)&gt;/&lt;created&gt;/&lt;Rita_Bennet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J._Allen&gt;/&lt;created&gt;/&lt;Victor_Kiriaki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ally_Sussman_Morina&gt;/&lt;created&gt;/&lt;Victor_Kiriaki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Schoettle&gt;/&lt;created&gt;/&lt;Victor_Kiriaki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Tom_Cudah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ouis_Fles&gt;/&lt;created&gt;/&lt;Eva_Brau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eah_Laiman&gt;/&lt;created&gt;/&lt;Mimi_Lockhar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Kate_Roberts_(Days_of_our_Lives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rk_Brazill&gt;/&lt;created&gt;/&lt;Red_Form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iane_Warren&gt;/&lt;created&gt;/&lt;Jordan_Bratm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arry_David&gt;/&lt;created&gt;/&lt;Estelle_Costanza&gt;</text:p>
          </table:table-cell>
        </table:table-row>
        <table:table-row table:style-name="ro1">
          <table:table-cell office:value-type="string">
            <text:p>?s538 <text:s/>&lt;isMarriedTo&gt; <text:s/>?o8 <text:s/>?s8 <text:s/>&lt;created&gt; <text:s/>?s538 <text:s text:c="2"/>=&gt; ?s8 <text:s/>&lt;created&gt; <text:s/>?o8 <text:s/>Support: 4.097039888680428E-4 Confidence: 0.592057761732852 Improved confidence: 0.7699530516431925 Head coverage: 0.0010496403061877576 Predictiveness: 0.2310469314079422 Improved Predictiveness: 0.17789528991034048 Std. Improved Predictiveness: 0.13679312906463004 Cardinality: 164 Counting on variable: ?o8 Body size: 277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Warren&gt;/&lt;created&gt;/&lt;RenÃ©_AngÃ©li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eppard_Solomon&gt;/&lt;created&gt;/&lt;RenÃ©_AngÃ©li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Howard_Bailey&gt;/&lt;created&gt;/&lt;Patrick_Drak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orge_Lucas&gt;/&lt;created&gt;/&lt;Marion_Ravenwoo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evin_Laffan&gt;/&lt;created&gt;/&lt;Diane_Sugd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J._Bell&gt;/&lt;created&gt;/&lt;Thorne_Forrest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J._Allen&gt;/&lt;created&gt;/&lt;Jennifer_Hort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Jennifer_Hort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Schoettle&gt;/&lt;created&gt;/&lt;Jennifer_Hort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Shore&gt;/&lt;created&gt;/&lt;Robert_Chas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J._Bell&gt;/&lt;created&gt;/&lt;Omar_Rashi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ike_Judge&gt;/&lt;created&gt;/&lt;Peggy_Hil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aradindu_Bandyopadhyay&gt;/&lt;created&gt;/&lt;Byomkesh_Baksh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am_Hall&gt;/&lt;created&gt;/&lt;David_Vicker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aren_Harris&gt;/&lt;created&gt;/&lt;Sonny_Corintho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laire_Labine&gt;/&lt;created&gt;/&lt;Sonny_Corintho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trick_Mulcahey&gt;/&lt;created&gt;/&lt;Sonny_Corintho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athleen_Beedles&gt;/&lt;created&gt;/&lt;Carl_Kin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ean_Passanante&gt;/&lt;created&gt;/&lt;Will_Muns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Hogan_Sheffer&gt;/&lt;created&gt;/&lt;Will_Munso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athleen_Hutchison&gt;/&lt;created&gt;/&lt;Michael_Beauchamp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Donna_Beck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ally_Sussman_Morina&gt;/&lt;created&gt;/&lt;Sami_Brad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Sami_Brad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Sami_Brad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ike_Myers_(actor)&gt;/&lt;created&gt;/&lt;Vanessa_Kensingto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t_Wallace&gt;/&lt;created&gt;/&lt;Roger_Collin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an_Curtis&gt;/&lt;created&gt;/&lt;Roger_Collin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rna_Phillips&gt;/&lt;created&gt;/&lt;John_Eldridg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ouglas_Marland&gt;/&lt;created&gt;/&lt;Craig_Montgomer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rna_Phillips&gt;/&lt;created&gt;/&lt;Craig_Montgomer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rna_Phillips&gt;/&lt;created&gt;/&lt;James_Stenbeck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J._Bell&gt;/&lt;created&gt;/&lt;Blake_Haye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ouglas_Marland&gt;/&lt;created&gt;/&lt;Emily_Stewar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mily_BrontÃ«&gt;/&lt;created&gt;/&lt;Heathcliff_(Wuthering_Heights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rna_Phillips&gt;/&lt;created&gt;/&lt;Jeff_Bak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am_Hall&gt;/&lt;created&gt;/&lt;Kevin_Buchan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aron_Sorkin&gt;/&lt;created&gt;/&lt;Matt_Santo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Carrie_Brad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Carrie_Brad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tthew_Labine&gt;/&lt;created&gt;/&lt;Ross_Raybur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laire_Labine&gt;/&lt;created&gt;/&lt;Ross_Raybur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m_Long&gt;/&lt;created&gt;/&lt;Richard_Winslow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Kreizman&gt;/&lt;created&gt;/&lt;Olivia_Spenc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Culliton&gt;/&lt;created&gt;/&lt;Hal_Muns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rna_Phillips&gt;/&lt;created&gt;/&lt;Hal_Muns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eth_Milstein&gt;/&lt;created&gt;/&lt;Victor_Kiriaki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m_Long&gt;/&lt;created&gt;/&lt;Jonathan_Randal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rna_Phillips&gt;/&lt;created&gt;/&lt;Dan_Stewar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rna_Phillips&gt;/&lt;created&gt;/&lt;Eduardo_Grimald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rna_Phillips&gt;/&lt;created&gt;/&lt;Michael_Shea&gt;</text:p>
          </table:table-cell>
        </table:table-row>
        <table:table-row table:style-name="ro1">
          <table:table-cell office:value-type="string">
            <text:p>?s60 <text:s/>&lt;dealsWith&gt; <text:s/>?s21 <text:s/>?s60 <text:s/>&lt;dealsWith&gt; <text:s/>?o21 <text:s text:c="2"/>=&gt; ?s21 <text:s/>&lt;dealsWith&gt; <text:s/>?o21 <text:s/>Support: 1.3182289806262863E-4 Confidence: 0.5794392523364486 Improved confidence: 0.9393939393939394 Head coverage: 0.5081967213114754 Predictiveness: 0.383177570093458 Improved Predictiveness: 0.35995468705749084 Std. Improved Predictiveness: 0.2220281247270504 Cardinality: 62 Counting on variable: ?s21 Body size: 10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&lt;Honduras&gt;/&lt;dealsWith&gt;/&lt;Nicaragu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roatia&gt;/&lt;dealsWith&gt;/&lt;Hungar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osta_Rica&gt;/&lt;dealsWith&gt;/&lt;Spa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osta_Rica&gt;/&lt;dealsWith&gt;/&lt;Netherland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Zimbabw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Zambia&gt;/&lt;dealsWith&gt;/&lt;People's_Republic_of_Chi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ran&gt;/&lt;dealsWith&gt;/&lt;Netherland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ran&gt;/&lt;dealsWith&gt;/&lt;Franc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ran&gt;/&lt;dealsWith&gt;/&lt;Leban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ran&gt;/&lt;dealsWith&gt;/&lt;Indones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ran&gt;/&lt;dealsWith&gt;/&lt;Uzbekist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ran&gt;/&lt;dealsWith&gt;/&lt;Egyp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ithuania&gt;/&lt;dealsWith&gt;/&lt;Po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ithuania&gt;/&lt;dealsWith&gt;/&lt;German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Keny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Fin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French_Polynesia&gt;/&lt;dealsWith&gt;/&lt;French_Polynes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reland&gt;/&lt;dealsWith&gt;/&lt;Ire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Uganda&gt;/&lt;dealsWith&gt;/&lt;Netherland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Uganda&gt;/&lt;dealsWith&gt;/&lt;Tanza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lovenia&gt;/&lt;dealsWith&gt;/&lt;Montenegr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lovenia&gt;/&lt;dealsWith&gt;/&lt;Po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lovenia&gt;/&lt;dealsWith&gt;/&lt;Ital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epublic_of_China&gt;/&lt;dealsWith&gt;/&lt;People's_Republic_of_Chi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orocco&gt;/&lt;dealsWith&gt;/&lt;Moroc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orocco&gt;/&lt;dealsWith&gt;/&lt;CÃ´te_d'Ivoi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Ã´te_d'Ivoire&gt;/&lt;dealsWith&gt;/&lt;Thai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Ã´te_d'Ivoire&gt;/&lt;dealsWith&gt;/&lt;Gha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Ã´te_d'Ivoire&gt;/&lt;dealsWith&gt;/&lt;Nig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Ã´te_d'Ivoire&gt;/&lt;dealsWith&gt;/&lt;People's_Republic_of_Chi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Gree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reece&gt;/&lt;dealsWith&gt;/&lt;Ital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reece&gt;/&lt;dealsWith&gt;/&lt;German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Hungar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Belgiu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United_Kingdo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Liby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Belaru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United_Arab_Emirate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Moroc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Republic_of_Chi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ermany&gt;/&lt;dealsWith&gt;/&lt;German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Russ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Ukrain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ermany&gt;/&lt;dealsWith&gt;/&lt;Bahra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Turkmenist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Guatemal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Mexi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Latv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Kuwai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Keny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ulgaria&gt;/&lt;dealsWith&gt;/&lt;Croat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Togo&gt;/&lt;dealsWith&gt;/&lt;Tog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go&gt;/&lt;dealsWith&gt;/&lt;People's_Republic_of_Chi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igeria&gt;/&lt;dealsWith&gt;/&lt;Ital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igeria&gt;/&lt;dealsWith&gt;/&lt;United_Kingdo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Paragua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Niger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Russ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Uzbekistan&gt;/&lt;dealsWith&gt;/&lt;Kazakhst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Uzbekistan&gt;/&lt;dealsWith&gt;/&lt;Switzer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Uzbekistan&gt;/&lt;dealsWith&gt;/&lt;Ir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Uzbekistan&gt;/&lt;dealsWith&gt;/&lt;Canad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Saudi_Arab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Kazakhst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Democratic_Republic_of_Afghanist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South_Afric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Switzer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Swed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Netherland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eople's_Republic_of_China&gt;/&lt;dealsWith&gt;/&lt;People's_Republic_of_Chi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eople's_Republic_of_China&gt;/&lt;dealsWith&gt;/&lt;Republic_of_Chi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Niger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Israe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German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uatemala&gt;/&lt;dealsWith&gt;/&lt;Switzer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uatemala&gt;/&lt;dealsWith&gt;/&lt;Thai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Hong_Kon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icaragua&gt;/&lt;dealsWith&gt;/&lt;Hondur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icaragua&gt;/&lt;dealsWith&gt;/&lt;Nicaragu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ameroon&gt;/&lt;dealsWith&gt;/&lt;Morocc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arus&gt;/&lt;dealsWith&gt;/&lt;Ital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arus&gt;/&lt;dealsWith&gt;/&lt;Belaru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arus&gt;/&lt;dealsWith&gt;/&lt;Morocc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amoa&gt;/&lt;dealsWith&gt;/&lt;Mauritiu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USA&gt;/&lt;dealsWith&gt;/&lt;US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USA&gt;/&lt;dealsWith&gt;/&lt;People's_Republic_of_Chi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erbia&gt;/&lt;dealsWith&gt;/&lt;Serb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erbia&gt;/&lt;dealsWith&gt;/&lt;Gree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erbia&gt;/&lt;dealsWith&gt;/&lt;Ital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erbia&gt;/&lt;dealsWith&gt;/&lt;Bulgar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erbia&gt;/&lt;dealsWith&gt;/&lt;German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enegal&gt;/&lt;dealsWith&gt;/&lt;Ital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enegal&gt;/&lt;dealsWith&gt;/&lt;People's_Republic_of_Chi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etherlands_Antilles&gt;/&lt;dealsWith&gt;/&lt;Netherlands_Antille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Jap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Ir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Franc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lgeria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lgeria&gt;/&lt;dealsWith&gt;/&lt;Germany&gt;</text:p>
          </table:table-cell>
        </table:table-row>
        <table:table-row table:style-name="ro1">
          <table:table-cell table:style-name="ce9" office:value-type="string">
            <text:p>?s34 <text:s/>&lt;hasChild&gt; <text:s/>?o34 <text:s/>?o34 <text:s/>&lt;hasChild&gt; <text:s/>?s34 <text:s text:c="2"/>=&gt; ?s34 <text:s/>&lt;isMarriedTo&gt; <text:s/>?o34 <text:s/>Support: 5.49602911896155E-5 Confidence: 0.5789473684210527 Improved confidence: 0.7857142857142857 Head coverage: 0.0019992729916394037 Predictiveness: 0.26315789473684215 Improved Predictiveness: 0.2067669172932331 Std. Improved Predictiveness: 0.15235457063711913 Cardinality: 22 Counting on variable: ?o34 Body size: 38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&lt;Nahor&gt;/&lt;isMarriedTo&gt;/&lt;Tera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illon_Quartermaine&gt;/&lt;isMarriedTo&gt;/&lt;Lulu_Spence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Victor_(Dollhouse)&gt;/&lt;isMarriedTo&gt;/&lt;Sierra_(Dollhouse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Terah&gt;/&lt;isMarriedTo&gt;/&lt;Naho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ianca_Montgomery&gt;/&lt;isMarriedTo&gt;/&lt;Michael_Cambi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ierra_(Dollhouse)&gt;/&lt;isMarriedTo&gt;/&lt;Victor_(Dollhouse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ichael_Cambias&gt;/&lt;isMarriedTo&gt;/&lt;Bianca_Montgomer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harles_Manson&gt;/&lt;isMarriedTo&gt;/&lt;Mary_Brunne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ry_Brunner&gt;/&lt;isMarriedTo&gt;/&lt;Charles_Manson&gt;</text:p>
          </table:table-cell>
        </table:table-row>
        <table:table-row table:style-name="ro1">
          <table:table-cell office:value-type="string">
            <text:p>?o34 <text:s/>&lt;isMarriedTo&gt; <text:s/>?s34 <text:s text:c="2"/>=&gt; ?s34 <text:s/>&lt;isMarriedTo&gt; <text:s/>?o34 <text:s/>Support: 0.01460195009105921 Confidence: 0.5541860244619323 Improved confidence: 0.986664415935179 Head coverage: 0.5311704834605598 Predictiveness: 0.43832369394140513 Improved Predictiveness: 0.4324783914732466 Std. Improved Predictiveness: 0.24291286537285608 Cardinality: 5845 Counting on variable: ?o34 Body size: 1054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&lt;Shane_Fontayne&gt;/&lt;isMarriedTo&gt;/&lt;Mackenzie_Phillip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Wally_Kurth&gt;/&lt;isMarriedTo&gt;/&lt;Cynthia_Etting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eah_Rabin&gt;/&lt;isMarriedTo&gt;/&lt;Yitzhak_Rab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harles_II_August,_Duke_of_ZweibrÃ¼cken&gt;/&lt;isMarriedTo&gt;/&lt;Princess_Maria_Amalia_of_Saxon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ustin_Whitlock_Dart&gt;/&lt;isMarriedTo&gt;/&lt;Jane_Bry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Violet_Milner,_Viscountess_Milner&gt;/&lt;isMarriedTo&gt;/&lt;Alfred_Milner,_1st_Viscount_Miln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rta_Ester_Rocafort-Altazarra&gt;/&lt;isMarriedTo&gt;/&lt;Alfonso,_Prince_of_Asturias_(19071938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Frederick_Louis,_Hereditary_Grand_Duke_of_Mecklenburg-Schwerin&gt;/&lt;isMarriedTo&gt;/&lt;Grand_Duchess_Elena_Pavlovna_of_Russ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rian_Murphy_(actor)&gt;/&lt;isMarriedTo&gt;/&lt;Linda_Reg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I,_Duke_of_Normandy&gt;/&lt;isMarriedTo&gt;/&lt;Gunnora,_Duchess_of_Normand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ily_Schreyer&gt;/&lt;isMarriedTo&gt;/&lt;Edward_Schrey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ianlong_Emperor&gt;/&lt;isMarriedTo&gt;/&lt;Fragrant_Concubin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icheza_of_Lotharingia&gt;/&lt;isMarriedTo&gt;/&lt;Mieszko_II_Lamber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osÃ©_MarÃ­a_Iglesias&gt;/&lt;isMarriedTo&gt;/&lt;Juana_CalderÃ³n_Tap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ay_Lui&gt;/&lt;isMarriedTo&gt;/&lt;Kathy_Chow_(actress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eferirkare_Kakai&gt;/&lt;isMarriedTo&gt;/&lt;Khentkaus_I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uis,_Duke_of_Burgundy_(16821712)&gt;/&lt;isMarriedTo&gt;/&lt;Princess_Marie_AdÃ©laÃ¯de_of_Savo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ric_Small&gt;/&lt;isMarriedTo&gt;/&lt;Kim_Myer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Valerie_Allen_Marland&gt;/&lt;isMarriedTo&gt;/&lt;William_C._Mar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uis_Deland&gt;/&lt;isMarriedTo&gt;/&lt;Carolina_Kuhlm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mpress_Michiko&gt;/&lt;isMarriedTo&gt;/&lt;Akihit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cott_Paulin&gt;/&lt;isMarriedTo&gt;/&lt;Wendy_Phillip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van_IV_of_Russia&gt;/&lt;isMarriedTo&gt;/&lt;Anna_Vasilchikov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rgherita_Gonzaga_d'Este&gt;/&lt;isMarriedTo&gt;/&lt;Alfonso_II_d'Este,_Duke_of_Ferrar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ee_Mead&gt;/&lt;isMarriedTo&gt;/&lt;Denise_van_Out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aleb_Deschanel&gt;/&lt;isMarriedTo&gt;/&lt;Mary_Jo_Deschane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isbeth_Movin&gt;/&lt;isMarriedTo&gt;/&lt;Lau_Lauritzen,_Jr.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icholas_Shehadie&gt;/&lt;isMarriedTo&gt;/&lt;Marie_Bashi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illie_Letts&gt;/&lt;isMarriedTo&gt;/&lt;Dennis_Lett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cques_LÃ©opold_de_La_Tour_d'Auvergne&gt;/&lt;isMarriedTo&gt;/&lt;Landgravine_Hedwig_of_Hesse-Rotenbur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ount_Jefferson_von_Pfeil_und_Klein-Ellguth&gt;/&lt;isMarriedTo&gt;/&lt;Princess_Alexandra_of_Sayn-Wittgenstein-Berlebur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essie_Woodrow_Wilson_Sayre&gt;/&lt;isMarriedTo&gt;/&lt;Francis_Bowes_Say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rd_Charles_Arthur_Francis_Cavendish&gt;/&lt;isMarriedTo&gt;/&lt;Adele_Astai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Wheeler_Oakman&gt;/&lt;isMarriedTo&gt;/&lt;Priscilla_De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rlena_Evans&gt;/&lt;isMarriedTo&gt;/&lt;Minor_characters_of_Days_of_our_Live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Steelman&gt;/&lt;isMarriedTo&gt;/&lt;Sarah_Steelm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lison_Lohman&gt;/&lt;isMarriedTo&gt;/&lt;Mark_Neveldin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ucky_Spencer&gt;/&lt;isMarriedTo&gt;/&lt;Elizabeth_Webb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harles_the_Bald&gt;/&lt;isMarriedTo&gt;/&lt;Ermentrude_of_OrlÃ©an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ralv_Maurstad&gt;/&lt;isMarriedTo&gt;/&lt;Beate_Eriks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linor_Kershaw&gt;/&lt;isMarriedTo&gt;/&lt;Thomas_H._I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tricia_Paay&gt;/&lt;isMarriedTo&gt;/&lt;Adam_Curr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ierre-Yves_Gerbeau&gt;/&lt;isMarriedTo&gt;/&lt;Kate_Gerbeau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uise_Taft&gt;/&lt;isMarriedTo&gt;/&lt;Alphonso_Taf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Stenbeck&gt;/&lt;isMarriedTo&gt;/&lt;Lucinda_Walsh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orge,_Grand_Duke_of_Mecklenburg&gt;/&lt;isMarriedTo&gt;/&lt;Princess_Marie_of_Hesse-Kasse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rie-Louise_Ekman&gt;/&lt;isMarriedTo&gt;/&lt;GÃ¶sta_Ekm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ry_Call_Darby_Collins&gt;/&lt;isMarriedTo&gt;/&lt;LeRoy_Collin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athalie_Delon&gt;/&lt;isMarriedTo&gt;/&lt;Alain_Del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ady_Randolph_Churchill&gt;/&lt;isMarriedTo&gt;/&lt;Lord_Randolph_Churchil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awrence_D._Foldes&gt;/&lt;isMarriedTo&gt;/&lt;Victoria_Paige_Meyerink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ul_Attanasio&gt;/&lt;isMarriedTo&gt;/&lt;Katie_Jacob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Au&gt;/&lt;isMarriedTo&gt;/&lt;Teresa_M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tossa&gt;/&lt;isMarriedTo&gt;/&lt;Darius_I_of_Pers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oe_DiMaggio&gt;/&lt;isMarriedTo&gt;/&lt;Dorothy_Arnold_(actress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eresa,_Princess_of_Beira&gt;/&lt;isMarriedTo&gt;/&lt;Infante_Carlos,_Count_of_Moli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loise_Broady&gt;/&lt;isMarriedTo&gt;/&lt;John_Paul_DeJor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aun_Cassidy&gt;/&lt;isMarriedTo&gt;/&lt;Susan_Dio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ck_Jenney&gt;/&lt;isMarriedTo&gt;/&lt;Kay_Thomps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veline_Herfkens&gt;/&lt;isMarriedTo&gt;/&lt;Ed_van_Thij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Yvonne_McGuinness&gt;/&lt;isMarriedTo&gt;/&lt;Cillian_Murph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gen_McDowell&gt;/&lt;isMarriedTo&gt;/&lt;Jonas_Max_Ferri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ric_Maschwitz&gt;/&lt;isMarriedTo&gt;/&lt;Hermione_Gingol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teven_V._Roberts&gt;/&lt;isMarriedTo&gt;/&lt;Cokie_Robert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Victoria_Hislop&gt;/&lt;isMarriedTo&gt;/&lt;Ian_Hislop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obin_Ruzan&gt;/&lt;isMarriedTo&gt;/&lt;Mike_Myers_(actor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amehameha_I&gt;/&lt;isMarriedTo&gt;/&lt;Ka'ahumanu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uis_VII,_Duke_of_Bavaria&gt;/&lt;isMarriedTo&gt;/&lt;Catherine_of_AlenÃ§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ara_Takashima&gt;/&lt;isMarriedTo&gt;/&lt;BanjM_Ging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ucretia_Garfield&gt;/&lt;isMarriedTo&gt;/&lt;James_A._Garfiel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ileen_Davidson&gt;/&lt;isMarriedTo&gt;/&lt;Jon_Lindstro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ophie_Marceau&gt;/&lt;isMarriedTo&gt;/&lt;Andrzej_{uBawsk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velin_Ilves&gt;/&lt;isMarriedTo&gt;/&lt;Toomas_Hendrik_Ilve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ohnny_Strong&gt;/&lt;isMarriedTo&gt;/&lt;Alexandra_Hold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Victoria_Carroll&gt;/&lt;isMarriedTo&gt;/&lt;Michael_Bell_(actor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nnette_Nazareth&gt;/&lt;isMarriedTo&gt;/&lt;Roger_W._Ferguson,_Jr.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etu_Mohandas&gt;/&lt;isMarriedTo&gt;/&lt;Rajeev_Rav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aius_Claudius_Marcellus_Minor&gt;/&lt;isMarriedTo&gt;/&lt;Octavia_the_Young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sabel_de_Warenne,_4th_Countess_of_Surrey&gt;/&lt;isMarriedTo&gt;/&lt;William_I,_Count_of_Boulogn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icholas_Kazan&gt;/&lt;isMarriedTo&gt;/&lt;Robin_Swicor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ichael_of_Russia&gt;/&lt;isMarriedTo&gt;/&lt;Eudoxia_Streshnev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laude_Pompidou&gt;/&lt;isMarriedTo&gt;/&lt;Georges_Pompidou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na_ObregÃ³n&gt;/&lt;isMarriedTo&gt;/&lt;Paloma_Lag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icolasa_ValdÃ©s&gt;/&lt;isMarriedTo&gt;/&lt;Mateo_de_Toro_Zambrano,_1st_Count_of_La_Conquist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eal_(musician)&gt;/&lt;isMarriedTo&gt;/&lt;Heidi_Klu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Wulfrida&gt;/&lt;isMarriedTo&gt;/&lt;Ãthelred_of_Wessex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rion_Fairfax&gt;/&lt;isMarriedTo&gt;/&lt;Tully_Marshal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wson_Leery&gt;/&lt;isMarriedTo&gt;/&lt;Joey_Pott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ret_Loewensberg&gt;/&lt;isMarriedTo&gt;/&lt;Moritz_Leuenberg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erzy_Antczak&gt;/&lt;isMarriedTo&gt;/&lt;Jadwiga_BaraDsk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orman_Maurer&gt;/&lt;isMarriedTo&gt;/&lt;Joan_Howard_Maur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Scott,_1st_Duchess_of_Buccleuch&gt;/&lt;isMarriedTo&gt;/&lt;James_Scott,_1st_Duke_of_Monmouth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ul_Merton&gt;/&lt;isMarriedTo&gt;/&lt;Caroline_Quent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ally_Quinn&gt;/&lt;isMarriedTo&gt;/&lt;Benjamin_C._Bradle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rince_Henry_of_the_Netherlands&gt;/&lt;isMarriedTo&gt;/&lt;Princess_Amalia_of_Saxe-Weimar-Eisenach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ale_Hulse&gt;/&lt;isMarriedTo&gt;/&lt;Gena_Lee_Nol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utnofret&gt;/&lt;isMarriedTo&gt;/&lt;Thutmose_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akhat&gt;/&lt;isMarriedTo&gt;/&lt;Seti_I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rie_Tempest&gt;/&lt;isMarriedTo&gt;/&lt;W._Graham_Brow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Fred_Flintstone&gt;/&lt;isMarriedTo&gt;/&lt;Wilma_Flintstone&gt;</text:p>
          </table:table-cell>
        </table:table-row>
        <table:table-row table:style-name="ro1">
          <table:table-cell office:value-type="string">
            <text:p>?s21 <text:s/>&lt;imports&gt; <text:s/>?o60 <text:s/>?o21 <text:s/>&lt;imports&gt; <text:s/>?o60 <text:s text:c="2"/>=&gt; ?s21 <text:s/>&lt;dealsWith&gt; <text:s/>?o21 <text:s/>Support: 1.3394907383783232E-4 Confidence: 0.5431034482758621 Improved confidence: 0.75 Head coverage: 0.5163934426229508 Predictiveness: 0.27586206896551724 Improved Predictiveness: 0.20689655172413793 Std. Improved Predictiveness: 0.1498216409036861 Cardinality: 63 Counting on variable: ?s21 Body size: 116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&lt;Costa_Rica&gt;/&lt;dealsWith&gt;/&lt;Ind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Israe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Bulgar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Faroe_Islands&gt;/&lt;dealsWith&gt;/&lt;Netherland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Indones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Papua_New_Guine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Latv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Tajikist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Cana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Burm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Cambod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Beliz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Moldov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Swede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Singapo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outh_Korea&gt;/&lt;dealsWith&gt;/&lt;Ind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outh_Korea&gt;/&lt;dealsWith&gt;/&lt;New_Zea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outh_Korea&gt;/&lt;dealsWith&gt;/&lt;Ethiop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Gibralta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Philippine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Ind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Israe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Zimbabwe&gt;/&lt;dealsWith&gt;/&lt;Netherland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Saudi_Arab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Niger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Democratic_Republic_of_the_Cong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reece&gt;/&lt;dealsWith&gt;/&lt;Netherland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El_Salvado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Urugua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South_Afric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Liechtenste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ulgaria&gt;/&lt;dealsWith&gt;/&lt;Netherland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ulgaria&gt;/&lt;dealsWith&gt;/&lt;Indones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ulgaria&gt;/&lt;dealsWith&gt;/&lt;Colomb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ndorra&gt;/&lt;dealsWith&gt;/&lt;Cub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Roma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igeria&gt;/&lt;dealsWith&gt;/&lt;South_Afric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Burm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Ice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Burkina_Fas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Peru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Luxembourg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Moldov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Malays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Indones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iribati&gt;/&lt;dealsWith&gt;/&lt;Afghanist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Beliz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Grena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estern_Sahara&gt;/&lt;dealsWith&gt;/&lt;Rwan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estern_Sahara&gt;/&lt;dealsWith&gt;/&lt;Western_Sahar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estern_Sahara&gt;/&lt;dealsWith&gt;/&lt;Mongol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uatemala&gt;/&lt;dealsWith&gt;/&lt;Liechtenstei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uatemala&gt;/&lt;dealsWith&gt;/&lt;Nige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Saudi_Arab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Democratic_Republic_of_the_Cong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Greec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Republic_of_Macedo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aiwan&gt;/&lt;dealsWith&gt;/&lt;South_Kore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Gh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Central_African_Republic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Guy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Burkina_Fas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Grena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Swazi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Niger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Saudi_Arab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Paragua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Chil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Denmark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Angol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Beliz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Liby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Mongol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Netherland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Papua_New_Guine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Tong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Angol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Alba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Latv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Mauritiu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Colomb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Guya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orth_Korea&gt;/&lt;dealsWith&gt;/&lt;Ind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New_Zea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Central_African_Republic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icaragua&gt;/&lt;dealsWith&gt;/&lt;Surinam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Venezuela&gt;/&lt;dealsWith&gt;/&lt;Boliv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esotho&gt;/&lt;dealsWith&gt;/&lt;Lesot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esotho&gt;/&lt;dealsWith&gt;/&lt;Iraq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esotho&gt;/&lt;dealsWith&gt;/&lt;Grena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esotho&gt;/&lt;dealsWith&gt;/&lt;Peru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Latv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Tong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Faroe_Island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United_Kingdo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Yeme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Urugua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waziland&gt;/&lt;dealsWith&gt;/&lt;Lesot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Malays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Central_African_Republic&gt;</text:p>
          </table:table-cell>
        </table:table-row>
        <table:table-row table:style-name="ro1">
          <table:table-cell office:value-type="string">
            <text:p>?s13 <text:s/>&lt;dealsWith&gt; <text:s/>?o57 <text:s/>?o57 <text:s/>&lt;imports&gt; <text:s/>?o13 <text:s text:c="2"/>=&gt; ?s13 <text:s/>&lt;imports&gt; <text:s/>?o13 <text:s/>Support: 1.3394907383783232E-4 Confidence: 0.5338983050847458 Improved confidence: 0.7682926829268293 Head coverage: 0.5431034482758621 Predictiveness: 0.30508474576271183 Improved Predictiveness: 0.23439437784208347 Std. Improved Predictiveness: 0.16288422866992242 Cardinality: 63 Counting on variable: ?s13 Body size: 118</text:p>
          </table:table-cell>
          <table:table-cell/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imports&gt;/&lt;wordnet_vehicle_10452431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imports&gt;/&lt;wordnet_motor_vehicle_10379123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machinery_103701640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hailand&gt;/&lt;imports&gt;/&lt;wordnet_consumer_goods_10309357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chemical_11480683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plastic_1145926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electricity_11144990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electronics_10609926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plastic_1145926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consumer_goods_10309357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electronics_10609926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plastic_1145926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beverage_1078818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aircraft_10268656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meat_10764985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aircraft_10268656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consumer_goods_10309357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meat_10764985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vehicle_10452431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pharmaceutical_10392098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consumer_goods_10309357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vehicle_10452431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chemical_11480683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ahrain&gt;/&lt;imports&gt;/&lt;wordnet_foodstuff_1075663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gem_103432972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scientific_instrument_10414749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motor_vehicle_10379123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clothing_1030515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uebec&gt;/&lt;imports&gt;/&lt;wordnet_fuel_1148750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uebec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natural_gas_11496009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metallic_element_11462545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beverage_1078818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aircraft_10268656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consumer_goods_10309357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clothing_1030515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plastic_11459261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fertilizer_11485934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gem_103432972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United_Arab_Emirates&gt;/&lt;imports&gt;/&lt;wordnet_chemical_11480683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hemical_11480683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vehicle_10452431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chemical_11480683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plastic_11459261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petroleum_11498057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beverage_10788180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vehicle_10452431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pharmaceutical_10392098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aircraft_10268656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vehicle_10452431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imports&gt;/&lt;wordnet_narration_10722077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imports&gt;/&lt;wordnet_paper_11497426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imports&gt;/&lt;wordnet_plastic_1145926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dos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aircraft_10268656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meat_10764985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motor_vehicle_10379123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vehicle_10452431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medicine_10604307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energy_11145221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plastic_11459261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petroleum_11498057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imports&gt;/&lt;wordnet_fabric_10330980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foodstuff_1075663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motor_vehicle_10379123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stonia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stonia&gt;/&lt;imports&gt;/&lt;wordnet_grain_1092907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stonia&gt;/&lt;imports&gt;/&lt;wordnet_motor_vehicle_10379123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foodstuff_1075663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gem_103432972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fertilizer_11485934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motor_vehicle_10379123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tenegro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tenegro&gt;/&lt;imports&gt;/&lt;wordnet_fuel_114875077&gt;</text:p>
          </table:table-cell>
        </table:table-row>
        <table:table-row table:style-name="ro1">
          <table:table-cell office:value-type="string">
            <text:p>?s21 <text:s/>&lt;imports&gt; <text:s/>?o60 <text:s/>?o21 <text:s/>&lt;exports&gt; <text:s/>?o60 <text:s text:c="2"/>=&gt; ?s21 <text:s/>&lt;dealsWith&gt; <text:s/>?o21 <text:s/>Support: 1.2757054651222125E-4 Confidence: 0.5263157894736842 Improved confidence: 0.7317073170731707 Head coverage: 0.4918032786885246 Predictiveness: 0.2807017543859649 Improved Predictiveness: 0.2053915275994865 Std. Improved Predictiveness: 0.1477377654662973 Cardinality: 60 Counting on variable: ?s21 Body size: 114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O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Lib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roe_Islands&gt;/&lt;dealsWith&gt;/&lt;Moroc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roe_Islands&gt;/&lt;dealsWith&gt;/&lt;Ken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roe_Islands&gt;/&lt;dealsWith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roe_Islands&gt;/&lt;dealsWith&gt;/&lt;New_Zea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roe_Islands&gt;/&lt;dealsWith&gt;/&lt;Kiribat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Sy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Beliz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Nepa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Maca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Venezue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Isra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Taiw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Jamaic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Moldov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Mexic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Afghanist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San_Marin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Austral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Moldov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Maurita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Zimbabw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New_Zea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South_Afric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Namib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Mexic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Burkina_Fas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Tanz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Venezue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New_Zea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North_Ko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Mexic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Luxembourg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New_Zea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El_Salvador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Jama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Taiw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Lat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echtenstein&gt;/&lt;dealsWith&gt;/&lt;People's_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Taiw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estern_Sahara&gt;/&lt;dealsWith&gt;/&lt;Moldov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estern_Sahara&gt;/&lt;dealsWith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estern_Sahara&gt;/&lt;dealsWith&gt;/&lt;Aust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Moldov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Aust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y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Beliz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Yem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Ecu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Sy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Luxembou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Isra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Rus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Luxembou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Taiw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Rus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El_Salv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O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Sy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Beliz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Aust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Per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Indone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Maca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Yem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Colom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Lat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Bur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Pana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Denma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Maurit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Austra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Per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South_Afr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Gh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Andorr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Burkina_Fas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Surin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Republic_of_Macedo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sotho&gt;/&lt;dealsWith&gt;/&lt;Moldov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sotho&gt;/&lt;dealsWith&gt;/&lt;New_Zea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Dominican_Republi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Nepa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Jama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New_Zealand&gt;</text:p>
          </table:table-cell>
        </table:table-row>
        <table:table-row table:style-name="ro1">
          <table:table-cell office:value-type="string">
            <text:p>?s66 <text:s/>&lt;isCitizenOf&gt; <text:s/>?s12 <text:s/>?s66 <text:s/>&lt;wasBornIn&gt; <text:s/>?o12 <text:s text:c="2"/>=&gt; ?s12 <text:s/>&lt;hasCapital&gt; <text:s/>?o12 <text:s/>Support: 1.382014253882397E-4 Confidence: 0.5158730158730159 Improved confidence: 0.6018518518518519 Head coverage: 0.03067484662576687 Predictiveness: 0.1428571428571429 Improved Predictiveness: 0.085978835978836 Std. Improved Predictiveness: 0.07369614512471659 Cardinality: 65 Counting on variable: ?s12 Body size: 126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&lt;Yemen&gt;/&lt;hasCapital&gt;/&lt;Jedda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Yemen&gt;/&lt;hasCapital&gt;/&lt;Mec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Sveti_Niko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lectorate_of_Brunswick-LÃ¼neburg&gt;/&lt;hasCapital&gt;/&lt;Hanove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Gall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Badull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Kand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Kurunegal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Anuradhapur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Colomb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andaluyong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Quezo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vite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ebu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Vallejo,_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loilo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Tanaua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Xiam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akati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Viga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sabela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Tagbilara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Pasig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alabo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gayan_de_Oro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Zamboanga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eimar_Republic&gt;/&lt;hasCapital&gt;/&lt;Frankfurt_am_Mai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sia&gt;/&lt;hasCapital&gt;/&lt;Pretor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Berli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Karna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Hoshiarpu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Hyderabad,_Ind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Allahaba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Malihaba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Talw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ucknow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Aligar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Bhopa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Jalandha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Delh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Parbhan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Phillau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Amritsa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udh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Garhmukteshwa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Mahilpu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Karach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Batal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Amroh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kistan&gt;/&lt;hasCapital&gt;/&lt;Islamaba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Sironj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Bantv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Wuh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Port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Colomb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oa&gt;/&lt;hasCapital&gt;/&lt;A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lland&gt;/&lt;hasCapital&gt;/&lt;Amsterda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euve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Kob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Mechele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Oste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iÃ¨g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Ghen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Kortrijk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ruge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Hassel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uri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Antwerp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ingdom_of_Yugoslavia&gt;/&lt;hasCapital&gt;/&lt;Novi_Sa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ingdom_of_Yugoslavia&gt;/&lt;hasCapital&gt;/&lt;Belgrad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cau&gt;/&lt;hasCapital&gt;/&lt;Maca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cau&gt;/&lt;hasCapital&gt;/&lt;Lisb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hasCapital&gt;/&lt;Vancouv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hasCapital&gt;/&lt;Hong_Kong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fghanistan&gt;/&lt;hasCapital&gt;/&lt;Kandaha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lgeria&gt;/&lt;hasCapital&gt;/&lt;Jije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lgeria&gt;/&lt;hasCapital&gt;/&lt;Ni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lgeria&gt;/&lt;hasCapital&gt;/&lt;Algiers&gt;</text:p>
          </table:table-cell>
        </table:table-row>
        <table:table-row table:style-name="ro1">
          <table:table-cell office:value-type="string">
            <text:p>?s33 <text:s/>&lt;produced&gt; <text:s/>?o33 <text:s/>?s33 <text:s/>&lt;created&gt; <text:s/>?o33 <text:s text:c="2"/>=&gt; ?s33 <text:s/>&lt;directed&gt; <text:s/>?o33 <text:s/>Support: 0.002475711298586771 Confidence: 0.5156087408949012 Improved confidence: 0.6083486801718846 Head coverage: 0.03134687163914721 Predictiveness: 0.15244536940686781 Improved Predictiveness: 0.09273993927698343 Std. Improved Predictiveness: 0.0786021649751332 Cardinality: 991 Counting on variable: ?o33 Body size: 1922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Chennai_600028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heryl_Leach&gt;/&lt;directed&gt;/&lt;Barney's_Great_Adventur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Boss_Engira_Bhaskar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._R._Rahman&gt;/&lt;directed&gt;/&lt;Mudhalv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vidio_G._Assonitis&gt;/&lt;directed&gt;/&lt;Red_Riding_Hood_(2003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BC_Alba&gt;/&lt;directed&gt;/&lt;EÃ²rp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sui_Siu-Ming&gt;/&lt;directed&gt;/&lt;Twins_Missio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eter_McCarthy&gt;/&lt;directed&gt;/&lt;Tapehea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chin_Dev_Burman&gt;/&lt;directed&gt;/&lt;Baat_Ek_Raat_K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uis_Malle&gt;/&lt;directed&gt;/&lt;Pretty_Baby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er_Pike_(author)&gt;/&lt;directed&gt;/&lt;Fall_Into_Darknes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April_Maadhathi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Pudhukottaiyilirundhu_Saravan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avid_Koepp&gt;/&lt;directed&gt;/&lt;Apartment_Zer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no_Merlin&gt;/&lt;directed&gt;/&lt;Live_Koaev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aniel_Amos&gt;/&lt;directed&gt;/&lt;Instruction_Through_Fil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a_Andersen&gt;/&lt;directed&gt;/&lt;Purple_G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._R._Rahman&gt;/&lt;directed&gt;/&lt;Parthale_Paravasa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Vaaman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ny_Carpenter&gt;/&lt;directed&gt;/&lt;Son_of_the_Renegad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_Mullins&gt;/&lt;directed&gt;/&lt;Canticle_of_the_Plain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sui_Hark&gt;/&lt;directed&gt;/&lt;New_Dragon_Gate_In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Dhee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ffrey_Konvitz&gt;/&lt;directed&gt;/&lt;Silent_Night,_Bloody_Nigh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y_Boulter&gt;/&lt;directed&gt;/&lt;Under_the_Mu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Yogi_(2009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er_Sultan&gt;/&lt;directed&gt;/&lt;Yogi_(2009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Harrison&gt;/&lt;directed&gt;/&lt;The_Concert_for_Bangladesh_(albu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Shumate&gt;/&lt;directed&gt;/&lt;Escape_by_Night_(1937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celyn_Moorhouse&gt;/&lt;directed&gt;/&lt;Unconditional_Lov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reston_A._Whitmore_II&gt;/&lt;directed&gt;/&lt;Dough_Boys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ushad&gt;/&lt;directed&gt;/&lt;Uran_Khatol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Yoram_Gross&gt;/&lt;directed&gt;/&lt;Blinky_Bill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pede_Pasanen&gt;/&lt;directed&gt;/&lt;PÃ¤hkÃ¤hullu_Suom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nfred_Wong&gt;/&lt;directed&gt;/&lt;Portland_Street_Blue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Javed_Jabbar&gt;/&lt;directed&gt;/&lt;Ramchand_Pakistan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vi_Sri_Prasad&gt;/&lt;directed&gt;/&lt;Kanthaswamy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nnywise_(band)&gt;/&lt;directed&gt;/&lt;Home_Movies_(video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ISM&gt;/&lt;directed&gt;/&lt;The_White_Albu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ry_Sweeney&gt;/&lt;directed&gt;/&lt;The_Straight_Sto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lf_de_Heer&gt;/&lt;directed&gt;/&lt;Ten_Cano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nowy_White&gt;/&lt;directed&gt;/&lt;The_Way_It_Is...Live!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dam_Small&gt;/&lt;directed&gt;/&lt;Malibu's_Most_Wante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ry_Morrow&gt;/&lt;directed&gt;/&lt;Race_the_Su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S._Webb&gt;/&lt;directed&gt;/&lt;Loser's_E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Kadhal_Samrajya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il_Murphy&gt;/&lt;directed&gt;/&lt;The_Disappeared_(2008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Walsh_(producer)&gt;/&lt;directed&gt;/&lt;Lt._Robin_Crusoe,_U.S.N.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ace_Kosaka&gt;/&lt;directed&gt;/&lt;Nexus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_Cohen&gt;/&lt;directed&gt;/&lt;Black_Zo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Gary_Allison&gt;/&lt;directed&gt;/&lt;Fraternity_Row_(film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hankar-Ehsaan-Loy&gt;/&lt;directed&gt;/&lt;Lakshya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lvin_Frank&gt;/&lt;directed&gt;/&lt;Mr._Blandings_Builds_His_Dream_Hous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Willmott&gt;/&lt;directed&gt;/&lt;Ninth_Stree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Da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tacy_Keach&gt;/&lt;directed&gt;/&lt;The_Long_Rider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Quentin_Tarantino&gt;/&lt;directed&gt;/&lt;Past_Midnigh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re_Aja&gt;/&lt;directed&gt;/&lt;P2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loyd_Kaufman&gt;/&lt;directed&gt;/&lt;Sugar_Cookies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._R._Rahman&gt;/&lt;directed&gt;/&lt;Padayapp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hristopher_Neame_(writer/producer)&gt;/&lt;directed&gt;/&lt;Feast_of_Ju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._R._Rahman&gt;/&lt;directed&gt;/&lt;Naan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_Hubbard&gt;/&lt;directed&gt;/&lt;Raiders_of_Old_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xi_Alexander&gt;/&lt;directed&gt;/&lt;Johnny_Flynto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an_Bucatinsky&gt;/&lt;directed&gt;/&lt;All_Over_the_Gu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k_Molloy&gt;/&lt;directed&gt;/&lt;BoyTow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man_Coppola&gt;/&lt;directed&gt;/&lt;The_Spirit_of_'76_(1990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Vasanthan&gt;/&lt;directed&gt;/&lt;Naanaya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dro_MasÃ³&gt;/&lt;directed&gt;/&lt;La_gran_fami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ah_Sife&gt;/&lt;directed&gt;/&lt;The_Adventures_of_Noah_Sife_V._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Kalvanin_Kadhal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._R._Rahman&gt;/&lt;directed&gt;/&lt;Jodi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E._Kelley&gt;/&lt;directed&gt;/&lt;To_Gillian_on_Her_37th_Birthda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Eugene_Levy&gt;/&lt;directed&gt;/&lt;The_Last_Polk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Jo_Swerling&gt;/&lt;directed&gt;/&lt;Humor_Ris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Sesh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Gitelson&gt;/&lt;directed&gt;/&lt;Handy_Manny's_Motorcycle_Adventu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tie_Lange&gt;/&lt;directed&gt;/&lt;Artie_Lange's_Beer_Leagu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Vijay_Antony&gt;/&lt;directed&gt;/&lt;Dishyu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Harris_Jayaraj&gt;/&lt;directed&gt;/&lt;Munna_(film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Himesh_Reshammiya&gt;/&lt;directed&gt;/&lt;Tere_Naa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ajesh_Roshan&gt;/&lt;directed&gt;/&lt;Kya_Keh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Conrad&gt;/&lt;directed&gt;/&lt;Roggue_Doggz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Puthiya_Geetha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shal-Shekhar&gt;/&lt;directed&gt;/&lt;Taxi_No._921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Kedi_(2006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aci_^a_maz&gt;/&lt;directed&gt;/&lt;Valley_of_the_Wolves_Iraq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Band&gt;/&lt;directed&gt;/&lt;The_Avenger_(1962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er_Guldbrandsen&gt;/&lt;directed&gt;/&lt;I,_a_Lov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Silambattam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wrence_Cheng&gt;/&lt;directed&gt;/&lt;The_Eye_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aheed_Murad&gt;/&lt;directed&gt;/&lt;Ehsaan_(1967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Machakaar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_Jaeger&gt;/&lt;directed&gt;/&lt;Advantage_Har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hesh_Bhatt&gt;/&lt;directed&gt;/&lt;Woh_Lamh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Jess_Winfield&gt;/&lt;directed&gt;/&lt;Stitch!_The_Movi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veldine/Taylor&gt;/&lt;directed&gt;/&lt;Pathology_(film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odney_Dangerfield&gt;/&lt;directed&gt;/&lt;Rover_Dangerfiel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tt_Greenberg&gt;/&lt;directed&gt;/&lt;The_Prophecy_I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Vishal-Shekhar&gt;/&lt;directed&gt;/&lt;Honeymoon_Travels_Pvt._Ltd.&gt;</text:p>
          </table:table-cell>
        </table:table-row>
        <table:table-row table:style-name="ro1">
          <table:table-cell office:value-type="string">
            <text:p>?s628 <text:s/>&lt;wasBornIn&gt; <text:s/>?s18 <text:s/>?s628 <text:s/>&lt;isPoliticianOf&gt; <text:s/>?o18 <text:s text:c="2"/>=&gt; ?s18 <text:s/>&lt;isLocatedIn&gt; <text:s/>?o18 <text:s/>Support: 3.827116395366638E-4 Confidence: 0.5142857142857142 Improved confidence: 0.5980066445182725 Head coverage: 8.523615149305325E-4 Predictiveness: 0.14 Improved Predictiveness: 0.08372093023255815 Std. Improved Predictiveness: 0.072 Cardinality: 180 Counting on variable: ?s18 Body size: 350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&lt;Defiance,_Iowa&gt;/&lt;isLocatedIn&gt;/&lt;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Frederick,_Maryland&gt;/&lt;isLocatedIn&gt;/&lt;Illino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renada,_Mississippi&gt;/&lt;isLocatedIn&gt;/&lt;Tex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Vicksburg,_Mississippi&gt;/&lt;isLocatedIn&gt;/&lt;Arizo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Vicksburg,_Mississippi&gt;/&lt;isLocatedIn&gt;/&lt;Neva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umter,_South_Carolina&gt;/&lt;isLocatedIn&gt;/&lt;Alabam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oston&gt;/&lt;isLocatedIn&gt;/&lt;Pennsylva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amilla,_Georgia&gt;/&lt;isLocatedIn&gt;/&lt;Tex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eridian,_Mississippi&gt;/&lt;isLocatedIn&gt;/&lt;Tennesse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Vancouver&gt;/&lt;isLocatedIn&gt;/&lt;Michig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eva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ayton,_Iowa&gt;/&lt;isLocatedIn&gt;/&lt;Minnesot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aufort,_South_Carolina&gt;/&lt;isLocatedIn&gt;/&lt;Tex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Westbrook,_Maine&gt;/&lt;isLocatedIn&gt;/&lt;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Yazoo_City,_Mississippi&gt;/&lt;isLocatedIn&gt;/&lt;Ar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ontreal&gt;/&lt;isLocatedIn&gt;/&lt;Ohi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oncord,_North_Carolina&gt;/&lt;isLocatedIn&gt;/&lt;Alabam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eokuk,_Iowa&gt;/&lt;isLocatedIn&gt;/&lt;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atchez,_Mississippi&gt;/&lt;isLocatedIn&gt;/&lt;Orego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avannah,_Georgi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Osage,_Iowa&gt;/&lt;isLocatedIn&gt;/&lt;Nebrask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urlington,_Iowa&gt;/&lt;isLocatedIn&gt;/&lt;Nebrask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quoketa,_Iowa&gt;/&lt;isLocatedIn&gt;/&lt;Illino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arien,_Georgia&gt;/&lt;isLocatedIn&gt;/&lt;Colorad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lta,_Iowa&gt;/&lt;isLocatedIn&gt;/&lt;Colorad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anta_Barbara,_Californi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con,_Georgia&gt;/&lt;isLocatedIn&gt;/&lt;Louis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con,_Georgia&gt;/&lt;isLocatedIn&gt;/&lt;Alabam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dison,_Wisconsin&gt;/&lt;isLocatedIn&gt;/&lt;Colorad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aleigh,_North_Carolina&gt;/&lt;isLocatedIn&gt;/&lt;Tennesse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Tacoma,_Washington&gt;/&lt;isLocatedIn&gt;/&lt;Washington_(U.S._state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ichmond,_Virginia&gt;/&lt;isLocatedIn&gt;/&lt;Kentuck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Taunton,_Massachusetts&gt;/&lt;isLocatedIn&gt;/&lt;Rhode_Is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uscatine,_Iowa&gt;/&lt;isLocatedIn&gt;/&lt;Colorad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Hopkinton,_Iowa&gt;/&lt;isLocatedIn&gt;/&lt;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Greensboro,_North_Carolina&gt;/&lt;isLocatedIn&gt;/&lt;India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leveland&gt;/&lt;isLocatedIn&gt;/&lt;Ohi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ew_Haven,_Connecticut&gt;/&lt;isLocatedIn&gt;/&lt;Tex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incolnton,_North_Carolina&gt;/&lt;isLocatedIn&gt;/&lt;Tex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yersville,_Iowa&gt;/&lt;isLocatedIn&gt;/&lt;Colorad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orwich,_Connecticut&gt;/&lt;isLocatedIn&gt;/&lt;Michig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alem,_Iowa&gt;/&lt;isLocatedIn&gt;/&lt;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iddletown,_Connecticut&gt;/&lt;isLocatedIn&gt;/&lt;Orego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iddletown,_Connecticut&gt;/&lt;isLocatedIn&gt;/&lt;Ohi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rcus,_Iowa&gt;/&lt;isLocatedIn&gt;/&lt;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ubuque,_Iowa&gt;/&lt;isLocatedIn&gt;/&lt;Idaho&gt;</text:p>
          </table:table-cell>
        </table:table-row>
        <table:table-row table:style-name="ro1">
          <table:table-cell office:value-type="string">
            <text:p>?s13 <text:s/>&lt;dealsWith&gt; <text:s/>?o57 <text:s/>?o57 <text:s/>&lt;exports&gt; <text:s/>?o13 <text:s text:c="2"/>=&gt; ?s13 <text:s/>&lt;imports&gt; <text:s/>?o13 <text:s/>Support: 1.2757054651222125E-4 Confidence: 0.5128205128205128 Improved confidence: 0.7317073170731707 Head coverage: 0.5172413793103449 Predictiveness: 0.2991452991452992 Improved Predictiveness: 0.21888680425265794 Std. Improved Predictiveness: 0.15340784571553803 Cardinality: 60 Counting on variable: ?s13 Body size: 117</text:p>
          </table:table-cell>
          <table:table-cell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rubber_11500625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fabric_10330980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apparel_1027284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aircraft_10268656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watch_10455589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apparel_1027284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wood_pulp_11510363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natural_gas_11496009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fertilizer_11485934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electronic_equipment_10327824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fabric_10330980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natural_gas_11496009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mineral_water_10793674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fabric_10330980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scrap_metal_11485773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natural_gas_11496009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sugar_10785928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shellfish_1077832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citrus_10774705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coffee_bean_10792935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nickel_1146466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tobacco_10444283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ahrain&gt;/&lt;imports&gt;/&lt;wordnet_tobacco_10444283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fabric_10330980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platinum_11464954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coffee_bean_10792935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apparel_1027284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uebec&gt;/&lt;imports&gt;/&lt;wordnet_beverage_10788180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uebec&gt;/&lt;imports&gt;/&lt;wordnet_tobacco_10444283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car_10295834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soy_11253256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fabric_10330980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apparel_1027284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natural_gas_11496009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plywood_103971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sugar_10785928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molasses_10785995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meat_10764985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imports&gt;/&lt;wordnet_gold_11337176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motor_vehicle_10379123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lumber_11494358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aluminum_11462782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offee_bean_10792935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iron_ore_11492345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wood_pulp_11510363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fruit_11313494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wine_107891726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fertilizer_11485934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soy_11253256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apparel_1027284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palm_oil_10767461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onion_11243308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uranium_ore_11508482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cowpea_112578916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metallic_element_11462545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software_1065660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scrap_metal_11485773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apparel_1027284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motor_vehicle_10379123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tobacco_10444283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wine_107891726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rubber_11500625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electronic_equipment_10327824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rubber_11500625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imports&gt;/&lt;wordnet_wheat_11214208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gold_11337176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lumber_11494358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aluminum_11462782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iron_ore_11492345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wood_pulp_11510363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car_10295834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fertilizer_11485934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meat_10764985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soy_11253256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footwear_103381126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dos&gt;/&lt;imports&gt;/&lt;wordnet_beverage_1078818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dos&gt;/&lt;imports&gt;/&lt;wordnet_coffee_bean_10792935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dos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dos&gt;/&lt;imports&gt;/&lt;wordnet_soy_11253256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metallic_element_11462545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fabric_10330980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natural_gas_11496009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tobacco_10444283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natural_gas_11496009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motor_vehicle_10379123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beverage_1078818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diamond_11337195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beverage_10788180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gold_11337176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animal_product_11470074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tobacco_10444283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lywood_103971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rubber_11500625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apparel_1027284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software_1065660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clothing_1030515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tenegro&gt;/&lt;imports&gt;/&lt;wordnet_motor_vehicle_103791235&gt;</text:p>
          </table:table-cell>
        </table:table-row>
        <table:table-row table:style-name="ro1">
          <table:table-cell office:value-type="string">
            <text:p>?s29 <text:s/>&lt;holdsPoliticalPosition&gt; <text:s/>?o90 <text:s/>?o29 <text:s/>&lt;hasCapital&gt; <text:s/>?o90 <text:s text:c="2"/>=&gt; ?s29 <text:s/>&lt;isCitizenOf&gt; <text:s/>?o29 <text:s/>Support: 4.252351550407375E-6 Confidence: 0.5 Improved confidence: 0.6666666666666666 Head coverage: 1.3726835964310226E-4 Predictiveness: 0.25 Improved Predictiveness: 0.16666666666666666 Std. Improved Predictiveness: 0.125 Cardinality: 2 Counting on variable: ?s29 Body size: 4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e_Aurillac&gt;/&lt;isCitizenOf&gt;/&lt;Bourbon_Restorati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e_Aurillac&gt;/&lt;isCitizenOf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e_Aurillac&gt;/&lt;isCitizenOf&gt;/&lt;West_Francia&gt;</text:p>
          </table:table-cell>
        </table:table-row>
        <table:table-row table:style-name="ro1">
          <table:table-cell office:value-type="string">
            <text:p>?s4 <text:s/>&lt;isMarriedTo&gt; <text:s/>?o4 <text:s/>?o4 <text:s/>&lt;hasChild&gt; <text:s/>?s4 <text:s text:c="2"/>=&gt; ?s4 <text:s/>&lt;hasChild&gt; <text:s/>?o4 <text:s/>Support: 5.49602911896155E-5 Confidence: 0.5 Improved confidence: 0.6666666666666666 Head coverage: 0.0025530927236857375 Predictiveness: 0.25 Improved Predictiveness: 0.16666666666666666 Std. Improved Predictiveness: 0.125 Cardinality: 22 Counting on variable: ?o4 Body size: 44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Winston_Mayer&gt;/&lt;hasChild&gt;/&lt;Cheri_Lov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ca_Kane&gt;/&lt;hasChild&gt;/&lt;Dimitri_Maric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ewman&gt;/&lt;hasChild&gt;/&lt;J.T._Hellstr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ran_family&gt;/&lt;hasChild&gt;/&lt;Judy_Mor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auren_Fenmore_Baldwin&gt;/&lt;hasChild&gt;/&lt;Scott_Grainger,_Sr.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ewman&gt;/&lt;hasChild&gt;/&lt;Cole_Howar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livia_Winters&gt;/&lt;hasChild&gt;/&lt;Nathan_Hasting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Victor_Newman&gt;/&lt;hasChild&gt;/&lt;Ashley_Abbott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rad_Carlton&gt;/&lt;hasChild&gt;/&lt;Ashley_Abbot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e_Lee&gt;/&lt;hasChild&gt;/&lt;James_Farentin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ve_Lambert&gt;/&lt;hasChild&gt;/&lt;Ian_Thornhar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ne_Lewisohn&gt;/&lt;hasChild&gt;/&lt;Leonard_Lewisohn&gt;</text:p>
          </table:table-cell>
        </table:table-row>
        <table:table-row table:style-name="ro1">
          <table:table-cell office:value-type="string">
            <text:p>?s66 <text:s/>&lt;isCitizenOf&gt; <text:s/>?s12 <text:s/>?s66 <text:s/>&lt;livesIn&gt; <text:s/>?o12 <text:s text:c="2"/>=&gt; ?s12 <text:s/>&lt;hasCapital&gt; <text:s/>?o12 <text:s/>Support: 9.142555833375857E-5 Confidence: 0.4942528735632184 Improved confidence: 0.589041095890411 Head coverage: 0.020292590844738084 Predictiveness: 0.16091954022988508 Improved Predictiveness: 0.09478822232719258 Std. Improved Predictiveness: 0.07953494517109262 Cardinality: 43 Counting on variable: ?s12 Body size: 87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Cinnamon_Garden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Welikadawatt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Sorsog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gay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Tarla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oncepcion,_Tarla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locos_Nor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mus,_Cavi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DasmariÃ±as_Vill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San_Jua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ayantoc,_Tarla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loil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untinlupa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etro_Mani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Bacoor,_Cavi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Batang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vi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Gonzaga,_Cagay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Pangasin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Sorsogo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Bukidn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nkie_Country&gt;/&lt;hasCapital&gt;/&lt;Emerald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nkie_Country&gt;/&lt;hasCapital&gt;/&lt;Winkie_Countr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Tylse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Huysbu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_(Oz)&gt;/&lt;hasCapital&gt;/&lt;Munchkin_Countr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Duba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Mianwal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Durha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Pakist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Arifwal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United_Kingdo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Gojr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Peshawa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Norwa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ahor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odhr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Trondhei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Cair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United_Arab_Emirate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Oxfor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Islamabad_Capital_Territor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Egyp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Sind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Cana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Nawan_Laho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sse&gt;/&lt;hasCapital&gt;/&lt;German_Emp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sse&gt;/&lt;hasCapital&gt;/&lt;Grand_Duchy_of_Hess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Capital&gt;/&lt;Liby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omme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Ekere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orgerhou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elgiu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Austr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russel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Aalte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Merelbek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allahassee,_Florid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Anabar_Distric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fghanistan&gt;/&lt;hasCapital&gt;/&lt;Kabu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fghanistan&gt;/&lt;hasCapital&gt;/&lt;Afghan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nd_of_Ev&gt;/&lt;hasCapital&gt;/&lt;Land_of_Ev&gt;</text:p>
          </table:table-cell>
        </table:table-row>
        <table:table-row table:style-name="ro1">
          <table:table-cell office:value-type="string">
            <text:p>?o8 <text:s/>&lt;hasChild&gt; <text:s/>?o538 <text:s/>?s8 <text:s/>&lt;created&gt; <text:s/>?o538 <text:s text:c="2"/>=&gt; ?s8 <text:s/>&lt;created&gt; <text:s/>?o8 <text:s/>Support: 3.0727799165103213E-4 Confidence: 0.4900398406374502 Improved confidence: 0.6721311475409836 Head coverage: 7.872302296408182E-4 Predictiveness: 0.27091633466135456 Improved Predictiveness: 0.1820913069035334 Std. Improved Predictiveness: 0.1327597974635323 Cardinality: 123 Counting on variable: ?o8 Body size: 251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Kathleen_Beedles&gt;/&lt;created&gt;/&lt;Carrie_B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eppard_Solomon&gt;/&lt;created&gt;/&lt;Richard_Hil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m_Long&gt;/&lt;created&gt;/&lt;Rick_Bauer_(Guiding_Light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er_Whitesell&gt;/&lt;created&gt;/&lt;Charlie_Bank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Charlie_Bank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Patrick_Drak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dda_Eulenberg&gt;/&lt;created&gt;/&lt;Eliza_Po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_Grant&gt;/&lt;created&gt;/&lt;Kristine_Kochansk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ug_Naylor&gt;/&lt;created&gt;/&lt;Kristine_Kochansk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Damian_Grimal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ren_Harris&gt;/&lt;created&gt;/&lt;Jeff_Webb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Jeff_Webb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e_Harwood&gt;/&lt;created&gt;/&lt;Tanya_Brann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ren_Harris&gt;/&lt;created&gt;/&lt;Laura_Spenc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aire_Labine&gt;/&lt;created&gt;/&lt;Laura_Spenc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Laura_Spenc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hleen_Beedles&gt;/&lt;created&gt;/&lt;Bob_Hope_(Emmerdale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Pratt,_Jr.&gt;/&lt;created&gt;/&lt;Sonny_Corintho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Sonny_Corintho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Edmund_Gre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m_Long&gt;/&lt;created&gt;/&lt;Buzz_Coop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e_Harwood&gt;/&lt;created&gt;/&lt;Billy_Mitchell_(EastEnders)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Richard_J._Allen&gt;/&lt;created&gt;/&lt;Sami_Brad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Hogan_Sheffer&gt;/&lt;created&gt;/&lt;Sami_Brad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nne_Schoettle&gt;/&lt;created&gt;/&lt;Sami_Brad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aire_Labine&gt;/&lt;created&gt;/&lt;Felicia_Jo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ne_Palumbo&gt;/&lt;created&gt;/&lt;Felicia_Jo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Holland&gt;/&lt;created&gt;/&lt;Charlie_Cot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ulia_Smith&gt;/&lt;created&gt;/&lt;Charlie_Cot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Holly_Sutton-Scorpi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radley_Bell&gt;/&lt;created&gt;/&lt;Massimo_Maro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Fles&gt;/&lt;created&gt;/&lt;Alois_Hitl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e_Harwood&gt;/&lt;created&gt;/&lt;Max_Brann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ah_Laiman&gt;/&lt;created&gt;/&lt;James_Stenbec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eppard_Solomon&gt;/&lt;created&gt;/&lt;Lynne_Spear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McHale&gt;/&lt;created&gt;/&lt;Alan_Jackson_(EastEnder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adley_Bell&gt;/&lt;created&gt;/&lt;Jacqueline_Payne_Maro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Vanessa_Bennet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Vanessa_Bennet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Vanessa_Bennet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Holland&gt;/&lt;created&gt;/&lt;Kathy_Mitche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na_Higley&gt;/&lt;created&gt;/&lt;Patrick_Thornhar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e_Harwood&gt;/&lt;created&gt;/&lt;Honey_Mitche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Malone&gt;/&lt;created&gt;/&lt;Cord_Robert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n_Battye&gt;/&lt;created&gt;/&lt;Philip_Martin_(Neighbour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Mary_Smyth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Mary_Smyth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Jordan&gt;/&lt;created&gt;/&lt;Terry_Raymo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Liz_Sanbour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n_Carlivati&gt;/&lt;created&gt;/&lt;Ross_Raybur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Holland&gt;/&lt;created&gt;/&lt;Pauline_Fowl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Richard_Fiel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gan_McTavish&gt;/&lt;created&gt;/&lt;Richard_Fiel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Haggis&gt;/&lt;created&gt;/&lt;Robert_Fraser_(Due_South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uglas_Marland&gt;/&lt;created&gt;/&lt;Emma_Snyd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lvio_Horta&gt;/&lt;created&gt;/&lt;Claire_Mead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yan_Kirkwood_(producer)&gt;/&lt;created&gt;/&lt;Calvin_Valent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eppard_Solomon&gt;/&lt;created&gt;/&lt;Kathy_Hil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die_Walsh&gt;/&lt;created&gt;/&lt;Hal_Muns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l_Brez&gt;/&lt;created&gt;/&lt;Hal_Muns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Demorest&gt;/&lt;created&gt;/&lt;Hal_Muns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DePriest&gt;/&lt;created&gt;/&lt;Victor_Kiriak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eri_Anderson&gt;/&lt;created&gt;/&lt;Victor_Kiriak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E._Reilly&gt;/&lt;created&gt;/&lt;Victor_Kiriaki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William_J._Bell&gt;/&lt;created&gt;/&lt;Addie_Hor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Myers_(actor)&gt;/&lt;created&gt;/&lt;Nigel_Power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Fles&gt;/&lt;created&gt;/&lt;Klara_Hitl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minic_Treadwell-Collins&gt;/&lt;created&gt;/&lt;Archie_Mitche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llee_Taggart&gt;/&lt;created&gt;/&lt;Lucinda_Wals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_King_(writer)&gt;/&lt;created&gt;/&lt;Lucinda_Wals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_Redmond&gt;/&lt;created&gt;/&lt;Dennis_Richardson_(Hollyoak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E._Reilly&gt;/&lt;created&gt;/&lt;Mimi_Lockhart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argaret_DePriest&gt;/&lt;created&gt;/&lt;Kate_Roberts_(Days_of_our_Lives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Kate_Roberts_(Days_of_our_Lives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Kate_Roberts_(Days_of_our_Lives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eg_Watson&gt;/&lt;created&gt;/&lt;Clarissa_von_Anstett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McHale&gt;/&lt;created&gt;/&lt;Jim_Branning&gt;</text:p>
          </table:table-cell>
        </table:table-row>
        <table:table-row table:style-name="ro1">
          <table:table-cell office:value-type="string">
            <text:p>?s66 <text:s/>&lt;isCitizenOf&gt; <text:s/>?s12 <text:s/>?s66 <text:s/>&lt;isLocatedIn&gt; <text:s/>?o12 <text:s text:c="2"/>=&gt; ?s12 <text:s/>&lt;hasCapital&gt; <text:s/>?o12 <text:s/>Support: 7.441615213212907E-5 Confidence: 0.4794520547945205 Improved confidence: 0.5303030303030303 Head coverage: 0.01651722510618216 Predictiveness: 0.09589041095890416 Improved Predictiveness: 0.05085097550850978 Std. Improved Predictiveness: 0.04597485456933761 Cardinality: 35 Counting on variable: ?s12 Body size: 73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Quet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Cavta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Nova_Ra</text:p>
          </table:table-cell>
        </table:table-row>
        <table:table-row table:style-name="ro1">
          <table:table-cell office:value-type="string">
            <text:p>a&gt;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Indone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Fuji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Guangdo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Hain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Sembawa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Singapo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Lumbar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Klanje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lland&gt;/&lt;hasCapital&gt;/&lt;Denizl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Schaerbeek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Dinan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Sint-Truide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Mortsel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Namur_(city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Nivelle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Oudenaard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Etterbeek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ourna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Jemappe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ergen_op_Zoo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emse&gt;</text:p>
          </table:table-cell>
        </table:table-row>
        <table:table-row table:style-name="ro1">
          <table:table-cell office:value-type="string">
            <text:p>?s538 <text:s/>&lt;hasChild&gt; <text:s/>?o8 <text:s/>?s8 <text:s/>&lt;created&gt; <text:s/>?s538 <text:s text:c="2"/>=&gt; ?s8 <text:s/>&lt;created&gt; <text:s/>?o8 <text:s/>Support: 3.2476535702954614E-4 Confidence: 0.4529616724738676 Improved confidence: 0.6842105263157895 Head coverage: 8.320319500268811E-4 Predictiveness: 0.33797909407665505 Improved Predictiveness: 0.23124885384192187 Std. Improved Predictiveness: 0.15309157571416432 Cardinality: 130 Counting on variable: ?o8 Body size: 287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Millee_Taggart&gt;/&lt;created&gt;/&lt;Natalie_Snyd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_King_(writer)&gt;/&lt;created&gt;/&lt;Natalie_Snyd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uglas_Marland&gt;/&lt;created&gt;/&lt;Natalie_Snyd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ren_Harris&gt;/&lt;created&gt;/&lt;Sam_McCa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Culliton&gt;/&lt;created&gt;/&lt;Sam_McCal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Warren&gt;/&lt;created&gt;/&lt;Dennis_Tann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llee_Taggart&gt;/&lt;created&gt;/&lt;Noah_May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_King_(writer)&gt;/&lt;created&gt;/&lt;Noah_May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Holland&gt;/&lt;created&gt;/&lt;Lucy_Beal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am_Hall_(writer)&gt;/&lt;created&gt;/&lt;Joey_Buchan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Ron_Carlivati&gt;/&lt;created&gt;/&lt;Joey_Buchan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ordon_Russell&gt;/&lt;created&gt;/&lt;Joey_Buchan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gnes_Nixon&gt;/&lt;created&gt;/&lt;Joey_Buchan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uglas_Marland&gt;/&lt;created&gt;/&lt;Dillon_Quarterm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Warren&gt;/&lt;created&gt;/&lt;Susan_Barlow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Podmore&gt;/&lt;created&gt;/&lt;Terry_Duckwort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na_Phillips&gt;/&lt;created&gt;/&lt;Will_Muns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ederick_Santer&gt;/&lt;created&gt;/&lt;Syed_Masoo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minic_Treadwell-Collins&gt;/&lt;created&gt;/&lt;Danielle_Jones_(EastEnder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gan_McTavish&gt;/&lt;created&gt;/&lt;Kathy_Martin_(AMC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McHale&gt;/&lt;created&gt;/&lt;Robbie_Jacks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ry_Anderson&gt;/&lt;created&gt;/&lt;Alan_Trac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Holland&gt;/&lt;created&gt;/&lt;David_Wick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die_Walsh&gt;/&lt;created&gt;/&lt;Parker_Snyd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Demorest&gt;/&lt;created&gt;/&lt;Parker_Snyd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llee_Taggart&gt;/&lt;created&gt;/&lt;Abigail_Williams_(As_the_World_Turn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_King_(writer)&gt;/&lt;created&gt;/&lt;Abigail_Williams_(As_the_World_Turn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_Hall_(writer)&gt;/&lt;created&gt;/&lt;Cord_Robert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ry_Anderson&gt;/&lt;created&gt;/&lt;Gordon_Trac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Warren&gt;/&lt;created&gt;/&lt;Pearl_Ad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hleen_Beedles&gt;/&lt;created&gt;/&lt;Laurel_Thoma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eah_Laiman&gt;/&lt;created&gt;/&lt;Abigail_Deveraux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Lear&gt;/&lt;created&gt;/&lt;Lionel_Jeffers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adley_Bell&gt;/&lt;created&gt;/&lt;Zende_Forrester_Dominguez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Caitlin_Richards_Deschan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DePriest&gt;/&lt;created&gt;/&lt;Frankie_Brad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eri_Anderson&gt;/&lt;created&gt;/&lt;Frankie_Brad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Holland&gt;/&lt;created&gt;/&lt;Vicki_Fowl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etty_Corday&gt;/&lt;created&gt;/&lt;Addie_Hort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ed_Corday&gt;/&lt;created&gt;/&lt;Addie_Hor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Warren&gt;/&lt;created&gt;/&lt;Chaz_Bon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die_Walsh&gt;/&lt;created&gt;/&lt;J._J._Larrabe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l_Brez&gt;/&lt;created&gt;/&lt;J._J._Larrabe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Demorest&gt;/&lt;created&gt;/&lt;J._J._Larrabe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na_Phillips&gt;/&lt;created&gt;/&lt;Andy_Dix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Holland&gt;/&lt;created&gt;/&lt;Simon_Wick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ichael_Malone&gt;/&lt;created&gt;/&lt;Margaret_Cochr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ulia_Smith&gt;/&lt;created&gt;/&lt;Ashley_Cott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athleen_Beedles&gt;/&lt;created&gt;/&lt;David_Metcalf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nita_Turner&gt;/&lt;created&gt;/&lt;David_Metcalf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DePriest&gt;/&lt;created&gt;/&lt;Max_Brad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eri_Anderson&gt;/&lt;created&gt;/&lt;Max_Brad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eg_Watson&gt;/&lt;created&gt;/&lt;Paul_Robinson_(Neighbour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Lily_Montgome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Holland&gt;/&lt;created&gt;/&lt;Peter_Beal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ry_Anderson&gt;/&lt;created&gt;/&lt;Scott_Trac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_Hall_(writer)&gt;/&lt;created&gt;/&lt;Jessica_Buchan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n_Carlivati&gt;/&lt;created&gt;/&lt;Jessica_Buchan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ordon_Russell&gt;/&lt;created&gt;/&lt;Jessica_Buchan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Jessica_Buchan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Jacobs_(writer)&gt;/&lt;created&gt;/&lt;James_Beaumon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Laffan&gt;/&lt;created&gt;/&lt;Daz_E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die_Walsh&gt;/&lt;created&gt;/&lt;Sage_Snyd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l_Brez&gt;/&lt;created&gt;/&lt;Sage_Snyd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Demorest&gt;/&lt;created&gt;/&lt;Sage_Snyd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an_Passanante&gt;/&lt;created&gt;/&lt;Casey_Hughe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Douglas_Marland&gt;/&lt;created&gt;/&lt;A._J._Quarterm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m_Long&gt;/&lt;created&gt;/&lt;Sarah_Elizabeth_Randal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ry_Anderson&gt;/&lt;created&gt;/&lt;Virgil_Trac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McHale&gt;/&lt;created&gt;/&lt;Bianca_Jacks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Laffan&gt;/&lt;created&gt;/&lt;Victoria_Sug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Dante_Falconer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na_Phillips&gt;/&lt;created&gt;/&lt;Sarah_Hor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J._Bell&gt;/&lt;created&gt;/&lt;Sarah_Hor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ed_Corday&gt;/&lt;created&gt;/&lt;Sarah_Hor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llee_Taggart&gt;/&lt;created&gt;/&lt;Faith_Snyd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_King_(writer)&gt;/&lt;created&gt;/&lt;Faith_Snyder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am_Hall_(writer)&gt;/&lt;created&gt;/&lt;Kevin_Buchan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Ron_Carlivati&gt;/&lt;created&gt;/&lt;Kevin_Buchan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ordon_Russell&gt;/&lt;created&gt;/&lt;Kevin_Buchan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gnes_Nixon&gt;/&lt;created&gt;/&lt;Kevin_Buchan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Anton_Lang_(All_My_Children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ita_Turner&gt;/&lt;created&gt;/&lt;Maisie_Wyld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m_Long&gt;/&lt;created&gt;/&lt;Daisy_Lema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J._Bell&gt;/&lt;created&gt;/&lt;Scott_Grainger,_Jr.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hleen_Beedles&gt;/&lt;created&gt;/&lt;Ashley_Thom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Warren&gt;/&lt;created&gt;/&lt;Peter_Barlow_(Coronation_Street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t_Falken_Smith&gt;/&lt;created&gt;/&lt;Rex_Brad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Nixon&gt;/&lt;created&gt;/&lt;Reggie_Montgome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Broderick&gt;/&lt;created&gt;/&lt;Reggie_Montgome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Laffan&gt;/&lt;created&gt;/&lt;Rachel_Hugh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Laffan&gt;/&lt;created&gt;/&lt;Robert_Sug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ren_Harris&gt;/&lt;created&gt;/&lt;Michael_Corintho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aire_Labine&gt;/&lt;created&gt;/&lt;Michael_Corintho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uza,_Jr.&gt;/&lt;created&gt;/&lt;Michael_Corintho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k_Mulcahey&gt;/&lt;created&gt;/&lt;Michael_Corintho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_Curtis&gt;/&lt;created&gt;/&lt;Sarah_Collin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_Hall&gt;/&lt;created&gt;/&lt;Sarah_Collin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J._Bell&gt;/&lt;created&gt;/&lt;Clarke_Garris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J._Bell&gt;/&lt;created&gt;/&lt;Mary_Carter_Warwick&gt;</text:p>
          </table:table-cell>
        </table:table-row>
        <table:table-row table:style-name="ro1">
          <table:table-cell office:value-type="string">
            <text:p>?s66 <text:s/>&lt;isCitizenOf&gt; <text:s/>?s12 <text:s/>?s66 <text:s/>&lt;diedIn&gt; <text:s/>?o12 <text:s text:c="2"/>=&gt; ?s12 <text:s/>&lt;hasCapital&gt; <text:s/>?o12 <text:s/>Support: 1.0205643720977701E-4 Confidence: 0.4528301886792453 Improved confidence: 0.5517241379310345 Head coverage: 0.022652194431335537 Predictiveness: 0.17924528301886788 Improved Predictiveness: 0.09889394925178918 Std. Improved Predictiveness: 0.08116767532929867 Cardinality: 48 Counting on variable: ?s12 Body size: 106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Belgrad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Skopj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Pragu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Zagreb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Jaff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ri_Lanka&gt;/&lt;hasCapital&gt;/&lt;Sri_Jayawardenapura_Kot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Belgrad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Zagreb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sia&gt;/&lt;hasCapital&gt;/&lt;Cape_Tow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Dearborn,_Michig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-Andalus&gt;/&lt;hasCapital&gt;/&lt;Damascu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ondo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Chicag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Hyderabad_State&gt;/&lt;hasCapital&gt;/&lt;Karach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sse&gt;/&lt;hasCapital&gt;/&lt;Munic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rincipality_of_Bulgaria&gt;/&lt;hasCapital&gt;/&lt;Naple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Knokk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Par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Cologn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ynn,_Massachusett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mpire_of_Japan&gt;/&lt;hasCapital&gt;/&lt;Toky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Empire&gt;/&lt;hasCapital&gt;/&lt;Berl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Empire&gt;/&lt;hasCapital&gt;/&lt;Bon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Empire&gt;/&lt;hasCapital&gt;/&lt;Stuttgart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ingdom_of_Yugoslavia&gt;/&lt;hasCapital&gt;/&lt;Lond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ingdom_of_Bavaria&gt;/&lt;hasCapital&gt;/&lt;Munich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East_Germany&gt;/&lt;hasCapital&gt;/&lt;Stralsu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Washington,_D.C.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Melbourn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fghanistan&gt;/&lt;hasCapital&gt;/&lt;Melbourne&gt;</text:p>
          </table:table-cell>
        </table:table-row>
        <table:table-row table:style-name="ro1">
          <table:table-cell office:value-type="string">
            <text:p>?o21 <text:s/>&lt;dealsWith&gt; <text:s/>?s21 <text:s text:c="2"/>=&gt; ?s21 <text:s/>&lt;dealsWith&gt; <text:s/>?o21 <text:s/>Support: 1.0205643720977701E-4 Confidence: 0.4485981308411215 Improved confidence: 0.7272727272727273 Head coverage: 0.39344262295081966 Predictiveness: 0.383177570093458 Improved Predictiveness: 0.2786745964316058 Std. Improved Predictiveness: 0.17189274172416807 Cardinality: 48 Counting on variable: ?s21 Body size: 10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&lt;Philippines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hilippines&gt;/&lt;dealsWith&gt;/&lt;Singapo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yrgyzstan&gt;/&lt;dealsWith&gt;/&lt;Uzbekist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uyana&gt;/&lt;dealsWith&gt;/&lt;Portuga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uyana&gt;/&lt;dealsWith&gt;/&lt;Canad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uyana&gt;/&lt;dealsWith&gt;/&lt;Netherland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omalia&gt;/&lt;dealsWith&gt;/&lt;Djibouti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omalia&gt;/&lt;dealsWith&gt;/&lt;Yem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dealsWith&gt;/&lt;Belgiu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dealsWith&gt;/&lt;Netherland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ga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onga&gt;/&lt;dealsWith&gt;/&lt;New_Zea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acau&gt;/&lt;dealsWith&gt;/&lt;Hong_Kon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urkina_Faso&gt;/&lt;dealsWith&gt;/&lt;CÃ´te_d'Ivoi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urkina_Faso&gt;/&lt;dealsWith&gt;/&lt;Nige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urkina_Faso&gt;/&lt;dealsWith&gt;/&lt;Tog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oldova&gt;/&lt;dealsWith&gt;/&lt;Belaru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oldova&gt;/&lt;dealsWith&gt;/&lt;Ukrain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dan&gt;/&lt;dealsWith&gt;/&lt;Indones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emocratic_Republic_of_the_Congo&gt;/&lt;dealsWith&gt;/&lt;Zimbabw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emocratic_Republic_of_the_Congo&gt;/&lt;dealsWith&gt;/&lt;Belgiu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emocratic_Republic_of_the_Congo&gt;/&lt;dealsWith&gt;/&lt;Fin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dealsWith&gt;/&lt;Jap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dealsWith&gt;/&lt;People's_Republic_of_Chi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he_Bahamas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he_Bahamas&gt;/&lt;dealsWith&gt;/&lt;Guatemal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Macedonia&gt;/&lt;dealsWith&gt;/&lt;Croat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Macedonia&gt;/&lt;dealsWith&gt;/&lt;Slove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Macedonia&gt;/&lt;dealsWith&gt;/&lt;German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epal&gt;/&lt;dealsWith&gt;/&lt;Ind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dealsWith&gt;/&lt;People's_Republic_of_Chi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ape_Verde&gt;/&lt;dealsWith&gt;/&lt;Moroc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ape_Verde&gt;/&lt;dealsWith&gt;/&lt;CÃ´te_d'Ivo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gorno-Karabakh&gt;/&lt;dealsWith&gt;/&lt;Arme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nama&gt;/&lt;dealsWith&gt;/&lt;Swed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anama&gt;/&lt;dealsWith&gt;/&lt;Netherland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lbania&gt;/&lt;dealsWith&gt;/&lt;Switzer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wanda&gt;/&lt;dealsWith&gt;/&lt;Ugand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wanda&gt;/&lt;dealsWith&gt;/&lt;German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ongolia&gt;/&lt;dealsWith&gt;/&lt;Russ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ngolia&gt;/&lt;dealsWith&gt;/&lt;People's_Republic_of_Chin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dealsWith&gt;/&lt;Thai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Saudi_Arab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German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ri_Lanka&gt;/&lt;dealsWith&gt;/&lt;Belgiu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elize&gt;/&lt;dealsWith&gt;/&lt;CÃ´te_d'Ivoi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Ind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Thai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German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amaica&gt;/&lt;dealsWith&gt;/&lt;Fra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maica&gt;/&lt;dealsWith&gt;/&lt;Canad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celand&gt;/&lt;dealsWith&gt;/&lt;Swede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reenland&gt;/&lt;dealsWith&gt;/&lt;Swede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reenland&gt;/&lt;dealsWith&gt;/&lt;Jap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reenland&gt;/&lt;dealsWith&gt;/&lt;Canad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Mexi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Paragua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dealsWith&gt;/&lt;Russ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dealsWith&gt;/&lt;People's_Republic_of_Chi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renada&gt;/&lt;dealsWith&gt;/&lt;United_Kingdo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oviet_Union&gt;/&lt;dealsWith&gt;/&lt;Cub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uinea-Bissau&gt;/&lt;dealsWith&gt;/&lt;Ital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uinea-Bissau&gt;/&lt;dealsWith&gt;/&lt;Niger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uritania&gt;/&lt;dealsWith&gt;/&lt;Belgiu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uritania&gt;/&lt;dealsWith&gt;/&lt;Ital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uritania&gt;/&lt;dealsWith&gt;/&lt;Spa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hutan&gt;/&lt;dealsWith&gt;/&lt;Ind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hutan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cuador&gt;/&lt;dealsWith&gt;/&lt;Chil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dealsWith&gt;/&lt;United_Kingdo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dealsWith&gt;/&lt;Alger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dealsWith&gt;/&lt;Netherland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eru&gt;/&lt;dealsWith&gt;/&lt;Chil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ru&gt;/&lt;dealsWith&gt;/&lt;Brazi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merican_Samoa&gt;/&lt;dealsWith&gt;/&lt;Samo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merican_Samoa&gt;/&lt;dealsWith&gt;/&lt;Mauritiu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merican_Samoa&gt;/&lt;dealsWith&gt;/&lt;Indones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lta&gt;/&lt;dealsWith&gt;/&lt;Ital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alta&gt;/&lt;dealsWith&gt;/&lt;Jap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lta&gt;/&lt;dealsWith&gt;/&lt;Fra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ersey&gt;/&lt;dealsWith&gt;/&lt;Fra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urma&gt;/&lt;dealsWith&gt;/&lt;Jap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ma&gt;/&lt;dealsWith&gt;/&lt;Malays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enin&gt;/&lt;dealsWith&gt;/&lt;Niger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ritrea&gt;/&lt;dealsWith&gt;/&lt;Franc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olombia&gt;/&lt;dealsWith&gt;/&lt;Mexi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ritish_Virgin_Islands&gt;/&lt;dealsWith&gt;/&lt;Puerto_Ric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arbados&gt;/&lt;dealsWith&gt;/&lt;Brazil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arbados&gt;/&lt;dealsWith&gt;/&lt;Saint_Luc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Tajikistan&gt;/&lt;dealsWith&gt;/&lt;Uzbekist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runei&gt;/&lt;dealsWith&gt;/&lt;Singapor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runei&gt;/&lt;dealsWith&gt;/&lt;United_Kingdo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runei&gt;/&lt;dealsWith&gt;/&lt;Malays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runei&gt;/&lt;dealsWith&gt;/&lt;Indones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dealsWith&gt;/&lt;People's_Republic_of_Chin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dealsWith&gt;/&lt;Ind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dealsWith&gt;/&lt;Ital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thiopia&gt;/&lt;dealsWith&gt;/&lt;Saudi_Arab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dealsWith&gt;/&lt;Switzerland&gt;</text:p>
          </table:table-cell>
        </table:table-row>
        <table:table-row table:style-name="ro1">
          <table:table-cell office:value-type="string">
            <text:p>?s8 <text:s/>&lt;produced&gt; <text:s/>?o8 <text:s/>?s8 <text:s/>&lt;directed&gt; <text:s/>?o8 <text:s text:c="2"/>=&gt; ?s8 <text:s/>&lt;created&gt; <text:s/>?o8 <text:s/>Support: 0.002475711298586771 Confidence: 0.4484162895927602 Improved confidence: 0.6256313131313131 Head coverage: 0.006342643557512608 Predictiveness: 0.2832579185520362 Improved Predictiveness: 0.17721502353855295 Std. Improved Predictiveness: 0.12701746483487233 Cardinality: 991 Counting on variable: ?o8 Body size: 2210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Parvez_Sharma&gt;/&lt;created&gt;/&lt;A_Jihad_for_Lov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uck_Jones&gt;/&lt;created&gt;/&lt;Spaced_Out_Bun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Luke's_Late_Luncher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Peculiar_Patients'_Prank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ger_Corman&gt;/&lt;created&gt;/&lt;A_Bucket_of_Bloo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in_Karmitz&gt;/&lt;created&gt;/&lt;Adolescence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aj_Kapoor&gt;/&lt;created&gt;/&lt;Aag_(1948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Baillie&gt;/&lt;created&gt;/&lt;Castro_Street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S._Webb&gt;/&lt;created&gt;/&lt;The_Live_Wire_(1935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alt_Disney&gt;/&lt;created&gt;/&lt;Alice's_Wond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adley_Metzger&gt;/&lt;created&gt;/&lt;The_Opening_of_Misty_Beethov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The_Raja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an_Laiming&gt;/&lt;created&gt;/&lt;Pigsy_Eats_Watermel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zhar_Khan&gt;/&lt;created&gt;/&lt;Gang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Kane&gt;/&lt;created&gt;/&lt;Idaho_(1943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edrik_Gertten&gt;/&lt;created&gt;/&lt;Bananas!*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and_Mastroianni&gt;/&lt;created&gt;/&lt;Final_Approach_(2007_film)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Hal_Roach&gt;/&lt;created&gt;/&lt;A_Jazzed_Honeymo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an_Laiming&gt;/&lt;created&gt;/&lt;Princess_Iron_Fan_(1941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Smith_(filmmaker)&gt;/&lt;created&gt;/&lt;American_Movi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rry_London&gt;/&lt;created&gt;/&lt;Chiefs_(TV_miniserie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turla_Gunnarsson&gt;/&lt;created&gt;/&lt;Final_Offer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erner_Herzog&gt;/&lt;created&gt;/&lt;God's_Angry_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epa_Mehta&gt;/&lt;created&gt;/&lt;Komagata_Maru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Kennedy_Dickson&gt;/&lt;created&gt;/&lt;Dickson_Greet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Aghion&gt;/&lt;created&gt;/&lt;Gacaca,_Living_Together_Again_In_Rwanda?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an_Darling&gt;/&lt;created&gt;/&lt;Alone_Across_Austra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n_Mann&gt;/&lt;created&gt;/&lt;Know_Your_Mushroom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l_Stuart&gt;/&lt;created&gt;/&lt;Wattstax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lody_Gilbert&gt;/&lt;created&gt;/&lt;Whole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_Vinton&gt;/&lt;created&gt;/&lt;A_Claymation_Christmas_Celebrati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In_the_Clutches_of_the_Ga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e_Mosbacher&gt;/&lt;created&gt;/&lt;Straight_from_the_Heart_(1994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Before_Breakfas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Mori&gt;/&lt;created&gt;/&lt;Building_Bomb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Lamorisse&gt;/&lt;created&gt;/&lt;The_Lovers'_Wi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Luke_Pipes_the_Pippin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c_Benardout&gt;/&lt;created&gt;/&lt;A_Little_Wor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A_Mixup_for_Mazi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srael_Horovitz&gt;/&lt;created&gt;/&lt;VD_Blu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rdes_Portillo&gt;/&lt;created&gt;/&lt;The_Mothers_of_Plaza_de_May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_Stewart_(filmmaker)&gt;/&lt;created&gt;/&lt;Sharkwat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ed_V._Mikels&gt;/&lt;created&gt;/&lt;Girl_in_Gold_Boot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ie_Johnson&gt;/&lt;created&gt;/&lt;The_One_Percen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eksei_Saltykov&gt;/&lt;created&gt;/&lt;Pugachev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Great_While_It_Laste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Aghion&gt;/&lt;created&gt;/&lt;The_Notebooks_of_Memo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rakash_Jha&gt;/&lt;created&gt;/&lt;Damu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Lantz&gt;/&lt;created&gt;/&lt;Life_Begins_for_Andy_Pan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Zemeckis&gt;/&lt;created&gt;/&lt;Cast_Awa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._A._Subba_Rao&gt;/&lt;created&gt;/&lt;Chenchu_Lakshm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im_Wynorski&gt;/&lt;created&gt;/&lt;Hard_to_Di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Luke's_Society_Mixup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alt_Disney&gt;/&lt;created&gt;/&lt;The_Mechanical_Cow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ng_brothers&gt;/&lt;created&gt;/&lt;Seven_2_O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pencer_Gordon_Bennet&gt;/&lt;created&gt;/&lt;Play_Ball_(serial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aj_Kapoor&gt;/&lt;created&gt;/&lt;Mera_Naam_Jok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_Okazaki&gt;/&lt;created&gt;/&lt;Unfinished_Business_(1985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rbert_Wilcox&gt;/&lt;created&gt;/&lt;Carnival_(1931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Stop!_Luke!_Listen!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._Om_Prakash&gt;/&lt;created&gt;/&lt;Aap_Ki_Kasa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nahem_Golan&gt;/&lt;created&gt;/&lt;Enter_the_Ninj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On_the_Loose_(1931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Ford&gt;/&lt;created&gt;/&lt;Four_Son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ecil_B._DeMille&gt;/&lt;created&gt;/&lt;The_Warrens_of_Virgi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Hal_Roach&gt;/&lt;created&gt;/&lt;Now_or_Never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others_Strause&gt;/&lt;created&gt;/&lt;Skyline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olas_Cage&gt;/&lt;created&gt;/&lt;Sonny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ara_Law&gt;/&lt;created&gt;/&lt;Autumn_Moo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William_S._Hart&gt;/&lt;created&gt;/&lt;Riddle_Gaw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L._Lester&gt;/&lt;created&gt;/&lt;Public_Enemies_(1996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o_MuÃ±oz_(producer)&gt;/&lt;created&gt;/&lt;Dear_J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yan_Butler&gt;/&lt;created&gt;/&lt;A_Union_in_Wait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lint_Eastwood&gt;/&lt;created&gt;/&lt;Firefox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Luke's_Lost_Liber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Mills&gt;/&lt;created&gt;/&lt;The_Happy_Prince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Erman&gt;/&lt;created&gt;/&lt;Candles_on_Bay_Street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l_Adamson&gt;/&lt;created&gt;/&lt;Dracula_vs._Frankenste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mo_Hung&gt;/&lt;created&gt;/&lt;The_Owl_vs_Bomb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Yuzna&gt;/&lt;created&gt;/&lt;Rottweiler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s_Binger&gt;/&lt;created&gt;/&lt;As_God_Made_H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thony_Giacchino&gt;/&lt;created&gt;/&lt;The_Camden_28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ajendra_Kumar&gt;/&lt;created&gt;/&lt;Love_Story_(1981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lin_Brunton&gt;/&lt;created&gt;/&lt;The_Last_Po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alt_Disney&gt;/&lt;created&gt;/&lt;The_Karnival_Ki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ice_Elliott&gt;/&lt;created&gt;/&lt;The_Collector_of_Bedford_Stree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tchell_Leisen&gt;/&lt;created&gt;/&lt;The_Lady_is_Will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ven_Verma&gt;/&lt;created&gt;/&lt;Besharam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._S._Ramakrishna_Rao&gt;/&lt;created&gt;/&lt;Vipra_Naray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erry_Zwigoff&gt;/&lt;created&gt;/&lt;Crumb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fia_Rotaru&gt;/&lt;created&gt;/&lt;Karavan_lyubv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The_Faithful_Taxicab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c_Lawrence&gt;/&lt;created&gt;/&lt;Nightmare_in_the_Su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Barney_Oldfield's_Race_for_a_Lif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Lantz&gt;/&lt;created&gt;/&lt;Knock_Knock_(1940_cartoon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Kane&gt;/&lt;created&gt;/&lt;Young_Buffalo_Bi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iz_Freleng&gt;/&lt;created&gt;/&lt;Which_Is_Witc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jos_Koltai&gt;/&lt;created&gt;/&lt;Fateless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nda_Schuyler&gt;/&lt;created&gt;/&lt;Ida_Makes_a_Movi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iz_Freleng&gt;/&lt;created&gt;/&lt;The_Wild_Chase&gt;</text:p>
          </table:table-cell>
        </table:table-row>
        <table:table-row table:style-name="ro1">
          <table:table-cell office:value-type="string">
            <text:p>?s21 <text:s/>&lt;exports&gt; <text:s/>?o60 <text:s/>?o21 <text:s/>&lt;exports&gt; <text:s/>?o60 <text:s text:c="2"/>=&gt; ?s21 <text:s/>&lt;dealsWith&gt; <text:s/>?o21 <text:s/>Support: 1.1268731608579545E-4 Confidence: 0.4274193548387097 Improved confidence: 0.5824175824175825 Head coverage: 0.4344262295081967 Predictiveness: 0.2661290322580645 Improved Predictiveness: 0.15499822757887274 Std. Improved Predictiveness: 0.11374869927159209 Cardinality: 53 Counting on variable: ?s21 Body size: 124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Afghan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Brazi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San_Marin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Ango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Buru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Camero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Rwan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Camero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Tanz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Ango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Burkina_Fas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outh_Korea&gt;/&lt;dealsWith&gt;/&lt;United_State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Lebano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Cambod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Beliz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Macau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Kiribati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Bhut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Portugal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Democratic_Republic_of_the_Cong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Afghanist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Jamaic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Cameroo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Cub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Taji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Ben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North_Ko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Botsw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Nepa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Portugal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Vietnam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Uru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Guy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Ecu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Cub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Indone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El_Salv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Pana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Cambo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North_Ko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Jama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Gree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Colom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Tong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Ecu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Soma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North_Ko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otsw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Maca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en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Buru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Ken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Papua_New_Guin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Colom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Maca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Isra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Nether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Botsw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Brazi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Buru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Rwan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Per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Botsw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Maca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South_Kore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Paragua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Yeme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Ghan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Rwand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Dominican_Republi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Keny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Costa_Ric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Colom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Austra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Buru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Alb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Camero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Zimbabw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Central_Afr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Madagasc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Democratic_Republic_of_the_Con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p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Malay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Colom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Chi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Taji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Saskatchew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Sy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New_South_Wal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sotho&gt;/&lt;dealsWith&gt;/&lt;Portugal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Malaysia&gt;</text:p>
          </table:table-cell>
        </table:table-row>
        <table:table-row table:style-name="ro1">
          <table:table-cell office:value-type="string">
            <text:p>?s57 <text:s/>&lt;dealsWith&gt; <text:s/>?s13 <text:s/>?s57 <text:s/>&lt;imports&gt; <text:s/>?o13 <text:s text:c="2"/>=&gt; ?s13 <text:s/>&lt;imports&gt; <text:s/>?o13 <text:s/>Support: 8.079467945774012E-5 Confidence: 0.40860215053763443 Improved confidence: 0.7450980392156863 Head coverage: 0.3275862068965517 Predictiveness: 0.4516129032258065 Improved Predictiveness: 0.3364958886780519 Std. Improved Predictiveness: 0.18453000346860912 Cardinality: 38 Counting on variable: ?s13 Body size: 93</text:p>
          </table:table-cell>
          <table:table-cell/>
        </table:table-row>
        <table:table-row table:style-name="ro1">
          <table:table-cell office:value-type="string">
            <text:p>~</text:p>
          </table:table-cell>
          <table:table-cell office:value-type="string">
            <text:p>&lt;Croatia&gt;/&lt;imports&gt;/&lt;wordnet_car_10295834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roatia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fuel_1148750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consumer_goods_10309357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petroleum_11498057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beverage_10788180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tobacco_104442831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petroleum_11498057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grain_1092907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lubricant_11489065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lubricant_11489065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electricity_11144990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paper_11497426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alumina_11482394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livestock_10188747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imports&gt;/&lt;wordnet_vehicle_10452431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imports&gt;/&lt;wordnet_cereal_112141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imports&gt;/&lt;wordnet_motor_vehicle_10379123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epublic_of_China&gt;/&lt;imports&gt;/&lt;wordnet_chemical_11480683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iji&gt;/&lt;imports&gt;/&lt;wordnet_foodstuff_1075663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pharmaceutical_10392098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tobacco_10444283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industry_10092344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steel_11480245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aircraft_10268656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paper_11497426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consumer_goods_103093574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imports&gt;/&lt;wordnet_chemical_11480683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electronics_10609926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petroleum_11498057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industry_100923444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imports&gt;/&lt;wordnet_fabric_10330980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car_10295834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uel_114875077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ootwear_103381126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motor_vehicle_10379123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gem_103432972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ertilizer_11485934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meat_10764985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narration_107220773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go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go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grain_109290777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aircraft_10268656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electronics_10609926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plastic_11459261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tobacco_10444283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zbekistan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zbekistan&gt;/&lt;imports&gt;/&lt;wordnet_alumina_11482394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lubricant_11489065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consumer_goods_10309357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foodstuff_1075663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wheat_11214208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paper_11497426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furniture_10340572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lothing_1030515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imports&gt;/&lt;wordnet_food_10002126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imports&gt;/&lt;wordnet_building_material_1147864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cereal_112141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motor_vehicle_10379123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food_10002126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elarus&gt;/&lt;imports&gt;/&lt;wordnet_fabric_10330980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fabric_103309808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motor_vehicle_10379123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pharmaceutical_103920989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ameroon&gt;/&lt;imports&gt;/&lt;wordnet_food_10002126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erbia&gt;/&lt;imports&gt;/&lt;wordnet_foodstuff_1075663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erbia&gt;/&lt;imports&gt;/&lt;wordnet_car_10295834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sugar_10785928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aper_11497426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cotton_11487007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drink_10788522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consumer_goods_10309357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electronics_10609926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natural_gas_11496009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harmaceutical_10392098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machinery_10370164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insecticide_11491994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furniture_10340572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lubricant_11489065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imports&gt;/&lt;wordnet_machinery_103701640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Algeria&gt;/&lt;imports&gt;/&lt;wordnet_foodstuff_107566340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imports&gt;/&lt;wordnet_petroleum_114980579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tenegro&gt;/&lt;imports&gt;/&lt;wordnet_car_102958343&gt;</text:p>
          </table:table-cell>
        </table:table-row>
        <table:table-row table:style-name="ro1">
          <table:table-cell office:value-type="string">
            <text:p>?s8 <text:s/>&lt;actedIn&gt; <text:s/>?o8 <text:s/>?s8 <text:s/>&lt;directed&gt; <text:s/>?o8 <text:s text:c="2"/>=&gt; ?s8 <text:s/>&lt;created&gt; <text:s/>?o8 <text:s/>Support: 9.468159254938307E-4 Confidence: 0.4036208732694356 Improved confidence: 0.653448275862069 Head coverage: 0.0024256931466168303 Predictiveness: 0.382321618743344 Improved Predictiveness: 0.24982740259263345 Std. Improved Predictiveness: 0.15431298562697274 Cardinality: 379 Counting on variable: ?o8 Body size: 939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Dennis_Hopper&gt;/&lt;created&gt;/&lt;Out_of_the_Blue_(1980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uis_Trenker&gt;/&lt;created&gt;/&lt;The_Mountain_Call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Mack_at_It_Aga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dward_Burns&gt;/&lt;created&gt;/&lt;She's_the_O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Miss_Fatty's_Seaside_Lover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rald_Schwenzen&gt;/&lt;created&gt;/&lt;Pan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Mabel's_Awful_Mistak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in_Maung&gt;/&lt;created&gt;/&lt;Chit_Yay_S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udeep&gt;/&lt;created&gt;/&lt;Just_Math_Mathall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rold_T._Hevener&gt;/&lt;created&gt;/&lt;A_Terrible_Traged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Keenen_Ivory_Wayans&gt;/&lt;created&gt;/&lt;A_Low_Down_Dirty_Sh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Li&gt;/&lt;created&gt;/&lt;Fists_of_Bruce_Le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obby_Burns&gt;/&lt;created&gt;/&lt;Speed_Kings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Myers&gt;/&lt;created&gt;/&lt;Baby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Normand&gt;/&lt;created&gt;/&lt;Mabel's_Latest_Pran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Curtiz&gt;/&lt;created&gt;/&lt;The_Medic_(1916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tin_Bora&gt;/&lt;created&gt;/&lt;Adhinaya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tish_Kaushik&gt;/&lt;created&gt;/&lt;Hum_Aapke_Dil_Mein_Rehte_H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d_Lowe&gt;/&lt;created&gt;/&lt;The_Audition_(short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Fatty's_Plucky_Pup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Burns&gt;/&lt;created&gt;/&lt;Ash_Wednesday_(2002_film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Kamal_Haasan&gt;/&lt;created&gt;/&lt;Virumaa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Stull&gt;/&lt;created&gt;/&lt;The_Try_Ou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shinath&gt;/&lt;created&gt;/&lt;Anantana_Avantar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tt_Maiellaro&gt;/&lt;created&gt;/&lt;Aqua_Teen_Hunger_Force_Colon_Movie_Film_for_Theater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ur_YÃ¼cel&gt;/&lt;created&gt;/&lt;Dragon_Trap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Lover's_Luc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lito_Ortega&gt;/&lt;created&gt;/&lt;Amigos_para_La_Aventur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At_Coney_Is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Terence_Hill&gt;/&lt;created&gt;/&lt;Troublemakers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da_Kondke&gt;/&lt;created&gt;/&lt;Pandu_Havald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yu_Seung-wan&gt;/&lt;created&gt;/&lt;The_City_of_Viole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Lennon&gt;/&lt;created&gt;/&lt;Imagine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t_Li&gt;/&lt;created&gt;/&lt;Born_to_Defe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Schwimmer&gt;/&lt;created&gt;/&lt;Since_You've_Been_Gone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Li&gt;/&lt;created&gt;/&lt;The_Chinese_Stuntm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Jack_Neo&gt;/&lt;created&gt;/&lt;Where_Got_Ghost?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The_Butcher_Boy_(1917_film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ahsun_K1rm1z1gÃ¼l&gt;/&lt;created&gt;/&lt;The_White_Ang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ky_Gervais&gt;/&lt;created&gt;/&lt;Cemetery_Junction_(film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Wong_Jing&gt;/&lt;created&gt;/&lt;Kung_Fu_Mahjo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Bixby&gt;/&lt;created&gt;/&lt;The_Incredible_Hulk_Return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Gordon_(actor/director)&gt;/&lt;created&gt;/&lt;The_First_Men_in_the_Moon_(1919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u_Ma&gt;/&lt;created&gt;/&lt;Just_Hero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ddy_Mizwar&gt;/&lt;created&gt;/&lt;Nagabonar_Jadi_2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Ben_Briand&gt;/&lt;created&gt;/&lt;Hammer_B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August&gt;/&lt;created&gt;/&lt;The_Blood_Red_Tape_of_Char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ernando_FernÃ¡n_GÃ³mez&gt;/&lt;created&gt;/&lt;La_vida_alrededor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ike_Binder&gt;/&lt;created&gt;/&lt;Reign_Over_M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ois_Weber&gt;/&lt;created&gt;/&lt;Hand_That_Rocks_the_Crad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liver_Hardy&gt;/&lt;created&gt;/&lt;Wanted__A_Bad_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ngsak_Pongsuwan&gt;/&lt;created&gt;/&lt;Teng_Nong_kon_maha_h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nil_Dutt&gt;/&lt;created&gt;/&lt;Yaadein_(1964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avin_Hood&gt;/&lt;created&gt;/&lt;A_Reasonable_M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ike_Binder&gt;/&lt;created&gt;/&lt;The_Search_for_John_Giss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kie_Chan&gt;/&lt;created&gt;/&lt;Master_with_Cracked_Finger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iff_Furst&gt;/&lt;created&gt;/&lt;Movin'_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hris_Wedge&gt;/&lt;created&gt;/&lt;Ice_Age_(film_series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ny_Boon&gt;/&lt;created&gt;/&lt;Bienvenue_chez_les_Ch'ti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atish_Kaushik&gt;/&lt;created&gt;/&lt;Milenge_Milen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Garwood&gt;/&lt;created&gt;/&lt;A_Soul_at_Stak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Normand&gt;/&lt;created&gt;/&lt;Hello,_Mab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_Harris&gt;/&lt;created&gt;/&lt;Pollock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ucas_Belvaux&gt;/&lt;created&gt;/&lt;Nature_contre_natur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rich_von_Stroheim&gt;/&lt;created&gt;/&lt;Blind_Husb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fdlin_Shauki&gt;/&lt;created&gt;/&lt;Baik_Punya_Cilo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ster_Keaton&gt;/&lt;created&gt;/&lt;Mixed_Mag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rrison_Marks&gt;/&lt;created&gt;/&lt;The_Nine_Ages_of_Nakednes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Lloyd&gt;/&lt;created&gt;/&lt;Pinche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Waters_(filmmaker)&gt;/&lt;created&gt;/&lt;Hairspray_(1988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Bright_Lights_(1916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nil_Dutt&gt;/&lt;created&gt;/&lt;Daaku_Aur_Jaw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ammi_Kapoor&gt;/&lt;created&gt;/&lt;Bundal_Baaz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Those_Happy_Day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Claude_Van_Damme&gt;/&lt;created&gt;/&lt;The_Eagle_Pat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n_Chaney,_Sr.&gt;/&lt;created&gt;/&lt;The_Violin_Mak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S._Dutton&gt;/&lt;created&gt;/&lt;Against_the_Rop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hmood&gt;/&lt;created&gt;/&lt;Kunwara_Baap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A_Bath_House_Beau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illy_West_(silent_film_actor)&gt;/&lt;created&gt;/&lt;Cupid's_Riva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._Ramlee&gt;/&lt;created&gt;/&lt;Musang_Berjanggu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erek&gt;/&lt;created&gt;/&lt;Nightmare_in_the_Su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im_Allen&gt;/&lt;created&gt;/&lt;Crazy_on_the_Outsid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ylvester_Stallone&gt;/&lt;created&gt;/&lt;Rocky_Balboa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Zip,_the_Dodger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Hoot_Gibson&gt;/&lt;created&gt;/&lt;The_Shootin'_Foo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Normand&gt;/&lt;created&gt;/&lt;Mabel_at_the_Whe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aron_Rose&gt;/&lt;created&gt;/&lt;Beautiful_Losers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Lovers'_Post_Offi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thony_Hopkins&gt;/&lt;created&gt;/&lt;August_(1996_film)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loria_Swanson&gt;/&lt;created&gt;/&lt;Queen_Kel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n_Chaney,_Sr.&gt;/&lt;created&gt;/&lt;The_Stool_Pige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ylvia_Chang&gt;/&lt;created&gt;/&lt;Tempting_Heart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elson_Xavier&gt;/&lt;created&gt;/&lt;A_Qued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em_Y1lmaz&gt;/&lt;created&gt;/&lt;A.R.O.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rt_Reynolds&gt;/&lt;created&gt;/&lt;The_Man_From_Left_Fiel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ant_Munro_(filmmaker)&gt;/&lt;created&gt;/&lt;Christmas_Cracker_(film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mon_Wayans&gt;/&lt;created&gt;/&lt;Mo'_Money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milio_Estevez&gt;/&lt;created&gt;/&lt;Wisdom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liver_Hardy&gt;/&lt;created&gt;/&lt;A_Mix_Up_in_Hearts&gt;</text:p>
          </table:table-cell>
        </table:table-row>
        <table:table-row table:style-name="ro1">
          <table:table-cell office:value-type="string">
            <text:p>?s33 <text:s/>&lt;actedIn&gt; <text:s/>?o33 <text:s/>?s33 <text:s/>&lt;created&gt; <text:s/>?o33 <text:s text:c="2"/>=&gt; ?s33 <text:s/>&lt;directed&gt; <text:s/>?o33 <text:s/>Support: 9.468159254938307E-4 Confidence: 0.4019088016967126 Improved confidence: 0.47853535353535354 Head coverage: 0.011988359587524514 Predictiveness: 0.16012725344644752 Improved Predictiveness: 0.07662655183864092 Std. Improved Predictiveness: 0.06435655255164752 Cardinality: 379 Counting on variable: ?o33 Body size: 943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Ekman&gt;/&lt;directed&gt;/&lt;JÃ¶nssonligan_dyker_upp_ig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Elizabeth_Ellis&gt;/&lt;directed&gt;/&lt;A_Quiet_Little_Marri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alva_Dadiani&gt;/&lt;directed&gt;/&lt;The_Exile_(1922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on_Schuster&gt;/&lt;directed&gt;/&lt;You_Must_Be_Joking!_(1986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Wisdom&gt;/&lt;directed&gt;/&lt;Follow_a_Star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ob_Monkhouse&gt;/&lt;directed&gt;/&lt;Dentist_on_the_Job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risten_Thomson&gt;/&lt;directed&gt;/&lt;I,_Clau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Bacall&gt;/&lt;directed&gt;/&lt;Manic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my_Chong&gt;/&lt;directed&gt;/&lt;Best_Bu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Gottschalk&gt;/&lt;directed&gt;/&lt;Die_Supernas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o_Grillo&gt;/&lt;directed&gt;/&lt;Magic_(2010_film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ce_Cube&gt;/&lt;directed&gt;/&lt;Janky_Promoter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ie_Wright&gt;/&lt;directed&gt;/&lt;Hairshirt_(film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imon_Lui&gt;/&lt;directed&gt;/&lt;Last_Ghost_Standing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Jon_Heder&gt;/&lt;directed&gt;/&lt;Napoleon_Dynami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thun_Chakraborty&gt;/&lt;directed&gt;/&lt;Satyameba_Jaya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scar_Kightley&gt;/&lt;directed&gt;/&lt;Sione's_Wedd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_Billion_Dollar_Hob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eenivasan_(actor)&gt;/&lt;directed&gt;/&lt;Yathrakarude_Sradhakku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ivingston_(actor)&gt;/&lt;directed&gt;/&lt;Sundara_Purush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Mull&gt;/&lt;directed&gt;/&lt;Rented_Lip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_Aleandro&gt;/&lt;directed&gt;/&lt;The_Inheritors_(1970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JosÃ©&gt;/&lt;directed&gt;/&lt;PerdÃ³name_Tod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an_Dujardin&gt;/&lt;directed&gt;/&lt;Brice_de_Nic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Sreenivasan_(actor)&gt;/&lt;directed&gt;/&lt;Bhargavacharitham_Moonam_Khanda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lki_Koechlin&gt;/&lt;directed&gt;/&lt;That_Girl_in_Yellow_Boot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_Waits&gt;/&lt;directed&gt;/&lt;Big_Time_(1988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Normand&gt;/&lt;directed&gt;/&lt;Mabel's_Married_Lif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udy_Ray_Moore&gt;/&lt;directed&gt;/&lt;Shaolin_Dolemi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a_Carvey&gt;/&lt;directed&gt;/&lt;The_Master_of_Disguis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_Private_Eyes_(1981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nny_Perez&gt;/&lt;directed&gt;/&lt;La_Sog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mal_Haasan&gt;/&lt;directed&gt;/&lt;Pushpa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vian_Schilling&gt;/&lt;directed&gt;/&lt;Soultaker_(film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ader_Khan&gt;/&lt;directed&gt;/&lt;Mr._Natwarla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il_Jackson&gt;/&lt;directed&gt;/&lt;The_Passage_(2007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Corbett&gt;/&lt;directed&gt;/&lt;The_Film_Crew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J._Nelson&gt;/&lt;directed&gt;/&lt;The_Film_Crew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Gillette&gt;/&lt;directed&gt;/&lt;Sherlock_Holmes_(1916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ilary_Howard&gt;/&lt;directed&gt;/&lt;Kaaterskill_Falls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lambarasan_Rajendar&gt;/&lt;directed&gt;/&lt;Manmadh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yce_D._Applegate&gt;/&lt;directed&gt;/&lt;Loose_Sho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ey_Boy&gt;/&lt;directed&gt;/&lt;The_Possibl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arl_Valentin&gt;/&lt;directed&gt;/&lt;Mysteries_of_a_Barbershop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reenivasan_(actor)&gt;/&lt;directed&gt;/&lt;Ayal_Kadha_Ezhuthukayan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urence_Olivier&gt;/&lt;directed&gt;/&lt;Laurence_Olivier_Present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Ekman&gt;/&lt;directed&gt;/&lt;JÃ¶nssonligan_pÃ¥_Mallor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nno_Cheng&gt;/&lt;directed&gt;/&lt;Summer's_Tai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der_Khan&gt;/&lt;directed&gt;/&lt;Yaarana_(1981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y_Went_That-A-Way_&amp;_That-A-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JosÃ©&gt;/&lt;directed&gt;/&lt;GavilÃ¡n_o_Paloma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o_Gordon&gt;/&lt;directed&gt;/&lt;Black_Patch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key_Rourke&gt;/&lt;directed&gt;/&lt;F.T.W._(film)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aphna_Kastner&gt;/&lt;directed&gt;/&lt;Julia_Has_Two_Lover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ved_Jaffrey&gt;/&lt;directed&gt;/&lt;Hum_Hain_Lajawab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_Proctor&gt;/&lt;directed&gt;/&lt;J-Men_Forev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._Madhavan&gt;/&lt;directed&gt;/&lt;Ramji_Londonwa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Neal&gt;/&lt;directed&gt;/&lt;Future-Ki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Andre&gt;/&lt;directed&gt;/&lt;Jangan_Pandang_Belakang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Vivek_Oberoi&gt;/&lt;directed&gt;/&lt;Kyun!_Ho_Gaya_Na...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mer_Hosny&gt;/&lt;directed&gt;/&lt;Omar_&amp;_Salma_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tta_May&gt;/&lt;directed&gt;/&lt;In_Love_with_Barbar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Kader_Khan&gt;/&lt;directed&gt;/&lt;Khoon_Pas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_Rimes&gt;/&lt;directed&gt;/&lt;Holiday_in_Your_Hear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Miller_(actor)&gt;/&lt;directed&gt;/&lt;Christmas_Mountain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Tonderai&gt;/&lt;directed&gt;/&lt;Dog_Eat_Dog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iyush_Mishra&gt;/&lt;directed&gt;/&lt;1971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nny_Mollen&gt;/&lt;directed&gt;/&lt;Kidnapping_Caitlyn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em_Y1lmaz&gt;/&lt;directed&gt;/&lt;G.O.R.A.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ssica_Hynes&gt;/&lt;directed&gt;/&lt;Learner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amrata_Singh_Gujral&gt;/&lt;directed&gt;/&lt;Americanizing_Shelle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lip_Kumar&gt;/&lt;directed&gt;/&lt;Leader_(1964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Neo&gt;/&lt;directed&gt;/&lt;Money_No_Enoug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Leguizamo&gt;/&lt;directed&gt;/&lt;The_Pest_(1997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Wisdom&gt;/&lt;directed&gt;/&lt;The_Early_Bir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ad_Dourif&gt;/&lt;directed&gt;/&lt;Critters_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ores_Taylor&gt;/&lt;directed&gt;/&lt;Billy_Jac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_Sullivan&gt;/&lt;directed&gt;/&lt;Mr._Broadway_(1933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Spade&gt;/&lt;directed&gt;/&lt;Lost_&amp;_Found_(1999_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_Brood&gt;/&lt;directed&gt;/&lt;Cha_Cha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jÃ¶rn_Gustafson&gt;/&lt;directed&gt;/&lt;JÃ¶nssonligan_spelar_hÃ¶g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tthew_Carey&gt;/&lt;directed&gt;/&lt;Ojai_Bum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MacIvor&gt;/&lt;directed&gt;/&lt;Whole_New_Th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Naschy&gt;/&lt;directed&gt;/&lt;Horror_Rises_from_the_Tomb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areli_Arizmendi&gt;/&lt;directed&gt;/&lt;A_Day_Without_a_Mexic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Vasco_Santana&gt;/&lt;directed&gt;/&lt;O_PÃ¡tio_das_Cantig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Lachy_Hulme&gt;/&lt;directed&gt;/&lt;Let's_Get_Skas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Phil_Vischer&gt;/&lt;directed&gt;/&lt;An_Easter_Caro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Pickford&gt;/&lt;directed&gt;/&lt;Hearts_Adrif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Ã«l_Youn&gt;/&lt;directed&gt;/&lt;Les_11_commandement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hesh_Manjrekar&gt;/&lt;directed&gt;/&lt;Me_Shivajiraje_Bhosale_Bolto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mma_Thompson&gt;/&lt;directed&gt;/&lt;Nanny_McPhe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Jaccard&gt;/&lt;directed&gt;/&lt;Trapped_in_a_Forest_Fir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Manny_Perez&gt;/&lt;directed&gt;/&lt;Washington_Heights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los_Alazraqui&gt;/&lt;directed&gt;/&lt;The_Last_White_Dishwash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y_Griffith&gt;/&lt;directed&gt;/&lt;Return_to_Mayber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nny_Perez&gt;/&lt;directed&gt;/&lt;Forged_(film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dney_Dangerfield&gt;/&lt;directed&gt;/&lt;Back_by_Midnigh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nis_Leary&gt;/&lt;directed&gt;/&lt;Rescue_Me_(TV_serie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._Prabhakar_Reddy&gt;/&lt;directed&gt;/&lt;Karthika_Deepam_(film)&gt;</text:p>
          </table:table-cell>
        </table:table-row>
        <table:table-row table:style-name="ro1">
          <table:table-cell office:value-type="string">
            <text:p>?s36 <text:s/>&lt;dealsWith&gt; <text:s/>?o94 <text:s/>?o94 <text:s/>&lt;hasOfficialLanguage&gt; <text:s/>?o36 <text:s text:c="2"/>=&gt; ?s36 <text:s/>&lt;hasOfficialLanguage&gt; <text:s/>?o36 <text:s/>Support: 1.0205643720977701E-4 Confidence: 0.4 Improved confidence: 0.5393258426966292 Head coverage: 0.09937888198757763 Predictiveness: 0.2583333333333333 Improved Predictiveness: 0.1393258426966292 Std. Improved Predictiveness: 0.10333333333333333 Cardinality: 48 Counting on variable: ?s36 Body size: 120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Arabic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Germ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Tha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Itali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Tha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Canadian_Frenc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Span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Portuguese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Finn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Wel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hasOfficialLanguage&gt;/&lt;Germ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hasOfficialLanguage&gt;/&lt;Thai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Norweg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Fren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Canadian_French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Norwegian_BokmÃ¥l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Languages_of_Russ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Portuguese_languag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hasOfficialLanguage&gt;/&lt;Span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Dut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Engl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Germ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Standard_Mandar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Languages_of_Russ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Cze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Germ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Minority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Pol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Engl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Wel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Hungar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Bilingualism_in_Hong_Kong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ingapore&gt;/&lt;hasOfficialLanguage&gt;/&lt;Malay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Indonesi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hasOfficialLanguage&gt;/&lt;Span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hasOfficialLanguage&gt;/&lt;Standard_Mandar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Hindi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Standard_Mandar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cuador&gt;/&lt;hasOfficialLanguage&gt;/&lt;Span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Germ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Persi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Thai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Fren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Dut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Haitian_Creole_languag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Peru&gt;/&lt;hasOfficialLanguage&gt;/&lt;Span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eru&gt;/&lt;hasOfficialLanguage&gt;/&lt;Canadian_Frenc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hasOfficialLanguage&gt;/&lt;Standard_Mandar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hasOfficialLanguage&gt;/&lt;South_African_Englis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rsey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ersey&gt;/&lt;hasOfficialLanguage&gt;/&lt;Wel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Span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Canadian_Frenc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Germ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lombia&gt;/&lt;hasOfficialLanguage&gt;/&lt;Portuguese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Pol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Dan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Languages_of_Russ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Finn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Germ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hasOfficialLanguage&gt;/&lt;Arabic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gorno-Karabakh&gt;/&lt;hasOfficialLanguage&gt;/&lt;Armeni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Galici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Span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Basque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Catal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Bilingualism_in_Hong_Ko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Indones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Galic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Astur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Basque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Germ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Norwegian_Nynorsk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Norweg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Polis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Leonese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Malay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Norwegian_BokmÃ¥l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Ital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Germ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Standard_Mandari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Fren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Hindi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Dut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hasOfficialLanguage&gt;/&lt;Turkme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Arabic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German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Modern_Standard_Arabi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Ital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Germ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Hungar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Astur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Italian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Catalan_language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France&gt;/&lt;hasOfficialLanguage&gt;/&lt;French_languag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Leonese_language&gt;</text:p>
          </table:table-cell>
        </table:table-row>
        <table:table-row table:style-name="ro1">
          <table:table-cell office:value-type="string">
            <text:p>?s9 <text:s/>&lt;isMarriedTo&gt; <text:s/>?o82 <text:s/>?o82 <text:s/>&lt;livesIn&gt; <text:s/>?o9 <text:s text:c="2"/>=&gt; ?s9 <text:s/>&lt;livesIn&gt; <text:s/>?o9 <text:s/>Support: 2.9766460852851626E-4 Confidence: 0.3814713896457766 Improved confidence: 0.7909604519774012 Head coverage: 0.012808783165599268 Predictiveness: 0.5177111716621253 Improved Predictiveness: 0.4094890623316246 Std. Improved Predictiveness: 0.19749200008909415 Cardinality: 140 Counting on variable: ?s9 Body size: 367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Erin_Crocker&gt;/&lt;livesIn&gt;/&lt;Cornelius,_North_Carol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lma_Santos&gt;/&lt;livesIn&gt;/&lt;Muntinlupa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lma_Santos&gt;/&lt;livesIn&gt;/&lt;Concepcion,_Iloil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ch_KaczyDski&gt;/&lt;livesIn&gt;/&lt;Presidential_Palace,_Warsaw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jorie_Rendell&gt;/&lt;livesIn&gt;/&lt;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ckenzie_Browning&gt;/&lt;livesIn&gt;/&lt;Genoa_City_(fictional_cit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rris_Glendening&gt;/&lt;livesIn&gt;/&lt;University_Park,_Mary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Harriet_Harman&gt;/&lt;livesIn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audia_Zacchara&gt;/&lt;livesIn&gt;/&lt;Port_Charles,_New_York_(fictional_cit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wn_Gibbons&gt;/&lt;livesIn&gt;/&lt;Reno,_Nev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n_Craig&gt;/&lt;livesIn&gt;/&lt;Switz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ni_Mercado&gt;/&lt;livesIn&gt;/&lt;Cavit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ennifer_Horton&gt;/&lt;livesIn&gt;/&lt;Washington,_D.C.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Ã©cilia_Attias&gt;/&lt;livesIn&gt;/&lt;ÃlysÃ©e_Pala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ia_Kabbah&gt;/&lt;livesIn&gt;/&lt;Goderich,_Sierra_Leo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lly_Cramer&gt;/&lt;livesIn&gt;/&lt;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lly_Cramer&gt;/&lt;livesIn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ementine_Churchill,_Baroness_Spencer-Churchill&gt;/&lt;livesIn&gt;/&lt;Chartwe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ementine_Churchill,_Baroness_Spencer-Churchill&gt;/&lt;livesIn&gt;/&lt;10_Downing_Stree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neth_Ives&gt;/&lt;livesIn&gt;/&lt;Oxfordsh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endhil_Ramamurthy&gt;/&lt;livesIn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a_DiMera&gt;/&lt;livesIn&gt;/&lt;Salem_(Days_of_our_Live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sh_Brennan&gt;/&lt;livesIn&gt;/&lt;Llanview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ntin_N._Burdick&gt;/&lt;livesIn&gt;/&lt;Fargo,_North_Dakot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Robert_Scorpio&gt;/&lt;livesIn&gt;/&lt;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llista_Gingrich&gt;/&lt;livesIn&gt;/&lt;Carrollton,_Georg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llista_Gingrich&gt;/&lt;livesIn&gt;/&lt;Marietta,_Georg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urel_Banning&gt;/&lt;livesIn&gt;/&lt;Pine_Valley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Clinton&gt;/&lt;livesIn&gt;/&lt;Chappaqua,_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mpy_Mahajan&gt;/&lt;livesIn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ewman&gt;/&lt;livesIn&gt;/&lt;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.W._Thompson&gt;/&lt;livesIn&gt;/&lt;Doyline,_Louis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ow_Bay&gt;/&lt;livesIn&gt;/&lt;Los_Angel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Grier&gt;/&lt;livesIn&gt;/&lt;Ontar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idan_Devane&gt;/&lt;livesIn&gt;/&lt;Pine_Valley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itrangada_Singh&gt;/&lt;livesIn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McCain&gt;/&lt;livesIn&gt;/&lt;Ontar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raci_Abbott_Connolly&gt;/&lt;livesIn&gt;/&lt;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_Vinson&gt;/&lt;livesIn&gt;/&lt;Stockpor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_Vinson&gt;/&lt;livesIn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le_Howard&gt;/&lt;livesIn&gt;/&lt;Genoa_City_(fictional_cit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tch_Laurence&gt;/&lt;livesIn&gt;/&lt;Llanview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indy_McCain&gt;/&lt;livesIn&gt;/&lt;Phoenix,_Arizo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le_Paige_Paterson&gt;/&lt;livesIn&gt;/&lt;Guilderland,_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_Marx&gt;/&lt;livesIn&gt;/&lt;New_York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ica_Prieto-Teodoro&gt;/&lt;livesIn&gt;/&lt;Mayantoc,_Tarla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Ryan_(As_the_World_Turns)&gt;/&lt;livesIn&gt;/&lt;Illino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Ryan_(As_the_World_Turns)&gt;/&lt;livesIn&gt;/&lt;Oakdale_(As_the_World_Turn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d_Harris-Crane&gt;/&lt;livesIn&gt;/&lt;Louis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ncy_Crane&gt;/&lt;livesIn&gt;/&lt;New_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mo_Kenyatta&gt;/&lt;livesIn&gt;/&lt;Nairob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ina_Lord&gt;/&lt;livesIn&gt;/&lt;Londo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niel_Romalotti&gt;/&lt;livesIn&gt;/&lt;Wisconsi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niel_Romalotti&gt;/&lt;livesIn&gt;/&lt;Genoa_City_(fictional_cit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onna_Frye&gt;/&lt;livesIn&gt;/&lt;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Webber&gt;/&lt;livesIn&gt;/&lt;Port_Charles,_New_York_(fictional_cit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ol_McCain&gt;/&lt;livesIn&gt;/&lt;Phoenix,_Arizo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enÃ©e_Zellweger&gt;/&lt;livesIn&gt;/&lt;Johnson_City,_Tennesse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or_characters_of_Days_of_our_Lives&gt;/&lt;livesIn&gt;/&lt;Switz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ricia_Nixon_Cox&gt;/&lt;livesIn&gt;/&lt;Manhat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ooke_Astor&gt;/&lt;livesIn&gt;/&lt;New_York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na_Von_Amberg&gt;/&lt;livesIn&gt;/&lt;Salem_(Days_of_our_Live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ssy_Margera&gt;/&lt;livesIn&gt;/&lt;Pocopson_Township,_Chester_County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a_Love&gt;/&lt;livesIn&gt;/&lt;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a_Love&gt;/&lt;livesIn&gt;/&lt;Genoa_City_(fictional_city)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Nicole_Walker&gt;/&lt;livesIn&gt;/&lt;Salem_(Days_of_our_Live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_White&gt;/&lt;livesIn&gt;/&lt;Hous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anko_uri&gt;/&lt;livesIn&gt;/&lt;Ljublj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gor_Mann&gt;/&lt;livesIn&gt;/&lt;DÃ¼sseldorf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zanne_Danielle&gt;/&lt;livesIn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razon_Aquino&gt;/&lt;livesIn&gt;/&lt;Quezon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ve_Lambert&gt;/&lt;livesIn&gt;/&lt;Port_Charles,_New_York_(fictional_cit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ve_Lambert&gt;/&lt;livesIn&gt;/&lt;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Wilson_(broadcaster)&gt;/&lt;livesIn&gt;/&lt;Republic_of_Ir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Parizeau&gt;/&lt;livesIn&gt;/&lt;Quebe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hy_Pippy&gt;/&lt;livesIn&gt;/&lt;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mille_Keaton&gt;/&lt;livesIn&gt;/&lt;US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laine_Chao&gt;/&lt;livesIn&gt;/&lt;Louisville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red_Banks&gt;/&lt;livesIn&gt;/&lt;Llanview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ides_Fernando&gt;/&lt;livesIn&gt;/&lt;Marikina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es_von_Lahnstein&gt;/&lt;livesIn&gt;/&lt;DÃ¼sseldorf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sie_Fitial&gt;/&lt;livesIn&gt;/&lt;Saip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del_Ehrlich&gt;/&lt;livesIn&gt;/&lt;Annapolis,_Mary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wai_Kibaki&gt;/&lt;livesIn&gt;/&lt;Nairob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Becker&gt;/&lt;livesIn&gt;/&lt;Schwyz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Scorsese&gt;/&lt;livesIn&gt;/&lt;New_York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mela_Tiffin&gt;/&lt;livesIn&gt;/&lt;New_York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livesIn&gt;/&lt;Essex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livesIn&gt;/&lt;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livesIn&gt;/&lt;Warwicksh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ristian_Vega&gt;/&lt;livesIn&gt;/&lt;Llanview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y_Robsart&gt;/&lt;livesIn&gt;/&lt;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y_Robsart&gt;/&lt;livesIn&gt;/&lt;Kenilworth_Cast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Bush&gt;/&lt;livesIn&gt;/&lt;Dall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Bush&gt;/&lt;livesIn&gt;/&lt;Crawford,_Texa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v_Desjarlais&gt;/&lt;livesIn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semary_McKenna&gt;/&lt;livesIn&gt;/&lt;Sheffiel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ynette_Scavo&gt;/&lt;livesIn&gt;/&lt;Fairview_(Desperate_Housewive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hdi_Karroubi&gt;/&lt;livesIn&gt;/&lt;Ir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am_Chandler&gt;/&lt;livesIn&gt;/&lt;Pine_Valley,_Pennsylvania&gt;</text:p>
          </table:table-cell>
        </table:table-row>
        <table:table-row table:style-name="ro1">
          <table:table-cell office:value-type="string">
            <text:p>?s19 <text:s/>&lt;dealsWith&gt; <text:s/>?o54 <text:s/>?o54 <text:s/>&lt;imports&gt; <text:s/>?o19 <text:s text:c="2"/>=&gt; ?s19 <text:s/>&lt;exports&gt; <text:s/>?o19 <text:s/>Support: 3.747292581110148E-5 Confidence: 0.375 Improved confidence: 0.5 Head coverage: 0.09090909090909091 Predictiveness: 0.25 Improved Predictiveness: 0.125 Std. Improved Predictiveness: 0.09375 Cardinality: 15 Counting on variable: ?o19 Body size: 40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Lebanon&gt;/&lt;exports&gt;/&lt;wordnet_narration_10722077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gypt&gt;/&lt;exports&gt;/&lt;wordnet_narration_10722077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exports&gt;/&lt;wordnet_narration_10722077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q&gt;/&lt;exports&gt;/&lt;wordnet_narration_107220773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ldov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ede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yr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taly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ruguay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gol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raguay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jikist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ia_(country)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zerbaij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therlands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kraine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ban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fghanist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zakhst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urkmenist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rtugal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ston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aic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man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inland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tvia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exports&gt;/&lt;wordnet_medicine_10604307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mocratic_Republic_of_the_Congo&gt;/&lt;ex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ya&gt;/&lt;ex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ex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nzania&gt;/&lt;ex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ius&gt;/&lt;ex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gola&gt;/&lt;exports&gt;/&lt;wordnet_scientific_instrument_104147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rm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dan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ius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ri_Lank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udi_Arabi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y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hutan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inea-Bissau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fghanistan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pal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han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thiopi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Arab_Emirates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mali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nzania&gt;/&lt;exports&gt;/&lt;wordnet_gem_103432972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q&gt;/&lt;exports&gt;/&lt;wordnet_gem_103432972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exports&gt;/&lt;wordnet_cereal_112141495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kina_Faso&gt;/&lt;exports&gt;/&lt;wordnet_cereal_112141495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zakhstan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ldova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urkmenistan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hana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ussia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ia_(country)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zerbaijan&gt;/&lt;exports&gt;/&lt;wordnet_energy_111452218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omalia&gt;/&lt;exports&gt;/&lt;wordnet_lubricant_114890659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Lebanon&gt;/&lt;exports&gt;/&lt;wordnet_paper_11497426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exports&gt;/&lt;wordnet_paper_11497426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yria&gt;/&lt;exports&gt;/&lt;wordnet_paper_11497426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exports&gt;/&lt;wordnet_paper_114974264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raq&gt;/&lt;exports&gt;/&lt;wordnet_paper_114974264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ruguay&gt;/&lt;exports&gt;/&lt;wordnet_tractor_104465501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weden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ania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ri_Lanka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Kingdom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uxembourg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therlands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zerbaijan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ger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mocratic_Republic_of_the_Congo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l_Salvador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entral_African_Republic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nama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wanda&gt;/&lt;exports&gt;/&lt;wordnet_raw_material_114596700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riname&gt;/&lt;exports&gt;/&lt;wordnet_raw_material_114596700&gt;</text:p>
          </table:table-cell>
        </table:table-row>
        <table:table-row table:style-name="ro1">
          <table:table-cell office:value-type="string">
            <text:p>?s60 <text:s/>&lt;dealsWith&gt; <text:s/>?s21 <text:s/>?o21 <text:s/>&lt;dealsWith&gt; <text:s/>?s60 <text:s text:c="2"/>=&gt; ?s21 <text:s/>&lt;dealsWith&gt; <text:s/>?o21 <text:s/>Support: 5.528057015529588E-5 Confidence: 0.3561643835616438 Improved confidence: 0.4642857142857143 Head coverage: 0.21311475409836064 Predictiveness: 0.23287671232876717 Improved Predictiveness: 0.10812133072407047 Std. Improved Predictiveness: 0.08294239069243761 Cardinality: 26 Counting on variable: ?s21 Body size: 73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rme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ngo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zerbaij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fghan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Burkina_Fas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Ecu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Mauritiu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Saskatchew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Puerto_R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Quebe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Green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Qat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United_Stat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Bahr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Iraq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Kuwai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Hait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Kyrgyz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Madagasc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Om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Sud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Ken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Nagorno-Karabak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Afghan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Qat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Nepa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Bahr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oli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Mal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United_Stat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United_Arab_Emirat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ur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Kuwai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Erit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American_Samo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Puerto_R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Quebe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Madagasc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Czech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Luxembou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Nig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Democratic_Republic_of_the_Con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Bahr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Guy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Jama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Rwan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Barbado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Maurit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Erit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Gre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Slovak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Puerto_R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Pana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Quebe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Madagasc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Jerse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dealsWith&gt;/&lt;Somal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Tajikist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Boliv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Nagorno-Karabakh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Democratic_Republic_of_the_Cong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alt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han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uyan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Ice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Burkina_Faso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Ecuador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Dominican_Republi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Barbado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renad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ongol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Peru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Cape_Verde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Quebe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reen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Colomb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Urugua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Niger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uinea-Bissau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Jord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Philippine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Liber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United_State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Rwand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oldov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aurita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Tong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Kyrgyzsta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Central_African_Republi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Tanz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Moldov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Angol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Boliv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Ecuador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dealsWith&gt;/&lt;Benin&gt;</text:p>
          </table:table-cell>
        </table:table-row>
        <table:table-row table:style-name="ro1">
          <table:table-cell office:value-type="string">
            <text:p>?o21 <text:s/>&lt;dealsWith&gt; <text:s/>?o60 <text:s/>?o60 <text:s/>&lt;dealsWith&gt; <text:s/>?s21 <text:s text:c="2"/>=&gt; ?s21 <text:s/>&lt;dealsWith&gt; <text:s/>?o21 <text:s/>Support: 5.528057015529588E-5 Confidence: 0.3561643835616438 Improved confidence: 0.4642857142857143 Head coverage: 0.21311475409836064 Predictiveness: 0.23287671232876717 Improved Predictiveness: 0.10812133072407047 Std. Improved Predictiveness: 0.08294239069243761 Cardinality: 26 Counting on variable: ?s21 Body size: 73</text:p>
          </table:table-cell>
          <table:table-cell/>
        </table:table-row>
        <table:table-row table:style-name="ro1">
          <table:table-cell office:value-type="string">
            <text:p>?s66 <text:s/>&lt;isPoliticianOf&gt; <text:s/>?s12 <text:s/>?s66 <text:s/>&lt;diedIn&gt; <text:s/>?o12 <text:s text:c="2"/>=&gt; ?s12 <text:s/>&lt;hasCapital&gt; <text:s/>?o12 <text:s/>Support: 2.5514109302444252E-5 Confidence: 0.35294117647058826 Improved confidence: 0.9230769230769231 Head coverage: 0.005663048607833884 Predictiveness: 0.6176470588235294 Improved Predictiveness: 0.5701357466063349 Std. Improved Predictiveness: 0.21799307958477512 Cardinality: 12 Counting on variable: ?s12 Body size: 34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South_Dakota&gt;/&lt;hasCapital&gt;/&lt;Dixon,_Illinoi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izona&gt;/&lt;hasCapital&gt;/&lt;Flagstaff,_Arizo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tana&gt;/&lt;hasCapital&gt;/&lt;Great_Falls,_Mont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tana&gt;/&lt;hasCapital&gt;/&lt;Missoula,_Mont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tana&gt;/&lt;hasCapital&gt;/&lt;Columbia_Falls,_Mont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ontana&gt;/&lt;hasCapital&gt;/&lt;Kalispell,_Mont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Parma,_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Topeka,_Kansa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daho&gt;/&lt;hasCapital&gt;/&lt;Boise,_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Idaho_Falls,_Idah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Sandpoint,_Idah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tah&gt;/&lt;hasCapital&gt;/&lt;Washington,_D.C.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hasCapital&gt;/&lt;Milford,_Delawar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hasCapital&gt;/&lt;Philadelph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hasCapital&gt;/&lt;Lewes,_Delaware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hasCapital&gt;/&lt;Wilmington,_Delawa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Newton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Kansas_City,_Missour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Arkansas_City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Independence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Topeka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Olathe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Wichita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Parsons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Fredonia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Morganfield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Richmond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Harrodsburg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Lebanon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Indianapol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Frankfort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Elizabethtown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Madisonville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Barbourville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Pewee_Valley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Lexington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Paris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Grayson,_Kentuck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Greenville,_Mississippi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_Island&gt;/&lt;hasCapital&gt;/&lt;Warwick,_Rhode_Is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hode_Island&gt;/&lt;hasCapital&gt;/&lt;Providence,_Rhode_Island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Pueblo,_Colorad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CaÃ±on_City,_Colorado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Santa_Monica,_Califor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Battle_Creek,_Michigan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Winchester,_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Hartford_City,_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Madison,_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Martinsville,_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Fort_Wayne,_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Crawfordsville,_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Evansville,_Indian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Knox,_India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Indiana&gt;/&lt;hasCapital&gt;/&lt;Indianapol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Okmulgee,_Oklaho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Ponca_City,_Oklaho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Perry,_Oklaho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Sherman,_Tex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Valley_City,_North_Dak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Hillsboro,_North_Dak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Rancho_Mirage,_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Spokane,_Washing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Bismarck,_North_Dak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New_Rockford,_North_Dak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Mexico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Lafayette,_Louis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Alexandria,_Louis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Shreveport,_Louis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Thibodaux,_Louis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Opelousas,_Louis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White_Sulphur_Springs,_West_Virgin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laska&gt;/&lt;hasCapital&gt;/&lt;Anchorage,_Alask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Washington,_D.C.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Batesville,_Ar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Bentonville,_Ar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Pine_Bluff,_Ar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Benton,_Arkansas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Conway,_Ar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vada&gt;/&lt;hasCapital&gt;/&lt;Las_Vegas,_Nev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Elmira,_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Eureka_Springs,_Ar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Leavenworth,_Kans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Prescott,_Arizo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Viroqua,_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Madison,_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Washington,_D.C.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Fremont,_Oh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Springfield,_Oh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Chillicothe,_Oh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Gloucester,_Massachusett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Columbus,_Oh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Delaware,_Oh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Kettering,_Oh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Washington,_D.C.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Attica,_Ind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Bloomington,_Minnes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Everett,_Washing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Columbus,_Ohi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St._Peter,_Minneso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Pasadena,_California&gt;</text:p>
          </table:table-cell>
        </table:table-row>
        <table:table-row table:style-name="ro1">
          <table:table-cell office:value-type="string">
            <text:p>?s21 <text:s/>&lt;exports&gt; <text:s/>?o60 <text:s/>?o21 <text:s/>&lt;imports&gt; <text:s/>?o60 <text:s text:c="2"/>=&gt; ?s21 <text:s/>&lt;dealsWith&gt; <text:s/>?o21 <text:s/>Support: 8.504703100814751E-5 Confidence: 0.3508771929824561 Improved confidence: 0.47058823529411764 Head coverage: 0.32786885245901637 Predictiveness: 0.2543859649122807 Improved Predictiveness: 0.1197110423116615 Std. Improved Predictiveness: 0.08925823330255463 Cardinality: 40 Counting on variable: ?s21 Body size: 114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Moroc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Sud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Surin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Cambod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Keny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Austr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Malt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Queens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Cambodia&gt;/&lt;dealsWith&gt;/&lt;United_State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Venezuel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Malt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Faroe_Island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Republic_of_Ireland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Paraguay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Netherland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Surin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Ango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Ic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Sud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Venezue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Swe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Leban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United_Stat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Republic_of_Ir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United_Stat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Faroe_Is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Ango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Venezue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Republic_of_Macedo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Mongo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Boli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Denma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Ic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ud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Mauritiu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Zimbabw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Mongo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Papua_New_Guin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Republic_of_Macedo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audi_Ara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Para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Alb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ingapo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Tong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Pana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Cambo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Bur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Liechtenste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New_Zea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Georgia_(countr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Ic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Bulga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Mal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Mongo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Beliz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Denma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audi_Ara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Para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Uru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ig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Alb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outh_Afr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Gh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Lat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Burkina_Fas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Moldov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Mauritiu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Zimbabw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Indone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ingapo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Tong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ew_Zea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ami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ig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wazi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Bur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Vietna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Moroc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Peru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Alba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South_Afric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Moldov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Cub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Grenad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Mauritius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Central_African_Republic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Namib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Niger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Swaziland&gt;</text:p>
          </table:table-cell>
        </table:table-row>
        <table:table-row table:style-name="ro1">
          <table:table-cell office:value-type="string">
            <text:p>?o8 <text:s/>&lt;isCitizenOf&gt; <text:s/>?o538 <text:s/>?s8 <text:s/>&lt;created&gt; <text:s/>?o538 <text:s text:c="2"/>=&gt; ?s8 <text:s/>&lt;created&gt; <text:s/>?o8 <text:s/>Support: 2.748014559480775E-5 Confidence: 0.3333333333333333 Improved confidence: 0.7857142857142857 Head coverage: 7.0402703463813E-5 Predictiveness: 0.5757575757575757 Improved Predictiveness: 0.45238095238095233 Std. Improved Predictiveness: 0.19191919191919188 Cardinality: 11 Counting on variable: ?o8 Body size: 33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Adnan_Fara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Wesam_Al-Sou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Ayman_Ida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Jamal_Maayta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Fadel_Al-Najj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Mazen_Asfou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Naseer_Shahir_Homou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Islam_Abb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Mousa_Al-Awa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Fadi_Ghandou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Sam_Daghl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Ibrahim_Hashe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ewis_Carroll&gt;/&lt;created&gt;/&lt;White_Knight_(Through_the_Looking-Glas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Sulayman_al-Nabuls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Mohammad_Hamd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Zaid_Al-Kha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Lewis_Carroll&gt;/&lt;created&gt;/&lt;White_King_(Through_the_Looking-Glas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Enver_Soobzokov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leiman_Mousa&gt;/&lt;created&gt;/&lt;Zaid_Abbas&gt;</text:p>
          </table:table-cell>
        </table:table-row>
        <table:table-row table:style-name="ro1">
          <table:table-cell office:value-type="string">
            <text:p>?s36 <text:s/>&lt;hasCapital&gt; <text:s/>?o94 <text:s/>?o94 <text:s/>&lt;hasOfficialLanguage&gt; <text:s/>?o36 <text:s text:c="2"/>=&gt; ?s36 <text:s/>&lt;hasOfficialLanguage&gt; <text:s/>?o36 <text:s/>Support: 8.50470310081475E-6 Confidence: 0.3333333333333333 Improved confidence: 1.0 Head coverage: 0.008281573498964804 Predictiveness: 0.6666666666666667 Improved Predictiveness: 0.6666666666666667 Std. Improved Predictiveness: 0.22222222222222224 Cardinality: 4 Counting on variable: ?s36 Body size: 12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Punjab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Urd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Punjab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Urd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Punjab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Urd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&gt;/&lt;hasOfficialLanguage&gt;/&lt;Urd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Punjab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Urd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s_of_British_India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s_of_British_India&gt;/&lt;hasOfficialLanguage&gt;/&lt;Urd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rala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Punjabi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Hind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English_languag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Urdu&gt;</text:p>
          </table:table-cell>
        </table:table-row>
        <table:table-row table:style-name="ro1">
          <table:table-cell office:value-type="string">
            <text:p>?s24 <text:s/>&lt;isLeaderOf&gt; <text:s/>?o79 <text:s/>?o24 <text:s/>&lt;worksAt&gt; <text:s/>?o79 <text:s text:c="2"/>=&gt; ?s24 <text:s/>&lt;influences&gt; <text:s/>?o24 <text:s/>Support: 2.498195054073432E-6 Confidence: 0.3333333333333333 Improved confidence: 1.0 Head coverage: 1.8747656542932134E-4 Predictiveness: 0.6666666666666667 Improved Predictiveness: 0.6666666666666667 Std. Improved Predictiveness: 0.22222222222222224 Cardinality: 1 Counting on variable: ?o24 Body size: 3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Tatsuji_Nomura&gt;/&lt;influences&gt;/&lt;Tatsuji_Nomur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lf-Dieter_Heuer&gt;/&lt;influences&gt;/&lt;Archana_Sharma&gt;</text:p>
          </table:table-cell>
        </table:table-row>
        <table:table-row table:style-name="ro1">
          <table:table-cell office:value-type="string">
            <text:p>?s24 <text:s/>&lt;isMarriedTo&gt; <text:s/>?o24 <text:s/>?o24 <text:s/>&lt;influences&gt; <text:s/>?s24 <text:s text:c="2"/>=&gt; ?s24 <text:s/>&lt;influences&gt; <text:s/>?o24 <text:s/>Support: 4.996390108146864E-6 Confidence: 0.3333333333333333 Improved confidence: 1.0 Head coverage: 3.749531308586427E-4 Predictiveness: 0.6666666666666667 Improved Predictiveness: 0.6666666666666667 Std. Improved Predictiveness: 0.22222222222222224 Cardinality: 2 Counting on variable: ?o24 Body size: 6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Lin_Huiyin&gt;/&lt;influences&gt;/&lt;Liang_Siche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rta_MÃ¼ller&gt;/&lt;influences&gt;/&lt;Richard_Wagner_(novelist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ster_James_Peries&gt;/&lt;influences&gt;/&lt;Sumitra_Peri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urnal_Kyaw_Ma_Ma_Lay&gt;/&lt;influences&gt;/&lt;Chit_Maung&gt;</text:p>
          </table:table-cell>
        </table:table-row>
        <table:table-row table:style-name="ro1">
          <table:table-cell office:value-type="string">
            <text:p>?s19 <text:s/>&lt;imports&gt; <text:s/>?o19 <text:s text:c="2"/>=&gt; ?s19 <text:s/>&lt;exports&gt; <text:s/>?o19 <text:s/>Support: 4.7465706027395205E-5 Confidence: 0.3333333333333333 Improved confidence: 0.4634146341463415 Head coverage: 0.11515151515151516 Predictiveness: 0.2807017543859649 Improved Predictiveness: 0.13008130081300812 Std. Improved Predictiveness: 0.0935672514619883 Cardinality: 19 Counting on variable: ?o19 Body size: 57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grain_109290777&gt;/&lt;exports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nergy_111452218&gt;/&lt;exports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Zimbabw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urin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tton_114870078&gt;/&lt;exports&gt;/&lt;Surin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Surinam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Tong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Burkina_Fas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Nig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Para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tobacco_104442831&gt;/&lt;exports&gt;/&lt;Para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People's_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Luxembou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Guatema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Papua_New_Guin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Aust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etallic_element_114625458&gt;/&lt;exports&gt;/&lt;Rom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Pana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aircraft_102686568&gt;/&lt;exports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Swe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Costa_R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Kazakh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Nami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steel_114802450&gt;/&lt;exports&gt;/&lt;South_Ko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Nig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Portuga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igarette_103030663&gt;/&lt;exports&gt;/&lt;Cambo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gold_113371760&gt;/&lt;exports&gt;/&lt;Cambo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Cambo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Uru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Uru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Urugu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ineral_114662574&gt;/&lt;exports&gt;/&lt;Bulga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raw_material_114596700&gt;/&lt;exports&gt;/&lt;Belgiu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Fin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New_Zea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New_Zea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tobacco_104442831&gt;/&lt;exports&gt;/&lt;Malt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ertilizer_114859344&gt;/&lt;exports&gt;/&lt;Bur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Burm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Central_Afr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Central_Afr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building_material_114786479&gt;/&lt;exports&gt;/&lt;British_Virgin_Is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Gibralta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Gh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audi_Ara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Lib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Lib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ereal_112141495&gt;/&lt;exports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Ethiop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Isra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raw_material_114596700&gt;/&lt;exports&gt;/&lt;Isra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wazi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Swazi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Faroe_Island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Guy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icity_111449907&gt;/&lt;exports&gt;/&lt;Andorr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wheat_112142085&gt;/&lt;exports&gt;/&lt;Sud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edicine_106043075&gt;/&lt;exports&gt;/&lt;United_Stat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Kiribati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Denma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Taiw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Banglades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San_Marin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Rwan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El_Salv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El_Salv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El_Salvad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Mongol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Afghan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Yem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lothing_103051540&gt;/&lt;exports&gt;/&lt;Zam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icity_111449907&gt;/&lt;exports&gt;/&lt;Zam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beverage_107881800&gt;/&lt;exports&gt;/&lt;Beliz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Beliz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Beliz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onics_106099269&gt;/&lt;exports&gt;/&lt;Malay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Malay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etallic_element_114625458&gt;/&lt;exports&gt;/&lt;Nor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wheat_112142085&gt;/&lt;exports&gt;/&lt;Moroc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Gree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onics_106099269&gt;/&lt;exports&gt;/&lt;Brazi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Guinea-Bissa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grain_109290777&gt;/&lt;exports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aircraft_102686568&gt;/&lt;exports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Bhu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wheat_112142085&gt;/&lt;exports&gt;/&lt;Per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Peru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Dominican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edicine_106043075&gt;/&lt;exports&gt;/&lt;Iraq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Switz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Taji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harmaceutical_103920989&gt;/&lt;exports&gt;/&lt;Georgia_(countr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ar_102958343&gt;/&lt;exports&gt;/&lt;Venezue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lothing_103051540&gt;/&lt;exports&gt;/&lt;Venezuela&gt;</text:p>
          </table:table-cell>
        </table:table-row>
        <table:table-row table:style-name="ro1">
          <table:table-cell office:value-type="string">
            <text:p>?s29 <text:s/>&lt;hasChild&gt; <text:s/>?o90 <text:s/>?o90 <text:s/>&lt;isCitizenOf&gt; <text:s/>?o29 <text:s text:c="2"/>=&gt; ?s29 <text:s/>&lt;isCitizenOf&gt; <text:s/>?o29 <text:s/>Support: 1.382014253882397E-4 Confidence: 0.3217821782178218 Improved confidence: 0.9701492537313433 Head coverage: 0.004461221688400824 Predictiveness: 0.6683168316831682 Improved Predictiveness: 0.6483670755135215 Std. Improved Predictiveness: 0.21505244583864325 Cardinality: 65 Counting on variable: ?s29 Body size: 202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Barry&gt;/&lt;isCitizenOf&gt;/&lt;Republic_of_Ir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Bonaparte&gt;/&lt;isCitizenOf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gust_von_Kotzebue&gt;/&lt;isCitizenOf&gt;/&lt;Russian_Emp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r_Robert_Burdett,_4th_Baronet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Abbott_(educator)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ortense_de_Beauharnais&gt;/&lt;isCitizenOf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Bennet,_3rd_Earl_of_Tankerville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k_BrontÃ«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onstantinos_Mitsotakis&gt;/&lt;isCitizenOf&gt;/&lt;Gree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raham_Walker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_Filotti&gt;/&lt;isCitizenOf&gt;/&lt;Romani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._A._Rajapaksa&gt;/&lt;isCitizenOf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Strutt_(philanthropist)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._J._M._Lokubandara&gt;/&lt;isCitizenOf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Neville,_5th_Earl_of_Salisbury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ramod_Mahajan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Palmer,_1st_Duchess_of_Cleveland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an_Balding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lav_Gunnar_Ballo&gt;/&lt;isCitizenOf&gt;/&lt;Nor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quirri&gt;/&lt;isCitizenOf&gt;/&lt;Sp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ine_Koch&gt;/&lt;isCitizenOf&gt;/&lt;Kingdom_of_WÃ¼rttembe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l_Friedrich_Goerdeler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ois_Hitler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nifred_Wagner&gt;/&lt;isCitizenOf&gt;/&lt;German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Nusrat_Bhutto&gt;/&lt;isCitizenOf&gt;/&lt;Pakist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iv_Nadar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ster_Grenville,_1st_Countess_Temple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hassan_Tueni&gt;/&lt;isCitizenOf&gt;/&lt;Leban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Grant_(singer)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ylvia_Plath&gt;/&lt;isCitizenOf&gt;/&lt;United_Kingdo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Fujiwara_no_Umakai&gt;/&lt;isCitizenOf&gt;/&lt;Jap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Isaac_Thornycroft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hinda_Rajapaksa&gt;/&lt;isCitizenOf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_Joseph&gt;/&lt;isCitizenOf&gt;/&lt;Roman_Emp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na_Wesley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wame_Nkrumah&gt;/&lt;isCitizenOf&gt;/&lt;Ghana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Mohamed_Al-Fayed&gt;/&lt;isCitizenOf&gt;/&lt;Egyp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nston_Churchill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Roche,_Baroness_Fermoy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_Dassault&gt;/&lt;isCitizenOf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Montegu_Black_II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uzu_Angel&gt;/&lt;isCitizenOf&gt;/&lt;Brazi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ve_Pollard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men_OrdÃ³Ã±ez&gt;/&lt;isCitizenOf&gt;/&lt;Sp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oan_Teodor_Callimachi&gt;/&lt;isCitizenOf&gt;/&lt;Moldav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pencer,_8th_Earl_Spencer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idi_SÃ¸rensen&gt;/&lt;isCitizenOf&gt;/&lt;Nor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rie_Grant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puty_Lieutenant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gnazio_Cerio&gt;/&lt;isCitizenOf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uel_Taylor_Coleridge&gt;/&lt;isCitizenOf&gt;/&lt;England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iranthi_Rajapaksa&gt;/&lt;isCitizenOf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irene_Kantakouzene&gt;/&lt;isCitizenOf&gt;/&lt;Ser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uel_Wesley_(poet)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nise_Robin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Crane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Curzon,_Baroness_Curzon_of_Kedleston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Somerset,_2nd_Earl_of_Worcester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ice_of_Saluzzo,_Countess_of_Arundel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aoul_Millai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(mother_of_Jesus)&gt;/&lt;isCitizenOf&gt;/&lt;Roman_Emp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Dudley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Einstein&gt;/&lt;isCitizenOf&gt;/&lt;Kingdom_of_WÃ¼rttembe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Ruthven,_1st_Earl_of_Gowrie&gt;/&lt;isCitizenOf&gt;/&lt;Scot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ed_Hughe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wyneth_Dunwoody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Wotton,_2nd_Baron_Wotton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ernard_Gallacher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d_Byro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._P._Ramaswami_Iyer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sabella_de_Beauchamp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rcival_Levett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gela_Hitler&gt;/&lt;isCitizenOf&gt;/&lt;Aust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m_Jong-il&gt;/&lt;isCitizenOf&gt;/&lt;North_Kore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nid_Blyton&gt;/&lt;isCitizenOf&gt;/&lt;United_Kingdom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Enrique_GonzÃ¡lez_MartÃ­nez&gt;/&lt;isCitizenOf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Maddox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eir_Kahane&gt;/&lt;isCitizenOf&gt;/&lt;Isra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r_Charles_Tennant,_1st_Baronet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kiva_Eger&gt;/&lt;isCitizenOf&gt;/&lt;Hunga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Mountbatten,_3rd_Marquess_of_Milford_Have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lizabeth_Somerset,_Countess_of_Worcester_(died_1565)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Eleonardus_MÃ¸ller,_Sr.&gt;/&lt;isCitizenOf&gt;/&lt;Nor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Perry_(journalist)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r_Henry_Vane-Tempest,_2nd_Baronet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eatrice_of_England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Curzon,_1st_Marquess_Curzon_of_Kedleston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Hathaway_(Shakespeare)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ulius_Leopold_Pagel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io_Ascari&gt;/&lt;isCitizenOf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II_of_England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lin_Vaughan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ce_Roche,_4th_Baron_Fermoy&gt;/&lt;isCitizenOf&gt;/&lt;United_Kingdom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Brenda_Maddox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itya_Vikram_Birla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lara_Hitler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Wilso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tto_Frank&gt;/&lt;isCitizenOf&gt;/&lt;Weimar_Republic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_Christian_Heuch,_Sr.&gt;/&lt;isCitizenOf&gt;/&lt;Nor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ajiv_Gandhi&gt;/&lt;isCitizenOf&gt;/&lt;India&gt;</text:p>
          </table:table-cell>
        </table:table-row>
        <table:table-row table:style-name="ro1">
          <table:table-cell office:value-type="string">
            <text:p>?s19 <text:s/>&lt;dealsWith&gt; <text:s/>?o54 <text:s/>?o54 <text:s/>&lt;exports&gt; <text:s/>?o19 <text:s text:c="2"/>=&gt; ?s19 <text:s/>&lt;exports&gt; <text:s/>?o19 <text:s/>Support: 8.244043678442325E-5 Confidence: 0.3173076923076923 Improved confidence: 0.3173076923076923 Head coverage: 0.2 Predictiveness: 0.0 Improved Predictiveness: 0.0 Std. Improved Predictiveness: 0.0 Cardinality: 33 Counting on variable: ?o19 Body size: 104</text:p>
          </table:table-cell>
          <table:table-cell/>
        </table:table-row>
        <table:table-row table:style-name="ro1">
          <table:table-cell office:value-type="string">
            <text:p>?s538 <text:s/>&lt;isCitizenOf&gt; <text:s/>?o8 <text:s/>?s8 <text:s/>&lt;created&gt; <text:s/>?s538 <text:s text:c="2"/>=&gt; ?s8 <text:s/>&lt;created&gt; <text:s/>?o8 <text:s/>Support: 1.4989170324440592E-5 Confidence: 0.3157894736842105 Improved confidence: 0.8571428571428571 Head coverage: 3.840147461662528E-5 Predictiveness: 0.631578947368421 Improved Predictiveness: 0.5413533834586466 Std. Improved Predictiveness: 0.19944598337950137 Cardinality: 6 Counting on variable: ?o8 Body size: 19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Grevioux&gt;/&lt;created&gt;/&lt;Hunga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en_Wiseman&gt;/&lt;created&gt;/&lt;Hunga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McBride_(screenwriter)&gt;/&lt;created&gt;/&lt;Hungar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Lucie_Attwell&gt;/&lt;created&gt;/&lt;Nev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._M._Barrie&gt;/&lt;created&gt;/&lt;Nev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Quentin_Tarantino&gt;/&lt;created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guel_de_Cervantes&gt;/&lt;created&gt;/&lt;Sp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ng-Kok_Cheung&gt;/&lt;created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C._Cooper&gt;/&lt;created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ad_Wright&gt;/&lt;created&gt;/&lt;Scot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C._Cooper&gt;/&lt;created&gt;/&lt;Scot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ladys_Mitchell&gt;/&lt;created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gatha_Christie&gt;/&lt;created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e_Townsend&gt;/&lt;created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Dickens&gt;/&lt;created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._M._Barrie&gt;/&lt;created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igo_Higashino&gt;/&lt;created&gt;/&lt;Jap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bil_Farouk&gt;/&lt;created&gt;/&lt;Egyp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aradindu_Bandyopadhyay&gt;/&lt;created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ules_Verne&gt;/&lt;created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Boyle&gt;/&lt;created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mon_Beaufoy&gt;/&lt;created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Tartaglione&gt;/&lt;created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gar_Rice_Burroughs&gt;/&lt;created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Muchamore&gt;/&lt;created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gar_Rice_Burroughs&gt;/&lt;created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Yeates&gt;/&lt;created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Muchamore&gt;/&lt;created&gt;/&lt;England&gt;</text:p>
          </table:table-cell>
        </table:table-row>
        <table:table-row table:style-name="ro1">
          <table:table-cell office:value-type="string">
            <text:p>?s9 <text:s/>&lt;hasChild&gt; <text:s/>?o82 <text:s/>?o82 <text:s/>&lt;livesIn&gt; <text:s/>?o9 <text:s text:c="2"/>=&gt; ?s9 <text:s/>&lt;livesIn&gt; <text:s/>?o9 <text:s/>Support: 2.0198669864435033E-4 Confidence: 0.3114754098360656 Improved confidence: 0.7916666666666666 Head coverage: 0.00869167429094236 Predictiveness: 0.6065573770491803 Improved Predictiveness: 0.4801912568306011 Std. Improved Predictiveness: 0.18892770760548241 Cardinality: 95 Counting on variable: ?s9 Body size: 305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Bobbi_DePorter&gt;/&lt;livesIn&gt;/&lt;Illino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s_Thomson_Mason_(Virginia)&gt;/&lt;livesIn&gt;/&lt;Leesburg,_Virgi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ia_Wettig&gt;/&lt;livesIn&gt;/&lt;Los_Angel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ess_Taylor&gt;/&lt;livesIn&gt;/&lt;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dier_Tsonga&gt;/&lt;livesIn&gt;/&lt;Gingin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Herrity&gt;/&lt;livesIn&gt;/&lt;Clifton,_Virgi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richton-Stuart,_2nd_Marquess_of_Bute&gt;/&lt;livesIn&gt;/&lt;Mount_Stuart_Hous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rley_Orrin_Staggers&gt;/&lt;livesIn&gt;/&lt;Keyser,_West_Virgi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Neville,_5th_Earl_of_Salisbury&gt;/&lt;livesIn&gt;/&lt;Middleham_Cast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ncy_Pelosi&gt;/&lt;livesIn&gt;/&lt;San_Francis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odrow_Wyatt&gt;/&lt;livesIn&gt;/&lt;North_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oodrow_Wyatt&gt;/&lt;livesIn&gt;/&lt;St_John's_Woo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Ãmile-Justin_Menier&gt;/&lt;livesIn&gt;/&lt;Noisie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ine_Koch&gt;/&lt;livesIn&gt;/&lt;Ital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ine_Koch&gt;/&lt;livesIn&gt;/&lt;Switz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ine_Koch&gt;/&lt;livesIn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ls_Torvalds&gt;/&lt;livesIn&gt;/&lt;Portland,_Oreg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te_Saint&gt;/&lt;livesIn&gt;/&lt;Ocala,_Flori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Ã¢n_Legge-Bourke&gt;/&lt;livesIn&gt;/&lt;Crickhowell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Charlie_Banks_(One_Life_to_Live)&gt;/&lt;livesIn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Vanessa_Bennett&gt;/&lt;livesIn&gt;/&lt;Pine_Valley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al_Ampatuan,_Sr.&gt;/&lt;livesIn&gt;/&lt;Ermita,_Manil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an_K._Simpson&gt;/&lt;livesIn&gt;/&lt;Cody,_Wyomi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d_Randolph_Churchill&gt;/&lt;livesIn&gt;/&lt;Chartwe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ord_Randolph_Churchill&gt;/&lt;livesIn&gt;/&lt;10_Downing_Street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Smythe&gt;/&lt;livesIn&gt;/&lt;Pine_Valley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Parke_Custis&gt;/&lt;livesIn&gt;/&lt;Virgi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J._Daley&gt;/&lt;livesIn&gt;/&lt;Chica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J._Daley&gt;/&lt;livesIn&gt;/&lt;Illinoi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Grylls&gt;/&lt;livesIn&gt;/&lt;North_Wal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Martin_(All_My_Children)&gt;/&lt;livesIn&gt;/&lt;Pine_Valley,_Pennsylvania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John_von_Neumann&gt;/&lt;livesIn&gt;/&lt;Michig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hawn_Brady&gt;/&lt;livesIn&gt;/&lt;Salem_(Days_of_our_Lives)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Shawn_Brady&gt;/&lt;livesIn&gt;/&lt;Washington,_D.C.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Theroux&gt;/&lt;livesIn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Theroux&gt;/&lt;livesIn&gt;/&lt;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Briers&gt;/&lt;livesIn&gt;/&lt;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Briers&gt;/&lt;livesIn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illed_in_action&gt;/&lt;livesIn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die_Horton&gt;/&lt;livesIn&gt;/&lt;Salem_(Days_of_our_Lives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ylan_Timmins&gt;/&lt;livesIn&gt;/&lt;Port_Douglas,_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pencer,_8th_Earl_Spencer&gt;/&lt;livesIn&gt;/&lt;Lincolnsh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sabella_BraÃ±a_Williams&gt;/&lt;livesIn&gt;/&lt;Genoa_City_(fictional_cit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eputy_Lieutenant&gt;/&lt;livesIn&gt;/&lt;Crickhowel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en_Li-an&gt;/&lt;livesIn&gt;/&lt;Hong_Kon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Jacob_Astor_IV&gt;/&lt;livesIn&gt;/&lt;New_York_Cit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Hayward&gt;/&lt;livesIn&gt;/&lt;Pine_Valley,_Pennsylv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_Dunham&gt;/&lt;livesIn&gt;/&lt;Chicag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_Dunham&gt;/&lt;livesIn&gt;/&lt;White_Hous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Baldwin_(Coronation_Street)&gt;/&lt;livesIn&gt;/&lt;Doncaste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Baldwin_(Coronation_Street)&gt;/&lt;livesIn&gt;/&lt;Portsmouth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Webber&gt;/&lt;livesIn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._Rockefeller,_Jr.&gt;/&lt;livesIn&gt;/&lt;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yler_MacDuff&gt;/&lt;livesIn&gt;/&lt;Reno,_Nev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yler_MacDuff&gt;/&lt;livesIn&gt;/&lt;Nev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se_Miguel_Arroyo&gt;/&lt;livesIn&gt;/&lt;Lubao,_Pampang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en_Olin&gt;/&lt;livesIn&gt;/&lt;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Dudley&gt;/&lt;livesIn&gt;/&lt;West_Midlands_(count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Dudley&gt;/&lt;livesIn&gt;/&lt;Warwickshi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.O._Patterson,_Sr.&gt;/&lt;livesIn&gt;/&lt;Memphis,_Tennesse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de_Beauchamp,_9th_Earl_of_Warwick&gt;/&lt;livesIn&gt;/&lt;Warwick_Cast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Einstein&gt;/&lt;livesIn&gt;/&lt;Switzer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Einstein&gt;/&lt;livesIn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el_Nash&gt;/&lt;livesIn&gt;/&lt;Queens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lsie_Tanner&gt;/&lt;livesIn&gt;/&lt;Bristol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Washington&gt;/&lt;livesIn&gt;/&lt;Woodlawn_(plantation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rian_Degenhardt&gt;/&lt;livesIn&gt;/&lt;Bost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melda_Marcos&gt;/&lt;livesIn&gt;/&lt;Ilocos_Nort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rv_Robbins&gt;/&lt;livesIn&gt;/&lt;Santa_Cruz,_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ugenio_Garza_Sada&gt;/&lt;livesIn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Davis_Walker&gt;/&lt;livesIn&gt;/&lt;Sutton_Place,_Manhat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ve_Russell&gt;/&lt;livesIn&gt;/&lt;Louisia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cott_Grainger,_Sr.&gt;/&lt;livesIn&gt;/&lt;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ith_Ewing_Bouvier_Beale&gt;/&lt;livesIn&gt;/&lt;Glen_Cove,_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dith_Ewing_Bouvier_Beale&gt;/&lt;livesIn&gt;/&lt;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Pelosi&gt;/&lt;livesIn&gt;/&lt;San_Francis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es_von_Lahnstein&gt;/&lt;livesIn&gt;/&lt;Cape_Town&gt;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string">
            <text:p>&lt;Nicholas_Newman&gt;/&lt;livesIn&gt;/&lt;Genoa_City,_Wiscons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Fisher&gt;/&lt;livesIn&gt;/&lt;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enjamin_Guinness&gt;/&lt;livesIn&gt;/&lt;Putne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Evans,_Sr.&gt;/&lt;livesIn&gt;/&lt;US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ugh_E._Rodham&gt;/&lt;livesIn&gt;/&lt;Chappaqua,_New_Yo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iz_Ahmed_Faiz&gt;/&lt;livesIn&gt;/&lt;Lahor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int_Buchanan&gt;/&lt;livesIn&gt;/&lt;Lond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int_Buchanan&gt;/&lt;livesIn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unice_Kennedy_Shriver&gt;/&lt;livesIn&gt;/&lt;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homson_Mason_(17591820)&gt;/&lt;livesIn&gt;/&lt;Colros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homson_Mason_(17591820)&gt;/&lt;livesIn&gt;/&lt;Leesburg,_Virgi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leanor_Calvert&gt;/&lt;livesIn&gt;/&lt;Woodlawn_(plantation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s_von_Graben&gt;/&lt;livesIn&gt;/&lt;Heinfel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Belcourt&gt;/&lt;livesIn&gt;/&lt;Ontario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Dalton_McGuinty,_Sr.&gt;/&lt;livesIn&gt;/&lt;Ottaw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ja_Brandner&gt;/&lt;livesIn&gt;/&lt;DÃ¼sseldorf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atja_Brandner&gt;/&lt;livesIn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ao_Takasugi&gt;/&lt;livesIn&gt;/&lt;Rancho_Palos_Verdes,_Califor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indy_Boggs&gt;/&lt;livesIn&gt;/&lt;Bethesda,_Mary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I._Borst&gt;/&lt;livesIn&gt;/&lt;Luray,_Virgi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H._W._Bush&gt;/&lt;livesIn&gt;/&lt;Dall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H._W._Bush&gt;/&lt;livesIn&gt;/&lt;Preston_Hollow,_Dallas,_Texa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H._W._Bush&gt;/&lt;livesIn&gt;/&lt;Crawford,_Texas&gt;</text:p>
          </table:table-cell>
        </table:table-row>
        <table:table-row table:style-name="ro1">
          <table:table-cell office:value-type="string">
            <text:p>?s29 <text:s/>&lt;isMarriedTo&gt; <text:s/>?o90 <text:s/>?o90 <text:s/>&lt;isCitizenOf&gt; <text:s/>?o29 <text:s text:c="2"/>=&gt; ?s29 <text:s/>&lt;isCitizenOf&gt; <text:s/>?o29 <text:s/>Support: 1.1056114031059176E-4 Confidence: 0.30409356725146197 Improved confidence: 0.8387096774193549 Head coverage: 0.0035689773507206588 Predictiveness: 0.6374269005847953 Improved Predictiveness: 0.5346161101678929 Std. Improved Predictiveness: 0.19383742006087343 Cardinality: 52 Counting on variable: ?s29 Body size: 171</text:p>
          </table:table-cell>
          <table:table-cell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_von_Trapp&gt;/&lt;isCitizenOf&gt;/&lt;Aust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erdinand_Marcos&gt;/&lt;isCitizenOf&gt;/&lt;Philippine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Vilma_Santos&gt;/&lt;isCitizenOf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colas_Sarkozy&gt;/&lt;isCitizenOf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idget_Prentice&gt;/&lt;isCitizenOf&gt;/&lt;Scot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mantha_Camero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ac_Goldsmith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swald_Mosley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swald_Mosley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Goffey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Ã©naÃ¯de_Laetitia_Julie_Bonaparte&gt;/&lt;isCitizenOf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ne_Asher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rriet_Harma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leva_Mari&gt;/&lt;isCitizenOf&gt;/&lt;Kingdom_of_WÃ¼rttembe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_Carson&gt;/&lt;isCitizenOf&gt;/&lt;Republic_of_Ire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gella_Lawso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Dodd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ni_Mercado&gt;/&lt;isCitizenOf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Niles_Crane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Byro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erood_Jugnauth&gt;/&lt;isCitizenOf&gt;/&lt;Mauritiu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aichi_Yamazaki&gt;/&lt;isCitizenOf&gt;/&lt;Jap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ylan_Thoma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na_de_Venecia&gt;/&lt;isCitizenOf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line_Beer&gt;/&lt;isCitizenOf&gt;/&lt;Norwa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ustin_Power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etyana_Kardynalovska&gt;/&lt;isCitizenOf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impy_Mahajan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irgit_Tengroth&gt;/&lt;isCitizenOf&gt;/&lt;Denma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dy_Dorothy_Macmilla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olina_Zhemchuzhina&gt;/&lt;isCitizenOf&gt;/&lt;Soviet_Unio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am_Babangida&gt;/&lt;isCitizenOf&gt;/&lt;Nige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rjana_Markovi&gt;/&lt;isCitizenOf&gt;/&lt;Ser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residency_of_Corazon_Aquino&gt;/&lt;isCitizenOf&gt;/&lt;Philippines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Ranil_Wickremasinghe&gt;/&lt;isCitizenOf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lle_Virkner&gt;/&lt;isCitizenOf&gt;/&lt;Denmark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ry_Cellan-Jone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Werner_Herzog&gt;/&lt;isCitizenOf&gt;/&lt;Rus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andra_Roelofs&gt;/&lt;isCitizenOf&gt;/&lt;Georgia_(country)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livia_Chow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halifa_bin_Zayed_Al_Nahyan&gt;/&lt;isCitizenOf&gt;/&lt;United_Arab_Emirat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lastair_Dunnett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y_Ondra&gt;/&lt;isCitizenOf&gt;/&lt;Germany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Denise_Eisenberg_Rich&gt;/&lt;isCitizenOf&gt;/&lt;Sp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Ann_Gilbert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mran_Kha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sther_CaÃ±adas&gt;/&lt;isCitizenOf&gt;/&lt;Spai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Xanana_GusmÃ£o&gt;/&lt;isCitizenOf&gt;/&lt;East_Timor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er_Soames,_Baron_Soames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r_Cosmo_Duff-Gordon,_5th_Baronet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Jomo_Kenyatta&gt;/&lt;isCitizenOf&gt;/&lt;Keny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ans-Wilhelm_Koepcke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lare_Mountbatten,_Marchioness_of_Milford_Have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Zhou_Enlai&gt;/&lt;isCitizenOf&gt;/&lt;People's_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Fanny_Holland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hohreh_Aghdashloo&gt;/&lt;isCitizenOf&gt;/&lt;Ir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amela_Stephenson&gt;/&lt;isCitizenOf&gt;/&lt;Scot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ni_Mathur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omÃ¡s_Guardia_GutiÃ©rrez&gt;/&lt;isCitizenOf&gt;/&lt;Costa_Ric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bby_Lockhart&gt;/&lt;isCitizenOf&gt;/&lt;Croat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n_Yat-sen&gt;/&lt;isCitizenOf&gt;/&lt;People's_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riana_Lima&gt;/&lt;isCitizenOf&gt;/&lt;Serb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ernhard_FÃ¶rster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men_MondragÃ³n&gt;/&lt;isCitizenOf&gt;/&lt;Mexico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aroline_Quenti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orazon_Aquino&gt;/&lt;isCitizenOf&gt;/&lt;Philippines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Lloyd_Johnston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_Barbu&gt;/&lt;isCitizenOf&gt;/&lt;Rom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Ã«lle_Jean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Kostas_Karamanlis&gt;/&lt;isCitizenOf&gt;/&lt;Gree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an_Hislop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_Aranda&gt;/&lt;isCitizenOf&gt;/&lt;Chi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ukesh_Ambani&gt;/&lt;isCitizenOf&gt;/&lt;Ind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et_Smet&gt;/&lt;isCitizenOf&gt;/&lt;Belgiu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ehmina_Durrani&gt;/&lt;isCitizenOf&gt;/&lt;Pa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ine_Hamilton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Gia_Milinovich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amir_Topi&gt;/&lt;isCitizenOf&gt;/&lt;Alban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Weis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Dr._Evil&gt;/&lt;isCitizenOf&gt;/&lt;Germany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afia_Siddiqui&gt;/&lt;isCitizenOf&gt;/&lt;Pa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Bilquis_Edhi&gt;/&lt;isCitizenOf&gt;/&lt;Pakista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HernÃ¡n_LarraÃ­n&gt;/&lt;isCitizenOf&gt;/&lt;Chi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Neville,_16th_Countess_of_Warwick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Gill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Elsa_Einstein&gt;/&lt;isCitizenOf&gt;/&lt;Kingdom_of_WÃ¼rttemberg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afael_Mercado_Aced&gt;/&lt;isCitizenOf&gt;/&lt;Chil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Tseng_Wen-hui&gt;/&lt;isCitizenOf&gt;/&lt;Republic_of_Chin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otte_NapolÃ©one_Bonaparte&gt;/&lt;isCitizenOf&gt;/&lt;Franc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Jenkin&gt;/&lt;isCitizenOf&gt;/&lt;Bulgar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Ilham_Aliyev&gt;/&lt;isCitizenOf&gt;/&lt;Azerbaijan&gt;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&lt;Sudarshani_Fernandopulle&gt;/&lt;isCitizenOf&gt;/&lt;Sri_Lank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my_Robsart&gt;/&lt;isCitizenOf&gt;/&lt;England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Ashley&gt;/&lt;isCitizenOf&gt;/&lt;United_Kingdom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Adrienne_Clarkson&gt;/&lt;isCitizenOf&gt;/&lt;Canad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Pernilla_August&gt;/&lt;isCitizenOf&gt;/&lt;Sweden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ukarno&gt;/&lt;isCitizenOf&gt;/&lt;Indonesia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Siti_Hartinah&gt;/&lt;isCitizenOf&gt;/&lt;Indonesia&gt;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&lt;Yevgenia_Bosch&gt;/&lt;isCitizenOf&gt;/&lt;Ukraine&gt;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&lt;Olga_Knipper&gt;/&lt;isCitizenOf&gt;/&lt;Russia&gt;</text:p>
          </table:table-cell>
        </table:table-row>
        <table:table-row table:style-name="ro1">
          <table:table-cell office:value-type="string">
            <text:p>?o9 <text:s/>&lt;hasCapital&gt; <text:s/>?o82 <text:s/>?s9 <text:s/>&lt;livesIn&gt; <text:s/>?o82 <text:s text:c="2"/>=&gt; ?s9 <text:s/>&lt;livesIn&gt; <text:s/>?o9 <text:s/>Support: 0.0013947713085336192 Confidence: 0.3037037037037037 Improved confidence: 0.3037037037037037 Head coverage: 0.06001829826166514 Predictiveness: 0.0 Improved Predictiveness: 0.0 Std. Improved Predictiveness: 0.0 Cardinality: 656 Counting on variable: ?s9 Body size: 216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11/22/2012</text:date>, <text:time>13:1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8H23M51S</meta:editing-duration>
    <meta:editing-cycles>73</meta:editing-cycles>
    <meta:generator>OpenOffice.org/3.2$Unix OpenOffice.org_project/320m12$Build-9483</meta:generator>
    <dc:date>2012-11-22T13:17:37</dc:date>
    <meta:document-statistic meta:table-count="3" meta:cell-count="11490" meta:object-count="0"/>
    <meta:user-defined meta:name="Info 1"/>
    <meta:user-defined meta:name="Info 2"/>
    <meta:user-defined meta:name="Info 3"/>
    <meta:user-defined meta:name="Info 4"/>
  </office:meta>
</office:document-meta>
</file>